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C80000002DC6FF9B7815263DA9.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Arial Black" svg:font-family="'Arial Black'" style:font-family-generic="swiss"/>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283in"/>
    </style:style>
    <style:style style:name="co2" style:family="table-column">
      <style:table-column-properties fo:break-before="auto" style:column-width="1.7862in"/>
    </style:style>
    <style:style style:name="co3" style:family="table-column">
      <style:table-column-properties fo:break-before="auto" style:column-width="0.7445in"/>
    </style:style>
    <style:style style:name="co4" style:family="table-column">
      <style:table-column-properties fo:break-before="auto" style:column-width="1.0492in"/>
    </style:style>
    <style:style style:name="co5" style:family="table-column">
      <style:table-column-properties fo:break-before="auto" style:column-width="0.9811in"/>
    </style:style>
    <style:style style:name="co6" style:family="table-column">
      <style:table-column-properties fo:break-before="auto" style:column-width="0.948in"/>
    </style:style>
    <style:style style:name="co7" style:family="table-column">
      <style:table-column-properties fo:break-before="auto" style:column-width="0.5075in"/>
    </style:style>
    <style:style style:name="co8" style:family="table-column">
      <style:table-column-properties fo:break-before="auto" style:column-width="0.1437in"/>
    </style:style>
    <style:style style:name="co9" style:family="table-column">
      <style:table-column-properties fo:break-before="auto" style:column-width="0.7362in"/>
    </style:style>
    <style:style style:name="co10" style:family="table-column">
      <style:table-column-properties fo:break-before="auto" style:column-width="7.3638in"/>
    </style:style>
    <style:style style:name="co11" style:family="table-column">
      <style:table-column-properties fo:break-before="auto" style:column-width="0.7618in"/>
    </style:style>
    <style:style style:name="ro1" style:family="table-row">
      <style:table-row-properties style:row-height="1.25in" fo:break-before="auto" style:use-optimal-row-height="false"/>
    </style:style>
    <style:style style:name="ro2" style:family="table-row">
      <style:table-row-properties style:row-height="0.4165in" fo:break-before="auto" style:use-optimal-row-height="false"/>
    </style:style>
    <style:style style:name="ro3" style:family="table-row">
      <style:table-row-properties style:row-height="0.2083in" fo:break-before="auto" style:use-optimal-row-height="false"/>
    </style:style>
    <style:style style:name="ro4" style:family="table-row">
      <style:table-row-properties style:row-height="0.5563in" fo:break-before="auto" style:use-optimal-row-height="false"/>
    </style:style>
    <style:style style:name="ro5" style:family="table-row">
      <style:table-row-properties style:row-height="0.178in" fo:break-before="auto" style:use-optimal-row-height="false"/>
    </style:style>
    <style:style style:name="ro6" style:family="table-row">
      <style:table-row-properties style:row-height="0.6457in" fo:break-before="auto" style:use-optimal-row-height="false"/>
    </style:style>
    <style:style style:name="ro7" style:family="table-row">
      <style:table-row-properties style:row-height="0.2083in" fo:break-before="auto" style:use-optimal-row-height="true"/>
    </style:style>
    <style:style style:name="ro8" style:family="table-row">
      <style:table-row-properties style:row-height="0.3752in" fo:break-before="auto" style:use-optimal-row-height="false"/>
    </style:style>
    <style:style style:name="ro9" style:family="table-row">
      <style:table-row-properties style:row-height="0.3398in" fo:break-before="auto" style:use-optimal-row-height="true"/>
    </style:style>
    <style:style style:name="ro10" style:family="table-row">
      <style:table-row-properties style:row-height="1.0311in" fo:break-before="auto" style:use-optimal-row-height="false"/>
    </style:style>
    <style:style style:name="ro11" style:family="table-row">
      <style:table-row-properties style:row-height="0.3646in" fo:break-before="auto" style:use-optimal-row-height="false"/>
    </style:style>
    <style:style style:name="ro12" style:family="table-row">
      <style:table-row-properties style:row-height="2.848in" fo:break-before="auto" style:use-optimal-row-height="false"/>
    </style:style>
    <style:style style:name="ro13" style:family="table-row">
      <style:table-row-properties style:row-height="0.7252in" fo:break-before="auto" style:use-optimal-row-height="true"/>
    </style:style>
    <style:style style:name="ro14" style:family="table-row">
      <style:table-row-properties style:row-height="0.3898in" fo:break-before="auto" style:use-optimal-row-height="false"/>
    </style:style>
    <style:style style:name="ro15" style:family="table-row">
      <style:table-row-properties style:row-height="0.3728in" fo:break-before="auto" style:use-optimal-row-height="true"/>
    </style:style>
    <style:style style:name="ro16" style:family="table-row">
      <style:table-row-properties style:row-height="1.0417in" fo:break-before="auto" style:use-optimal-row-height="false"/>
    </style:style>
    <style:style style:name="ro17" style:family="table-row">
      <style:table-row-properties style:row-height="0.9016in" fo:break-before="auto" style:use-optimal-row-height="true"/>
    </style:style>
    <style:style style:name="ro18" style:family="table-row">
      <style:table-row-properties style:row-height="0.178in" fo:break-before="auto" style:use-optimal-row-height="true"/>
    </style:style>
    <style:style style:name="ta1" style:family="table" style:master-page-name="PageStyle_5f_Project_20_schedule">
      <style:table-properties table:display="true" style:writing-mode="lr-tb"/>
    </style:style>
    <style:style style:name="ta2" style:family="table" style:master-page-name="PageStyle_5f_About">
      <style:table-properties table:display="true" style:writing-mode="lr-tb"/>
    </style:style>
    <number:date-style style:name="N75" number:automatic-order="true">
      <number:month number:textual="true"/>
      <number:text> </number:text>
      <number:day/>
      <number:text>, </number:text>
      <number:year number:style="long"/>
    </number:date-style>
    <style:style style:name="ce1" style:family="table-cell" style:parent-style-name="zHiddenTex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2" style:family="table-cell" style:parent-style-name="zHiddenText">
      <style:table-cell-properties style:rotation-align="none"/>
    </style:style>
    <style:style style:name="ce3" style:family="table-cell" style:parent-style-name="zHiddenTex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4"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1363df" style:text-outline="false" style:text-line-through-style="none" style:text-line-through-type="none" style:font-name="Arial Black" fo:font-size="40pt" fo:font-style="normal" fo:text-shadow="none" style:text-underline-style="none" fo:font-weight="bold" style:font-size-asian="40pt" style:font-style-asian="normal" style:font-weight-asian="bold" style:font-name-complex="Arial Black" style:font-size-complex="40pt" style:font-style-complex="normal" style:font-weight-complex="bold"/>
    </style:style>
    <style:style style:name="ce5" style:family="table-cell" style:parent-style-name="Excel_20_Built-in_20_Heading_20_1"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2252in" style:writing-mode="page"/>
      <style:text-properties fo:color="#1363d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2252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2252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74pt solid #7f7f7f" fo:background-color="#f2f2f2" style:diagonal-bl-tr="none" style:diagonal-tl-br="none" style:text-align-source="fix" style:repeat-content="false" fo:wrap-option="no-wrap" fo:border-left="none" style:direction="ltr" fo:border-right="none" style:rotation-angle="0" style:rotation-align="none" style:shrink-to-fit="false" fo:border-top="0.74pt solid #7f7f7f" style:vertical-align="middle" loext:vertical-justify="auto"/>
      <style:paragraph-properties fo:text-align="start" css3t:text-justify="auto" fo:margin-left="0.2252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order-bottom="0.74pt solid #7f7f7f"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2252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ackground-color="#c1a9fc" style:text-align-source="fix" style:repeat-content="false" fo:wrap-option="wrap" style:direction="ltr" style:rotation-angle="0" style:rotation-align="none" style:shrink-to-fit="false" style:vertical-align="middle" loext:vertical-justify="auto"/>
      <style:paragraph-properties fo:text-align="start" css3t:text-justify="auto" fo:margin-left="0.2252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 style:family="table-cell" style:parent-style-name="Task">
      <style:table-cell-properties fo:border-bottom="0.74pt solid #c1a9fc" fo:background-color="#e0d4fd"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45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ff89e4" style:text-align-source="fix" style:repeat-content="false" fo:wrap-option="wrap" style:direction="ltr" style:rotation-angle="0" style:rotation-align="none" style:shrink-to-fit="false" style:vertical-align="middle" loext:vertical-justify="auto"/>
      <style:paragraph-properties fo:text-align="start" css3t:text-justify="auto" fo:margin-left="0.2252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 style:family="table-cell" style:parent-style-name="Task">
      <style:table-cell-properties fo:border-bottom="0.74pt solid #ff89e4" fo:background-color="#ffc4f1" style:diagonal-bl-tr="none" style:diagonal-tl-br="none" style:text-align-source="fix" style:repeat-content="false" fo:wrap-option="wrap" fo:border-left="none" style:direction="ltr" fo:border-right="none" style:rotation-angle="0" style:rotation-align="none" style:shrink-to-fit="false" fo:border-top="0.74pt solid #ff89e4" style:vertical-align="middle" loext:vertical-justify="auto"/>
      <style:paragraph-properties fo:text-align="start" css3t:text-justify="auto" fo:margin-left="0.45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cbead7" style:text-align-source="fix" style:repeat-content="false" fo:wrap-option="wrap" style:direction="ltr" style:rotation-angle="0" style:rotation-align="none" style:shrink-to-fit="false" style:vertical-align="middle" loext:vertical-justify="auto"/>
      <style:paragraph-properties fo:text-align="start" css3t:text-justify="auto" fo:margin-left="0.2252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 style:family="table-cell" style:parent-style-name="Task">
      <style:table-cell-properties fo:border-bottom="0.74pt solid #cbead7" fo:background-color="#e5f4eb" style:diagonal-bl-tr="none" style:diagonal-tl-br="none" style:text-align-source="fix" style:repeat-content="false" fo:wrap-option="wrap" fo:border-left="none" style:direction="ltr" fo:border-right="none" style:rotation-angle="0" style:rotation-align="none" style:shrink-to-fit="false" fo:border-top="0.74pt solid #cbead7" style:vertical-align="middle" loext:vertical-justify="auto"/>
      <style:paragraph-properties fo:text-align="start" css3t:text-justify="auto" fo:margin-left="0.45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ackground-color="#fff3a9" style:text-align-source="fix" style:repeat-content="false" fo:wrap-option="wrap" style:direction="ltr" style:rotation-angle="0" style:rotation-align="none" style:shrink-to-fit="false" style:vertical-align="middle" loext:vertical-justify="auto"/>
      <style:paragraph-properties fo:text-align="start" css3t:text-justify="auto" fo:margin-left="0.2252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 style:family="table-cell" style:parent-style-name="Task">
      <style:table-cell-properties fo:border-bottom="0.74pt solid #fff3a9" fo:background-color="#fff9d4" style:diagonal-bl-tr="none" style:diagonal-tl-br="none" style:text-align-source="fix" style:repeat-content="false" fo:wrap-option="wrap" fo:border-left="none" style:direction="ltr" fo:border-right="none" style:rotation-angle="0" style:rotation-align="none" style:shrink-to-fit="false" fo:border-top="0.74pt solid #fff3a9" style:vertical-align="middle" loext:vertical-justify="auto"/>
      <style:paragraph-properties fo:text-align="start" css3t:text-justify="auto" fo:margin-left="0.45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Task">
      <style:table-cell-properties style:diagonal-bl-tr="none" style:diagonal-tl-br="none" fo:background-color="transparent"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ackground-color="#f2f2f2" style:text-align-source="fix" style:repeat-content="false" fo:wrap-option="no-wrap" style:direction="ltr" style:rotation-angle="0" style:rotation-align="none" style:shrink-to-fit="false" style:vertical-align="middle" loext:vertical-justify="auto"/>
      <style:paragraph-properties fo:text-align="start" css3t:text-justify="auto" fo:margin-left="0.2252in"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1" style:family="table-cell" style:parent-style-name="Default">
      <style:table-cell-properties style:rotation-align="none"/>
      <style:text-properties fo:color="#4308d0"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22" style:family="table-cell" style:parent-style-name="Excel_20_Built-in_20_Heading_20_2"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2252in" style:writing-mode="page"/>
      <style:text-properties fo:color="#1363d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0.74pt solid #7f7f7f" fo:background-color="#f2f2f2" style:diagonal-bl-tr="none" style:diagonal-tl-br="none" style:text-align-source="value-type" style:repeat-content="false" fo:wrap-option="no-wrap" fo:border-left="none" style:direction="ltr" fo:border-right="none" style:rotation-angle="0" style:rotation-align="none" style:shrink-to-fit="false" fo:border-top="0.74pt solid #7f7f7f"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fo:border-bottom="0.74pt solid #7f7f7f" fo:background-color="#f2f2f2"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Name">
      <style:table-cell-properties fo:background-color="#c1a9f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Name">
      <style:table-cell-properties fo:border-bottom="0.74pt solid #c1a9fc" fo:background-color="#e0d4fd"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Name">
      <style:table-cell-properties fo:background-color="#ff89e4"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Name">
      <style:table-cell-properties fo:border-bottom="0.74pt solid #ff89e4" fo:background-color="#ffc4f1" style:diagonal-bl-tr="none" style:diagonal-tl-br="none" style:text-align-source="value-type" style:repeat-content="false" fo:wrap-option="no-wrap" fo:border-left="none" style:direction="ltr" fo:border-right="none" style:rotation-angle="0" style:rotation-align="none" style:shrink-to-fit="false" fo:border-top="0.74pt solid #ff89e4"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Name">
      <style:table-cell-properties fo:background-color="#cbead7"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Name">
      <style:table-cell-properties fo:border-bottom="0.74pt solid #cbead7" fo:background-color="#e5f4eb" style:diagonal-bl-tr="none" style:diagonal-tl-br="none" style:text-align-source="value-type" style:repeat-content="false" fo:wrap-option="no-wrap" fo:border-left="none" style:direction="ltr" fo:border-right="none" style:rotation-angle="0" style:rotation-align="none" style:shrink-to-fit="false" fo:border-top="0.74pt solid #cbead7"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Name">
      <style:table-cell-properties fo:background-color="#fff3a9"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Name" style:data-style-name="N0">
      <style:table-cell-properties fo:border-bottom="0.74pt solid #fff3a9" fo:background-color="#fff9d4" style:diagonal-bl-tr="none" style:diagonal-tl-br="none" style:text-align-source="value-type" style:repeat-content="false" fo:wrap-option="no-wrap" fo:border-left="none" style:direction="ltr" fo:border-right="none" style:rotation-angle="0" style:rotation-align="none" style:shrink-to-fit="false" fo:border-top="0.74pt solid #fff3a9"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Name">
      <style:table-cell-properties fo:border-bottom="0.74pt solid #fff3a9" fo:background-color="#fff9d4" style:diagonal-bl-tr="none" style:diagonal-tl-br="none" style:text-align-source="value-type" style:repeat-content="false" fo:wrap-option="no-wrap" fo:border-left="none" style:direction="ltr" fo:border-right="none" style:rotation-angle="0" style:rotation-align="none" style:shrink-to-fit="false" fo:border-top="0.74pt solid #fff3a9"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Name">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ackground-color="#f2f2f2"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7" style:family="table-cell" style:parent-style-name="Default">
      <style:table-cell-properties style:rotation-align="none"/>
      <style:text-properties fo:color="#7f7f7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8"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Excel_20_Built-in_20_Heading_20_3" style:data-style-name="N0">
      <style:table-cell-properties style:cell-protect="protected" style:print-content="true" fo:background-color="transparent" style:rotation-align="none"/>
    </style:style>
    <style:style style:name="ce41" style:family="table-cell" style:parent-style-name="Default">
      <style:table-cell-properties fo:border-bottom="0.74pt solid #7f7f7f" fo:background-color="#f2f2f2" style:diagonal-bl-tr="none" style:diagonal-tl-br="none" style:text-align-source="fix" style:repeat-content="false" fo:wrap-option="no-wrap" fo:border-left="none" style:direction="ltr" fo:border-right="none" style:rotation-angle="0" style:rotation-align="none" style:shrink-to-fit="false" fo:border-top="0.74pt solid #7f7f7f"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Excel_20_Built-in_20_Percent">
      <style:table-cell-properties fo:background-color="#c1a9fc"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Excel_20_Built-in_20_Percent">
      <style:table-cell-properties fo:border-bottom="0.74pt solid #c1a9fc" fo:background-color="#e0d4f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Excel_20_Built-in_20_Percent">
      <style:table-cell-properties fo:background-color="#ff89e4"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Excel_20_Built-in_20_Percent">
      <style:table-cell-properties fo:border-bottom="0.74pt solid #ff89e4" fo:background-color="#ffc4f1"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ff89e4"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Excel_20_Built-in_20_Percent">
      <style:table-cell-properties fo:background-color="#cbead7"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Excel_20_Built-in_20_Percent">
      <style:table-cell-properties fo:border-bottom="0.74pt solid #cbead7" fo:background-color="#e5f4e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cbead7"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Excel_20_Built-in_20_Percent">
      <style:table-cell-properties fo:background-color="#fff3a9"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Excel_20_Built-in_20_Percent">
      <style:table-cell-properties fo:border-bottom="0.74pt solid #fff3a9" fo:background-color="#fff9d4"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fff3a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Excel_20_Built-in_20_Percen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Excel_20_Built-in_20_Percent">
      <style:table-cell-properties fo:background-color="#f2f2f2"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2252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data-style-name="N10108">
      <style:table-cell-properties fo:background-color="#c1a9fc"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ate" style:data-style-name="N10108">
      <style:table-cell-properties fo:border-bottom="0.74pt solid #c1a9fc" fo:background-color="#e0d4fd" style:diagonal-bl-tr="none" style:diagonal-tl-br="none" fo:border-left="none"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data-style-name="N10108">
      <style:table-cell-properties fo:background-color="#ff89e4"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ate" style:data-style-name="N10108">
      <style:table-cell-properties fo:border-bottom="0.74pt solid #ff89e4" fo:background-color="#ffc4f1" style:diagonal-bl-tr="none" style:diagonal-tl-br="none" fo:border-left="none" fo:border-right="none" style:rotation-align="none" fo:border-top="0.74pt solid #ff89e4"/>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data-style-name="N10108">
      <style:table-cell-properties fo:background-color="#cbead7"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ate" style:data-style-name="N10108">
      <style:table-cell-properties fo:border-bottom="0.74pt solid #cbead7" fo:background-color="#e5f4eb" style:diagonal-bl-tr="none" style:diagonal-tl-br="none" fo:border-left="none" fo:border-right="none" style:rotation-align="none" fo:border-top="0.74pt solid #cbead7"/>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data-style-name="N10108">
      <style:table-cell-properties fo:background-color="#fff3a9"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ate" style:data-style-name="N10108">
      <style:table-cell-properties fo:border-bottom="0.74pt solid #fff3a9" fo:background-color="#fff9d4" style:diagonal-bl-tr="none" style:diagonal-tl-br="none" fo:border-left="none" fo:border-right="none" style:rotation-align="none" fo:border-top="0.74pt solid #fff3a9"/>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ate" style:data-style-name="N10108">
      <style:table-cell-properties style:diagonal-bl-tr="none" style:diagonal-tl-br="none" fo:background-color="transparent"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125">
      <style:table-cell-properties fo:background-color="#f2f2f2"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6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data-style-name="N10108">
      <style:table-cell-properties fo:background-color="#c1a9fc"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data-style-name="N10108">
      <style:table-cell-properties fo:background-color="#ff89e4"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data-style-name="N10108">
      <style:table-cell-properties fo:background-color="#cbead7"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data-style-name="N10108">
      <style:table-cell-properties fo:background-color="#fff3a9"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data-style-name="N125">
      <style:table-cell-properties fo:background-color="#f2f2f2"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in" style:writing-mode="page"/>
    </style:style>
    <style:style style:name="ce76"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Excel_20_Built-in_20_Heading_20_3" style:data-style-name="N0">
      <style:table-cell-properties style:cell-protect="protected" style:print-content="tru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1363d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9" style:family="table-cell" style:parent-style-name="Default" style:data-style-name="N75">
      <style:table-cell-properties fo:border-bottom="0.74pt solid #7f7f7f" fo:background-color="#f2f2f2" style:diagonal-bl-tr="none" style:diagonal-tl-br="none" style:text-align-source="fix" style:repeat-content="false" fo:wrap-option="wrap" fo:border-left="none" style:direction="ltr" fo:border-right="0.74pt solid #7f7f7f" style:rotation-angle="0" style:rotation-align="none" style:shrink-to-fit="false" fo:border-top="0.74pt solid #7f7f7f"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AND(TODAY()&gt;=[.I$5]; TODAY()&lt;[.J$5]))" style:apply-style-name="ConditionalStyle_5f_1" style:base-cell-address="'Project schedule'.I4"/>
    </style:style>
    <style:style style:name="ce80" style:family="table-cell" style:parent-style-name="Default" style:data-style-name="N162">
      <style:table-cell-properties fo:border-bottom="0.74pt solid #7f7f7f" fo:background-color="#d9d9d9" style:diagonal-bl-tr="none" style:diagonal-tl-br="none" style:text-align-source="fix" style:repeat-content="false" fo:wrap-option="no-wrap" fo:border-left="none" style:direction="ltr" fo:border-right="none" style:rotation-angle="0" style:rotation-align="none" style:shrink-to-fit="false" fo:border-top="0.74pt solid #7f7f7f"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is-true-formula(AND(TODAY()&gt;=[.I$5]; TODAY()&lt;[.J$5]))" style:apply-style-name="ConditionalStyle_5f_1" style:base-cell-address="'Project schedule'.I4"/>
    </style:style>
    <style:style style:name="ce81" style:family="table-cell" style:parent-style-name="Default">
      <style:table-cell-properties fo:border-bottom="none" style:diagonal-bl-tr="none" style:diagonal-tl-br="none" style:text-align-source="value-type" style:repeat-content="false" fo:wrap-option="no-wrap" fo:border-left="0.74pt solid #d9d9d9" style:direction="ltr" fo:border-right="0.74pt solid #d9d9d9"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AND(TODAY()&gt;=[.I$5]; TODAY()&lt;[.J$5]))" style:apply-style-name="ConditionalStyle_5f_1" style:base-cell-address="'Project schedule'.I4"/>
    </style:style>
    <style:style style:name="ce82"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f2f2f2"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AND(TODAY()&gt;=[.I$5]; TODAY()&lt;[.J$5]))" style:apply-style-name="ConditionalStyle_5f_1" style:base-cell-address="'Project schedule'.I4"/>
    </style:style>
    <style:style style:name="ce83" style:family="table-cell" style:parent-style-name="Default">
      <style:table-cell-properties style:diagonal-bl-tr="none" style:diagonal-tl-br="none" style:text-align-source="value-type" style:repeat-content="false" fo:wrap-option="no-wrap" fo:border="0.74pt solid #f2f2f2"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AND(task_start&lt;=[.I$5];ROUNDDOWN((task_end-task_start+1)*task_progress;0)+task_start-1&gt;=[.I$5]))" style:apply-style-name="ConditionalStyle_5f_9" style:base-cell-address="'Project schedule'.I9"/>
      <style:map style:condition="is-true-formula(AND(task_end&gt;=[.I$5];task_start&lt;[.J$5]))" style:apply-style-name="ConditionalStyle_5f_8" style:base-cell-address="'Project schedule'.I9"/>
    </style:style>
    <style:style style:name="ce8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AND(TODAY()&gt;=[.I$5]; TODAY()&lt;[.J$5]))" style:apply-style-name="ConditionalStyle_5f_1" style:base-cell-address="'Project schedule'.I4"/>
    </style:style>
    <style:style style:name="ce85" style:family="table-cell" style:parent-style-name="Default">
      <style:table-cell-properties style:diagonal-bl-tr="none" style:diagonal-tl-br="none" style:text-align-source="value-type" style:repeat-content="false" fo:wrap-option="no-wrap" fo:border="0.74pt solid #f2f2f2"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AND(task_start&lt;=[.I$5];ROUNDDOWN((task_end-task_start+1)*task_progress;0)+task_start-1&gt;=[.I$5]))" style:apply-style-name="ConditionalStyle_5f_7" style:base-cell-address="'Project schedule'.I11"/>
      <style:map style:condition="is-true-formula(AND(task_end&gt;=[.I$5];task_start&lt;[.J$5]))" style:apply-style-name="ConditionalStyle_5f_6" style:base-cell-address="'Project schedule'.I11"/>
    </style:style>
    <style:style style:name="ce86" style:family="table-cell" style:parent-style-name="Default">
      <style:table-cell-properties fo:border-bottom="0.74pt solid #f2f2f2"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AND(TODAY()&gt;=[.I$5]; TODAY()&lt;[.J$5]))" style:apply-style-name="ConditionalStyle_5f_1" style:base-cell-address="'Project schedule'.I4"/>
    </style:style>
    <style:style style:name="ce87" style:family="table-cell" style:parent-style-name="Default">
      <style:table-cell-properties style:diagonal-bl-tr="none" style:diagonal-tl-br="none" style:text-align-source="value-type" style:repeat-content="false" fo:wrap-option="no-wrap" fo:border="0.74pt solid #f2f2f2"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AND(task_start&lt;=[.I$5];ROUNDDOWN((task_end-task_start+1)*task_progress;0)+task_start-1&gt;=[.I$5]))" style:apply-style-name="ConditionalStyle_5f_5" style:base-cell-address="'Project schedule'.I15"/>
      <style:map style:condition="is-true-formula(AND(task_end&gt;=[.I$5];task_start&lt;[.J$5]))" style:apply-style-name="ConditionalStyle_5f_4" style:base-cell-address="'Project schedule'.I15"/>
    </style:style>
    <style:style style:name="ce88" style:family="table-cell" style:parent-style-name="Default">
      <style:table-cell-properties fo:border-bottom="0.74pt solid #f2f2f2" style:diagonal-bl-tr="none" style:diagonal-tl-br="none" style:text-align-source="value-type" style:repeat-content="false" fo:wrap-option="no-wrap" fo:border-left="none" style:direction="ltr" fo:border-right="none" style:rotation-angle="0" style:rotation-align="none" style:shrink-to-fit="false" fo:border-top="0.74pt solid #f2f2f2"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AND(TODAY()&gt;=[.I$5]; TODAY()&lt;[.J$5]))" style:apply-style-name="ConditionalStyle_5f_1" style:base-cell-address="'Project schedule'.I4"/>
    </style:style>
    <style:style style:name="ce89" style:family="table-cell" style:parent-style-name="Default">
      <style:table-cell-properties style:diagonal-bl-tr="none" style:diagonal-tl-br="none" style:text-align-source="value-type" style:repeat-content="false" fo:wrap-option="no-wrap" fo:border="0.74pt solid #f2f2f2"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AND(task_start&lt;=[.I$5];ROUNDDOWN((task_end-task_start+1)*task_progress;0)+task_start-1&gt;=[.I$5]))" style:apply-style-name="ConditionalStyle_5f_3" style:base-cell-address="'Project schedule'.I17"/>
      <style:map style:condition="is-true-formula(AND(task_end&gt;=[.I$5];task_start&lt;[.J$5]))" style:apply-style-name="ConditionalStyle_5f_2" style:base-cell-address="'Project schedule'.I17"/>
    </style:style>
    <style:style style:name="ce90"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f2f2f2"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table-cell-properties fo:background-color="#f2f2f2"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3" style:family="table-cell" style:parent-style-name="Default" style:data-style-name="N75">
      <style:table-cell-properties fo:background-color="#f2f2f2" style:diagonal-bl-tr="none" style:diagonal-tl-br="none" style:text-align-source="fix" style:repeat-content="false" fo:wrap-option="wrap" fo:border="0.74pt solid #7f7f7f"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AND(TODAY()&gt;=[.I$5]; TODAY()&lt;[.J$5]))" style:apply-style-name="ConditionalStyle_5f_1" style:base-cell-address="'Project schedule'.I4"/>
    </style:style>
    <style:style style:name="ce94" style:family="table-cell" style:parent-style-name="Default">
      <style:table-cell-properties fo:border-bottom="none" fo:background-color="#f2f2f2" style:diagonal-bl-tr="none" style:diagonal-tl-br="none" style:text-align-source="fix" style:repeat-content="false" fo:wrap-option="no-wrap" fo:border-left="0.74pt solid #7f7f7f" style:direction="ltr" fo:border-right="0.74pt solid #7f7f7f" style:rotation-angle="0" style:rotation-align="none" style:shrink-to-fit="true" fo:border-top="0.74pt solid #7f7f7f"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is-true-formula(AND(TODAY()&gt;=[.I$5]; TODAY()&lt;[.J$5]))" style:apply-style-name="ConditionalStyle_5f_1" style:base-cell-address="'Project schedule'.I4"/>
    </style:style>
    <style:style style:name="ce95" style:family="table-cell" style:parent-style-name="Default" style:data-style-name="N162">
      <style:table-cell-properties fo:border-bottom="0.74pt solid #7f7f7f" fo:background-color="#d9d9d9" style:diagonal-bl-tr="none" style:diagonal-tl-br="none" style:text-align-source="fix" style:repeat-content="false" fo:wrap-option="no-wrap" fo:border-left="none" style:direction="ltr" fo:border-right="0.74pt solid #7f7f7f" style:rotation-angle="0" style:rotation-align="none" style:shrink-to-fit="false" fo:border-top="0.74pt solid #7f7f7f"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is-true-formula(AND(TODAY()&gt;=[.I$5]; TODAY()&lt;[.J$5]))" style:apply-style-name="ConditionalStyle_5f_1" style:base-cell-address="'Project schedule'.I4"/>
    </style:style>
    <style:style style:name="ce96"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7" style:family="table-cell" style:parent-style-name="Default" style:data-style-name="N75">
      <style:table-cell-properties fo:background-color="#f2f2f2" style:diagonal-bl-tr="none" style:diagonal-tl-br="none" style:text-align-source="fix" style:repeat-content="false" fo:wrap-option="wrap" fo:border="0.74pt solid #7f7f7f"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AND(TODAY()&gt;=[.I$5]; TODAY()&lt;[.J$5]))" style:apply-style-name="ConditionalStyle_5f_1" style:base-cell-address="'Project schedule'.I4"/>
    </style:style>
    <style:style style:name="ce98" style:family="table-cell" style:parent-style-name="Default" style:data-style-name="N162">
      <style:table-cell-properties fo:border-bottom="0.74pt solid #7f7f7f" fo:background-color="#d9d9d9" style:diagonal-bl-tr="none" style:diagonal-tl-br="none" style:text-align-source="fix" style:repeat-content="false" fo:wrap-option="no-wrap" fo:border-left="0.74pt solid #7f7f7f" style:direction="ltr" fo:border-right="none" style:rotation-angle="0" style:rotation-align="none" style:shrink-to-fit="false" fo:border-top="0.74pt solid #7f7f7f"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is-true-formula(AND(TODAY()&gt;=[.I$5]; TODAY()&lt;[.J$5]))" style:apply-style-name="ConditionalStyle_5f_1" style:base-cell-address="'Project schedule'.I4"/>
    </style:style>
    <style:style style:name="ce99" style:family="table-cell" style:parent-style-name="Project_20_Start" style:data-style-name="N10108">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1363df" style:text-outline="false" style:text-line-through-style="none" style:text-line-through-type="none" style:font-name="Arial Black" fo:font-size="12pt" fo:font-style="normal" fo:text-shadow="none" style:text-underline-style="none" fo:font-weight="bold" style:font-size-asian="12pt" style:font-style-asian="normal" style:font-weight-asian="bold" style:font-name-complex="Arial Black" style:font-size-complex="12pt" style:font-style-complex="normal" style:font-weight-complex="bold"/>
    </style:style>
    <style:style style:name="ce10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1363df" style:text-outline="false" style:text-line-through-style="none" style:text-line-through-type="none" style:font-name="Arial Black" fo:font-size="12pt" fo:font-style="normal" fo:text-shadow="none" style:text-underline-style="none" fo:font-weight="bold" style:font-size-asian="12pt" style:font-style-asian="normal" style:font-weight-asian="bold" style:font-name-complex="Arial Black" style:font-size-complex="12pt" style:font-style-complex="normal" style:font-weight-complex="bold"/>
    </style:style>
    <style:style style:name="ce101" style:family="table-cell" style:parent-style-name="Default" style:data-style-name="N10108">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Black" fo:font-size="12pt" fo:font-style="normal" fo:text-shadow="none" style:text-underline-style="none" fo:font-weight="normal" style:font-size-asian="12pt" style:font-style-asian="normal" style:font-weight-asian="normal" style:font-name-complex="Arial Black" style:font-size-complex="12pt" style:font-style-complex="normal" style:font-weight-complex="normal"/>
    </style:style>
    <style:style style:name="ce102" style:family="table-cell" style:parent-style-name="Default">
      <style:table-cell-properties style:rotation-align="none"/>
      <style:text-properties fo:color="#000000" style:text-outline="false" style:text-line-through-style="none" style:text-line-through-type="none" style:font-name="Arial Black" fo:font-size="12pt" fo:font-style="normal" fo:text-shadow="none" style:text-underline-style="none" fo:font-weight="normal" style:font-size-asian="12pt" style:font-style-asian="normal" style:font-weight-asian="normal" style:font-name-complex="Arial Black" style:font-size-complex="12pt" style:font-style-complex="normal" style:font-weight-complex="normal"/>
    </style:style>
    <style:style style:name="ce103" style:family="table-cell" style:parent-style-name="Default">
      <style:table-cell-properties style:diagonal-bl-tr="none" style:diagonal-tl-br="none" style:text-align-source="fix" style:repeat-content="false" fo:wrap-option="no-wrap" fo:border="0.74pt solid #f2f2f2"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AND(task_start&lt;=[.I$5];ROUNDDOWN((task_end-task_start+1)*task_progress;0)+task_start-1&gt;=[.I$5]))" style:apply-style-name="ConditionalStyle_5f_7" style:base-cell-address="'Project schedule'.I11"/>
      <style:map style:condition="is-true-formula(AND(task_end&gt;=[.I$5];task_start&lt;[.J$5]))" style:apply-style-name="ConditionalStyle_5f_6" style:base-cell-address="'Project schedule'.I11"/>
    </style:style>
    <style:style style:name="ce104" style:family="table-cell" style:parent-style-name="Default" style:data-style-name="N75">
      <style:table-cell-properties fo:border-bottom="0.74pt solid #7f7f7f" fo:background-color="#f2f2f2" style:diagonal-bl-tr="none" style:diagonal-tl-br="none" style:text-align-source="fix" style:repeat-content="false" fo:wrap-option="wrap" fo:border-left="0.74pt solid #7f7f7f" style:direction="ltr" fo:border-right="none" style:rotation-angle="0" style:rotation-align="none" style:shrink-to-fit="false" fo:border-top="0.74pt solid #7f7f7f"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AND(TODAY()&gt;=[.I$5]; TODAY()&lt;[.J$5]))" style:apply-style-name="ConditionalStyle_5f_1" style:base-cell-address="'Project schedule'.I4"/>
    </style:style>
    <style:style style:name="ce105" style:family="table-cell" style:parent-style-name="Default" style:data-style-name="N75">
      <style:table-cell-properties fo:border-bottom="0.74pt solid #7f7f7f" fo:background-color="#f2f2f2" style:diagonal-bl-tr="none" style:diagonal-tl-br="none" style:text-align-source="fix" style:repeat-content="false" fo:wrap-option="wrap" fo:border-left="0.74pt solid #7f7f7f" style:direction="ltr" fo:border-right="none" style:rotation-angle="0" style:rotation-align="none" style:shrink-to-fit="false" fo:border-top="0.74pt solid #7f7f7f"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AND(TODAY()&gt;=[.I$5]; TODAY()&lt;[.J$5]))" style:apply-style-name="ConditionalStyle_5f_1" style:base-cell-address="'Project schedule'.I4"/>
    </style:style>
    <style:style style:name="ce106" style:family="table-cell" style:parent-style-name="Default">
      <style:table-cell-properties fo:border-bottom="none" fo:background-color="#f2f2f2" style:diagonal-bl-tr="none" style:diagonal-tl-br="none" style:text-align-source="fix" style:repeat-content="false" fo:wrap-option="no-wrap" fo:border-left="0.74pt solid #7f7f7f" style:direction="ltr" fo:border-right="none" style:rotation-angle="0" style:rotation-align="none" style:shrink-to-fit="true" fo:border-top="0.74pt solid #7f7f7f"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is-true-formula(AND(TODAY()&gt;=[.I$5]; TODAY()&lt;[.J$5]))" style:apply-style-name="ConditionalStyle_5f_1" style:base-cell-address="'Project schedule'.I4"/>
    </style:style>
    <style:style style:name="ce10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2252in" style:writing-mode="page"/>
      <style:text-properties fo:color="#595959"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2252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2252in" style:writing-mode="page"/>
      <style:text-properties fo:color="#1363d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2252in" style:writing-mode="page"/>
      <style:text-properties fo:color="#1d212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2252in" style:writing-mode="page"/>
    </style:style>
    <style:style style:name="ce114"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2252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2252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595959"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7f7f7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style:rotation-align="none"/>
      <style:text-properties style:use-window-font-color="true" style:text-outline="false" style:text-line-through-style="none" style:text-line-through-type="none" style:font-name="Arial Black" fo:font-size="20pt" fo:font-style="normal" fo:text-shadow="none" style:text-underline-style="none" fo:font-weight="normal" style:font-size-asian="20pt" style:font-style-asian="normal" style:font-weight-asian="normal" style:font-name-complex="Arial Black" style:font-size-complex="20pt" style:font-style-complex="normal" style:font-weight-complex="normal"/>
    </style:style>
    <style:style style:name="ce1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ta_extref" style:family="table">
      <style:table-properties table:display="fals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base-cell-address="About.A1">
          <table:help-message table:display="true">
            <text:p>Create a Project Schedule in this worksheet.</text:p>
            <text:p>Enter title of this project in cell B1. </text:p>
            <text:p>Information on how to use this worksheet, including instructions for screen readers and the author of this workbook, is in the About worksheet.</text:p>
          </table:help-message>
          <table:error-message table:message-type="stop" table:display="true"/>
        </table:content-validation>
        <table:content-validation table:name="val2" table:base-cell-address="About.A2">
          <table:help-message table:display="true">
            <text:p>Enter Company name in cel B2.</text:p>
          </table:help-message>
          <table:error-message table:message-type="stop" table:display="true"/>
        </table:content-validation>
        <table:content-validation table:name="val3" table:base-cell-address="About.A3">
          <table:help-message table:display="true">
            <text:p>Enter the name of the Project Lead in cell C3. Enter the Project Start date in cell Q1. Project Start: label is in cell I1.</text:p>
          </table:help-message>
          <table:error-message table:message-type="stop" table:display="true"/>
        </table:content-validation>
        <table:content-validation table:name="val4" table:base-cell-address="About.A4">
          <table:help-message table:display="true">
            <text:p>The Display week in cell Q2 is the starting week to display in the project schedule in cell I4. The project start date is Week 1. To change the display week, enter a new week number in cell Q2.</text:p>
            <text:p/>
            <text:p>Start date for each week is auto calculated starting in I4.</text:p>
          </table:help-message>
          <table:error-message table:message-type="stop" table:display="true"/>
        </table:content-validation>
        <table:content-validation table:name="val5" table:base-cell-address="About.A5">
          <table:help-message table:display="true">
            <text:p>Cells I5 through BL5 contain the day number for the week represented in the cell block above each date and are auto calculated.</text:p>
            <text:p/>
            <text:p>Today's date is outlined from today's date in row 5 through the entire date column to the end of the project schedule.</text:p>
          </table:help-message>
          <table:error-message table:message-type="stop" table:display="true"/>
        </table:content-validation>
        <table:content-validation table:name="val6" table:base-cell-address="About.A8">
          <table:help-message table:display="true">
            <text:p>Cell B8 contains the Phase 1 sample title. Enter a new title in cell B8.</text:p>
            <text:p>To delete the phase and work only from tasks, simply delete this row.</text:p>
          </table:help-message>
          <table:error-message table:message-type="stop" table:display="true"/>
        </table:content-validation>
        <table:content-validation table:name="val7" table:base-cell-address="About.A9">
          <table:help-message table:display="true">
            <text:p>B9 contains the task name. <text:s/>C9 is the assignee. <text:s/>D9 is a progress bar that shades based on the number entered into the cell. <text:s/></text:p>
            <text:p/>
            <text:p>E9 contains the start date and F9 contains the end date.</text:p>
            <text:p/>
            <text:p>The Gantt chart will fill in starting in cell I9 based on task dates.</text:p>
          </table:help-message>
          <table:error-message table:message-type="stop" table:display="true"/>
        </table:content-validation>
        <table:content-validation table:name="val8" table:base-cell-address="About.A10">
          <table:help-message table:display="true">
            <text:p>Cell B14 contains the Phase 2 sample title. Enter a new title in cell B14.</text:p>
            <text:p>To delete the phase and work only from tasks, simply delete this row. To remove the phase, simply delete the row. Add tasks to previous phase by entering a new row above this one.</text:p>
          </table:help-message>
          <table:error-message table:message-type="stop" table:display="true"/>
        </table:content-validation>
        <table:content-validation table:name="val9" table:base-cell-address="About.A15">
          <table:help-message table:display="true">
            <text:p>Phase 3's sample block starts in cell B20.</text:p>
          </table:help-message>
          <table:error-message table:message-type="stop" table:display="true"/>
        </table:content-validation>
        <table:content-validation table:name="val10" table:base-cell-address="About.A18">
          <table:help-message table:display="true">
            <text:p>Phase 4's sample block starts in cell B26.</text:p>
          </table:help-message>
          <table:error-message table:message-type="stop" table:display="true"/>
        </table:content-validation>
        <table:content-validation table:name="val11" table:base-cell-address="About.A26">
          <table:help-message table:display="true">
            <text:p>This row marks the end of the Project Schedule. DO NOT enter anything in this row. </text:p>
            <text:p>Insert new rows ABOVE this one to continue building out your Project Schedule.</text:p>
          </table:help-message>
          <table:error-message table:message-type="stop" table:display="true"/>
        </table:content-validation>
        <table:content-validation table:name="val12" table:condition="of:cell-content-is-whole-number() and cell-content()&gt;=1" table:allow-empty-cell="true" table:base-cell-address="About.Q2">
          <table:help-message table:title="Display Week" table:display="true">
            <text:p>Changing this number will scroll the Gantt Chart view.</text:p>
          </table:help-message>
        </table:content-validation>
      </table:content-validations>
      <table:table table:name="Project schedule" table:style-name="ta1">
        <office:forms form:automatic-focus="false" form:apply-design-mode="false"/>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ce66"/>
        <table:table-column table:style-name="co6" table:default-cell-style-name="Default"/>
        <table:table-column table:style-name="co1" table:default-cell-style-name="Default"/>
        <table:table-column table:style-name="co7" table:visibility="collapse" table:default-cell-style-name="Default"/>
        <table:table-column table:style-name="co8" table:number-columns-repeated="244" table:default-cell-style-name="Default"/>
        <table:table-column table:style-name="co1" table:number-columns-repeated="36" table:default-cell-style-name="Default"/>
        <table:table-column table:style-name="co9" table:number-columns-repeated="736" table:default-cell-style-name="Default"/>
        <table:table-row table:style-name="ro1">
          <table:table-cell table:style-name="ce1" table:content-validation-name="val1"/>
          <table:table-cell table:style-name="ce4" office:value-type="string" calcext:value-type="string">
            <text:p>Master thesis</text:p>
          </table:table-cell>
          <table:table-cell table:style-name="ce21"/>
          <table:table-cell table:style-name="ce39"/>
          <table:table-cell table:style-name="ce53"/>
          <table:table-cell table:style-name="ce67"/>
          <table:table-cell/>
          <table:table-cell table:style-name="ce39"/>
          <table:table-cell table:style-name="ce78" office:value-type="string" calcext:value-type="string" table:number-columns-spanned="7" table:number-rows-spanned="1">
            <text:p>Project start:</text:p>
          </table:table-cell>
          <table:covered-table-cell table:number-columns-repeated="6" table:style-name="ce92"/>
          <table:table-cell table:style-name="ce96"/>
          <table:table-cell table:style-name="ce99" office:value-type="date" office:date-value="2024-02-07" calcext:value-type="date" table:number-columns-spanned="10" table:number-rows-spanned="1">
            <text:p>7-feb</text:p>
          </table:table-cell>
          <table:covered-table-cell table:number-columns-repeated="9" table:style-name="ce101"/>
          <table:table-cell table:number-columns-repeated="2"/>
          <table:table-cell table:style-name="ce78" office:value-type="string" calcext:value-type="string" table:number-columns-spanned="7" table:number-rows-spanned="1">
            <text:p>Project end:</text:p>
          </table:table-cell>
          <table:covered-table-cell table:number-columns-repeated="6" table:style-name="ce92"/>
          <table:table-cell/>
          <table:table-cell table:style-name="ce99" table:formula="of:=[.F22]" office:value-type="date" office:date-value="2024-07-16" calcext:value-type="date" table:number-columns-spanned="10" table:number-rows-spanned="1">
            <text:p>16-jul</text:p>
          </table:table-cell>
          <table:covered-table-cell table:number-columns-repeated="9" table:style-name="ce99"/>
          <table:table-cell table:number-columns-repeated="978"/>
        </table:table-row>
        <table:table-row table:style-name="ro2">
          <table:table-cell table:content-validation-name="val2"/>
          <table:table-cell table:style-name="ce5" office:value-type="string" calcext:value-type="string">
            <text:p>Maarten Hugenholtz</text:p>
          </table:table-cell>
          <table:table-cell table:style-name="ce22"/>
          <table:table-cell table:style-name="ce23"/>
          <table:table-cell table:style-name="ce54"/>
          <table:table-cell table:style-name="ce23"/>
          <table:table-cell table:number-columns-repeated="2"/>
          <table:table-cell table:style-name="ce78" office:value-type="string" calcext:value-type="string" table:number-columns-spanned="7" table:number-rows-spanned="1">
            <text:p>Display week:</text:p>
          </table:table-cell>
          <table:covered-table-cell table:number-columns-repeated="6" table:style-name="ce92"/>
          <table:table-cell table:style-name="ce96"/>
          <table:table-cell table:style-name="ce100" table:content-validation-name="val12" office:value-type="float" office:value="12" calcext:value-type="float" table:number-columns-spanned="10" table:number-rows-spanned="1">
            <text:p>12</text:p>
          </table:table-cell>
          <table:covered-table-cell table:number-columns-repeated="9" table:style-name="ce102"/>
          <table:table-cell table:number-columns-repeated="998"/>
        </table:table-row>
        <table:table-row table:style-name="ro2">
          <table:table-cell table:content-validation-name="val3"/>
          <table:table-cell table:style-name="ce6"/>
          <table:table-cell table:style-name="ce23"/>
          <table:table-cell table:style-name="ce40"/>
          <table:table-cell table:style-name="ce54"/>
          <table:table-cell table:style-name="ce23" table:number-columns-repeated="1019"/>
        </table:table-row>
        <table:table-header-rows>
          <table:table-row table:style-name="ro2">
            <table:table-cell table:style-name="ce1" table:content-validation-name="val4"/>
            <table:table-cell table:style-name="ce7"/>
            <table:table-cell table:style-name="ce23" table:number-columns-repeated="2"/>
            <table:table-cell table:style-name="ce55"/>
            <table:table-cell table:style-name="ce23" table:number-columns-repeated="3"/>
            <table:table-cell table:style-name="ce79" table:formula="of:=[.I5]" office:value-type="date" office:date-value="2024-04-22" calcext:value-type="date" table:number-columns-spanned="7" table:number-rows-spanned="1">
              <text:p>Apr 22, 2024</text:p>
            </table:table-cell>
            <table:covered-table-cell table:number-columns-repeated="6" table:style-name="ce93"/>
            <table:table-cell table:style-name="ce97" table:formula="of:=[.P5]" office:value-type="date" office:date-value="2024-04-29" calcext:value-type="date" table:number-columns-spanned="7" table:number-rows-spanned="1">
              <text:p>Apr 29, 2024</text:p>
            </table:table-cell>
            <table:covered-table-cell table:number-columns-repeated="6" table:style-name="ce93"/>
            <table:table-cell table:style-name="ce97" table:formula="of:=[.W5]" office:value-type="date" office:date-value="2024-05-06" calcext:value-type="date" table:number-columns-spanned="7" table:number-rows-spanned="1">
              <text:p>May 6, 2024</text:p>
            </table:table-cell>
            <table:covered-table-cell table:number-columns-repeated="6" table:style-name="ce93"/>
            <table:table-cell table:style-name="ce97" table:formula="of:=[.AD5]" office:value-type="date" office:date-value="2024-05-13" calcext:value-type="date" table:number-columns-spanned="7" table:number-rows-spanned="1">
              <text:p>May 13, 2024</text:p>
            </table:table-cell>
            <table:covered-table-cell table:number-columns-repeated="6" table:style-name="ce93"/>
            <table:table-cell table:style-name="ce97" table:formula="of:=[.AK5]" office:value-type="date" office:date-value="2024-05-20" calcext:value-type="date" table:number-columns-spanned="7" table:number-rows-spanned="1">
              <text:p>May 20, 2024</text:p>
            </table:table-cell>
            <table:covered-table-cell table:number-columns-repeated="6" table:style-name="ce93"/>
            <table:table-cell table:style-name="ce97" table:formula="of:=[.AR5]" office:value-type="date" office:date-value="2024-05-27" calcext:value-type="date" table:number-columns-spanned="7" table:number-rows-spanned="1">
              <text:p>May 27, 2024</text:p>
            </table:table-cell>
            <table:covered-table-cell table:number-columns-repeated="6" table:style-name="ce93"/>
            <table:table-cell table:style-name="ce97" table:formula="of:=[.AY5]" office:value-type="date" office:date-value="2024-06-03" calcext:value-type="date" table:number-columns-spanned="7" table:number-rows-spanned="1">
              <text:p>Jun 3, 2024</text:p>
            </table:table-cell>
            <table:covered-table-cell table:number-columns-repeated="6" table:style-name="ce93"/>
            <table:table-cell table:style-name="ce104" table:formula="of:=[.BF5]" office:value-type="date" office:date-value="2024-06-10" calcext:value-type="date" table:number-columns-spanned="7" table:number-rows-spanned="1">
              <text:p>Jun 10, 2024</text:p>
            </table:table-cell>
            <table:covered-table-cell table:number-columns-repeated="5" table:style-name="ce93"/>
            <table:covered-table-cell table:style-name="ce105"/>
            <table:table-cell table:style-name="ce104" table:formula="of:=[.BM5]" office:value-type="date" office:date-value="2024-06-17" calcext:value-type="date" table:number-columns-spanned="7" table:number-rows-spanned="1">
              <text:p>Jun 17, 2024</text:p>
            </table:table-cell>
            <table:covered-table-cell table:number-columns-repeated="5" table:style-name="ce93"/>
            <table:covered-table-cell table:style-name="ce105"/>
            <table:table-cell table:style-name="ce104" table:formula="of:=[.BT5]" office:value-type="date" office:date-value="2024-06-24" calcext:value-type="date" table:number-columns-spanned="7" table:number-rows-spanned="1">
              <text:p>Jun 24, 2024</text:p>
            </table:table-cell>
            <table:covered-table-cell table:number-columns-repeated="5" table:style-name="ce93"/>
            <table:covered-table-cell table:style-name="ce105"/>
            <table:table-cell table:style-name="ce104" table:formula="of:=[.CA5]" office:value-type="date" office:date-value="2024-07-01" calcext:value-type="date" table:number-columns-spanned="7" table:number-rows-spanned="1">
              <text:p>Jul 1, 2024</text:p>
            </table:table-cell>
            <table:covered-table-cell table:number-columns-repeated="5" table:style-name="ce93"/>
            <table:covered-table-cell table:style-name="ce105"/>
            <table:table-cell table:style-name="ce104" table:formula="of:=[.CH5]" office:value-type="date" office:date-value="2024-07-08" calcext:value-type="date" table:number-columns-spanned="7" table:number-rows-spanned="1">
              <text:p>Jul 8, 2024</text:p>
            </table:table-cell>
            <table:covered-table-cell table:number-columns-repeated="5" table:style-name="ce93"/>
            <table:covered-table-cell table:style-name="ce105"/>
            <table:table-cell table:style-name="ce104" table:formula="of:=[.CO5]" office:value-type="date" office:date-value="2024-07-15" calcext:value-type="date" table:number-columns-spanned="7" table:number-rows-spanned="1">
              <text:p>Jul 15, 2024</text:p>
            </table:table-cell>
            <table:covered-table-cell table:number-columns-repeated="5" table:style-name="ce93"/>
            <table:covered-table-cell table:style-name="ce105"/>
            <table:table-cell table:style-name="ce104" table:formula="of:=[.CV5]" office:value-type="date" office:date-value="2024-07-22" calcext:value-type="date" table:number-columns-spanned="7" table:number-rows-spanned="1">
              <text:p>Jul 22, 2024</text:p>
            </table:table-cell>
            <table:covered-table-cell table:number-columns-repeated="5" table:style-name="ce93"/>
            <table:covered-table-cell table:style-name="ce105"/>
            <table:table-cell table:style-name="ce104" table:formula="of:=[.DC5]" office:value-type="date" office:date-value="2024-07-29" calcext:value-type="date" table:number-columns-spanned="7" table:number-rows-spanned="1">
              <text:p>Jul 29, 2024</text:p>
            </table:table-cell>
            <table:covered-table-cell table:number-columns-repeated="5" table:style-name="ce93"/>
            <table:covered-table-cell table:style-name="ce105"/>
            <table:table-cell table:style-name="ce104" table:formula="of:=[.DJ5]" office:value-type="date" office:date-value="2024-08-05" calcext:value-type="date" table:number-columns-spanned="7" table:number-rows-spanned="1">
              <text:p>Aug 5, 2024</text:p>
            </table:table-cell>
            <table:covered-table-cell table:number-columns-repeated="5" table:style-name="ce93"/>
            <table:covered-table-cell table:style-name="ce105"/>
            <table:table-cell table:style-name="ce104" table:formula="of:=[.DQ5]" office:value-type="date" office:date-value="2024-08-12" calcext:value-type="date" table:number-columns-spanned="7" table:number-rows-spanned="1">
              <text:p>Aug 12, 2024</text:p>
            </table:table-cell>
            <table:covered-table-cell table:number-columns-repeated="5" table:style-name="ce93"/>
            <table:covered-table-cell table:style-name="ce105"/>
            <table:table-cell table:style-name="ce104" table:formula="of:=[.DX5]" office:value-type="date" office:date-value="2024-08-19" calcext:value-type="date" table:number-columns-spanned="7" table:number-rows-spanned="1">
              <text:p>Aug 19, 2024</text:p>
            </table:table-cell>
            <table:covered-table-cell table:number-columns-repeated="5" table:style-name="ce93"/>
            <table:covered-table-cell table:style-name="ce105"/>
            <table:table-cell table:style-name="ce104" table:formula="of:=[.EE5]" office:value-type="date" office:date-value="2024-08-26" calcext:value-type="date" table:number-columns-spanned="7" table:number-rows-spanned="1">
              <text:p>Aug 26, 2024</text:p>
            </table:table-cell>
            <table:covered-table-cell table:number-columns-repeated="5" table:style-name="ce93"/>
            <table:covered-table-cell table:style-name="ce105"/>
            <table:table-cell table:style-name="ce104" table:formula="of:=[.EL5]" office:value-type="date" office:date-value="2024-09-02" calcext:value-type="date" table:number-columns-spanned="7" table:number-rows-spanned="1">
              <text:p>Sep 2, 2024</text:p>
            </table:table-cell>
            <table:covered-table-cell table:number-columns-repeated="5" table:style-name="ce93"/>
            <table:covered-table-cell table:style-name="ce105"/>
            <table:table-cell table:style-name="ce104" table:formula="of:=[.ES5]" office:value-type="date" office:date-value="2024-09-09" calcext:value-type="date" table:number-columns-spanned="7" table:number-rows-spanned="1">
              <text:p>Sep 9, 2024</text:p>
            </table:table-cell>
            <table:covered-table-cell table:number-columns-repeated="5" table:style-name="ce93"/>
            <table:covered-table-cell table:style-name="ce105"/>
            <table:table-cell table:style-name="ce104" table:formula="of:=[.EZ5]" office:value-type="date" office:date-value="2024-09-16" calcext:value-type="date" table:number-columns-spanned="7" table:number-rows-spanned="1">
              <text:p>Sep 16, 2024</text:p>
            </table:table-cell>
            <table:covered-table-cell table:number-columns-repeated="5" table:style-name="ce93"/>
            <table:covered-table-cell table:style-name="ce105"/>
            <table:table-cell table:style-name="ce104" table:formula="of:=[.FG5]" office:value-type="date" office:date-value="2024-09-23" calcext:value-type="date" table:number-columns-spanned="7" table:number-rows-spanned="1">
              <text:p>Sep 23, 2024</text:p>
            </table:table-cell>
            <table:covered-table-cell table:number-columns-repeated="5" table:style-name="ce93"/>
            <table:covered-table-cell table:style-name="ce105"/>
            <table:table-cell table:style-name="ce104" table:formula="of:=[.FN5]" office:value-type="date" office:date-value="2024-09-30" calcext:value-type="date" table:number-columns-spanned="7" table:number-rows-spanned="1">
              <text:p>Sep 30, 2024</text:p>
            </table:table-cell>
            <table:covered-table-cell table:number-columns-repeated="5" table:style-name="ce93"/>
            <table:covered-table-cell table:style-name="ce105"/>
            <table:table-cell table:style-name="ce104" table:formula="of:=[.FU5]" office:value-type="date" office:date-value="2024-10-07" calcext:value-type="date" table:number-columns-spanned="7" table:number-rows-spanned="1">
              <text:p>Oct 7, 2024</text:p>
            </table:table-cell>
            <table:covered-table-cell table:number-columns-repeated="5" table:style-name="ce93"/>
            <table:covered-table-cell table:style-name="ce105"/>
            <table:table-cell table:style-name="ce104" table:formula="of:=[.GB5]" office:value-type="date" office:date-value="2024-10-14" calcext:value-type="date" table:number-columns-spanned="7" table:number-rows-spanned="1">
              <text:p>Oct 14, 2024</text:p>
            </table:table-cell>
            <table:covered-table-cell table:number-columns-repeated="5" table:style-name="ce93"/>
            <table:covered-table-cell table:style-name="ce105"/>
            <table:table-cell table:style-name="ce104" table:formula="of:=[.GI5]" office:value-type="date" office:date-value="2024-10-21" calcext:value-type="date" table:number-columns-spanned="7" table:number-rows-spanned="1">
              <text:p>Oct 21, 2024</text:p>
            </table:table-cell>
            <table:covered-table-cell table:number-columns-repeated="5" table:style-name="ce93"/>
            <table:covered-table-cell table:style-name="ce105"/>
            <table:table-cell table:style-name="ce104" table:formula="of:=[.GP5]" office:value-type="date" office:date-value="2024-10-28" calcext:value-type="date" table:number-columns-spanned="7" table:number-rows-spanned="1">
              <text:p>Oct 28, 2024</text:p>
            </table:table-cell>
            <table:covered-table-cell table:number-columns-repeated="5" table:style-name="ce93"/>
            <table:covered-table-cell table:style-name="ce105"/>
            <table:table-cell table:style-name="ce104" table:formula="of:=[.GW5]" office:value-type="date" office:date-value="2024-11-04" calcext:value-type="date" table:number-columns-spanned="7" table:number-rows-spanned="1">
              <text:p>Nov 4, 2024</text:p>
            </table:table-cell>
            <table:covered-table-cell table:number-columns-repeated="5" table:style-name="ce93"/>
            <table:covered-table-cell table:style-name="ce105"/>
            <table:table-cell table:style-name="ce104" table:formula="of:=[.HD5]" office:value-type="date" office:date-value="2024-11-11" calcext:value-type="date" table:number-columns-spanned="7" table:number-rows-spanned="1">
              <text:p>Nov 11, 2024</text:p>
            </table:table-cell>
            <table:covered-table-cell table:number-columns-repeated="5" table:style-name="ce93"/>
            <table:covered-table-cell table:style-name="ce105"/>
            <table:table-cell table:style-name="ce104" table:formula="of:=[.HK5]" office:value-type="date" office:date-value="2024-11-18" calcext:value-type="date" table:number-columns-spanned="7" table:number-rows-spanned="1">
              <text:p>Nov 18, 2024</text:p>
            </table:table-cell>
            <table:covered-table-cell table:number-columns-repeated="5" table:style-name="ce93"/>
            <table:covered-table-cell table:style-name="ce105"/>
            <table:table-cell table:style-name="ce104" table:formula="of:=[.HR5]" office:value-type="date" office:date-value="2024-11-25" calcext:value-type="date" table:number-columns-spanned="7" table:number-rows-spanned="1">
              <text:p>Nov 25, 2024</text:p>
            </table:table-cell>
            <table:covered-table-cell table:number-columns-repeated="5" table:style-name="ce93"/>
            <table:covered-table-cell table:style-name="ce105"/>
            <table:table-cell table:style-name="ce104" table:formula="of:=[.HY5]" office:value-type="date" office:date-value="2024-12-02" calcext:value-type="date" table:number-columns-spanned="7" table:number-rows-spanned="1">
              <text:p>Dec 2, 2024</text:p>
            </table:table-cell>
            <table:covered-table-cell table:number-columns-repeated="5" table:style-name="ce93"/>
            <table:covered-table-cell table:style-name="ce105"/>
            <table:table-cell table:style-name="ce104" table:formula="of:=[.IF5]" office:value-type="date" office:date-value="2024-12-09" calcext:value-type="date" table:number-columns-spanned="7" table:number-rows-spanned="1">
              <text:p>Dec 9, 2024</text:p>
            </table:table-cell>
            <table:covered-table-cell table:number-columns-repeated="5" table:style-name="ce93"/>
            <table:covered-table-cell table:style-name="ce105"/>
            <table:table-cell table:style-name="ce104" table:formula="of:=[.IM5]" office:value-type="date" office:date-value="2024-12-16" calcext:value-type="date" table:number-columns-spanned="7" table:number-rows-spanned="1">
              <text:p>Dec 16, 2024</text:p>
            </table:table-cell>
            <table:covered-table-cell table:number-columns-repeated="5" table:style-name="ce93"/>
            <table:covered-table-cell table:style-name="ce105"/>
            <table:table-cell table:style-name="ce104" table:formula="of:=[.IT5]" office:value-type="date" office:date-value="2024-12-23" calcext:value-type="date" table:number-columns-spanned="7" table:number-rows-spanned="1">
              <text:p>Dec 23, 2024</text:p>
            </table:table-cell>
            <table:covered-table-cell table:number-columns-repeated="5" table:style-name="ce93"/>
            <table:covered-table-cell table:style-name="ce105"/>
            <table:table-cell table:style-name="ce104" table:formula="of:=[.JA5]" office:value-type="date" office:date-value="2024-12-30" calcext:value-type="date" table:number-columns-spanned="7" table:number-rows-spanned="1">
              <text:p>Dec 30, 2024</text:p>
            </table:table-cell>
            <table:covered-table-cell table:number-columns-repeated="5" table:style-name="ce93"/>
            <table:covered-table-cell table:style-name="ce105"/>
            <table:table-cell table:style-name="ce104" table:formula="of:=[.JH5]" office:value-type="date" office:date-value="2025-01-06" calcext:value-type="date" table:number-columns-spanned="7" table:number-rows-spanned="1">
              <text:p>Jan 6, 2025</text:p>
            </table:table-cell>
            <table:covered-table-cell table:number-columns-repeated="5" table:style-name="ce93"/>
            <table:covered-table-cell table:style-name="ce105"/>
            <table:table-cell table:style-name="ce104" table:formula="of:=[.JO5]" office:value-type="date" office:date-value="2025-01-13" calcext:value-type="date" table:number-columns-spanned="7" table:number-rows-spanned="1">
              <text:p>Jan 13, 2025</text:p>
            </table:table-cell>
            <table:covered-table-cell table:number-columns-repeated="5" table:style-name="ce93"/>
            <table:covered-table-cell table:style-name="ce105"/>
            <table:table-cell table:style-name="ce104" table:formula="of:=[.JV5]" office:value-type="date" office:date-value="2025-01-20" calcext:value-type="date" table:number-columns-spanned="7" table:number-rows-spanned="1">
              <text:p>Jan 20, 2025</text:p>
            </table:table-cell>
            <table:covered-table-cell table:number-columns-repeated="5" table:style-name="ce93"/>
            <table:covered-table-cell table:style-name="ce105"/>
            <table:table-cell table:style-name="ce23" table:number-columns-repeated="736"/>
          </table:table-row>
          <table:table-row table:style-name="ro3" table:visibility="collapse">
            <table:table-cell table:style-name="ce3" table:content-validation-name="val5" table:number-columns-spanned="1" table:number-rows-spanned="2"/>
            <table:table-cell table:style-name="ce8" office:value-type="string" calcext:value-type="string" table:number-columns-spanned="1" table:number-rows-spanned="2">
              <text:p>TASK</text:p>
            </table:table-cell>
            <table:table-cell table:style-name="ce24" office:value-type="string" calcext:value-type="string" table:number-columns-spanned="1" table:number-rows-spanned="2">
              <text:p>Duration</text:p>
            </table:table-cell>
            <table:table-cell table:style-name="ce41" office:value-type="string" calcext:value-type="string" table:number-columns-spanned="1" table:number-rows-spanned="2">
              <text:p>PROGRESS</text:p>
            </table:table-cell>
            <table:table-cell table:style-name="ce41" office:value-type="string" calcext:value-type="string" table:number-columns-spanned="1" table:number-rows-spanned="2">
              <text:p>START</text:p>
            </table:table-cell>
            <table:table-cell table:style-name="ce41" office:value-type="string" calcext:value-type="string" table:number-columns-spanned="1" table:number-rows-spanned="2">
              <text:p>END</text:p>
            </table:table-cell>
            <table:table-cell table:style-name="ce23" table:number-columns-repeated="2"/>
            <table:table-cell table:style-name="ce80" table:formula="of:=Project_Start-WEEKDAY(Project_Start;1)+2+7*(Display_Week-1)" office:value-type="date" office:date-value="2024-04-22" calcext:value-type="date">
              <text:p>22</text:p>
            </table:table-cell>
            <table:table-cell table:style-name="ce80" table:formula="of:=[.I5]+1" office:value-type="date" office:date-value="2024-04-23" calcext:value-type="date">
              <text:p>23</text:p>
            </table:table-cell>
            <table:table-cell table:style-name="ce80" table:formula="of:=[.J5]+1" office:value-type="date" office:date-value="2024-04-24" calcext:value-type="date">
              <text:p>24</text:p>
            </table:table-cell>
            <table:table-cell table:style-name="ce80" table:formula="of:=[.K5]+1" office:value-type="date" office:date-value="2024-04-25" calcext:value-type="date">
              <text:p>25</text:p>
            </table:table-cell>
            <table:table-cell table:style-name="ce80" table:formula="of:=[.L5]+1" office:value-type="date" office:date-value="2024-04-26" calcext:value-type="date">
              <text:p>26</text:p>
            </table:table-cell>
            <table:table-cell table:style-name="ce80" table:formula="of:=[.M5]+1" office:value-type="date" office:date-value="2024-04-27" calcext:value-type="date">
              <text:p>27</text:p>
            </table:table-cell>
            <table:table-cell table:style-name="ce95" table:formula="of:=[.N5]+1" office:value-type="date" office:date-value="2024-04-28" calcext:value-type="date">
              <text:p>28</text:p>
            </table:table-cell>
            <table:table-cell table:style-name="ce98" table:formula="of:=[.O5]+1" office:value-type="date" office:date-value="2024-04-29" calcext:value-type="date">
              <text:p>29</text:p>
            </table:table-cell>
            <table:table-cell table:style-name="ce80" table:formula="of:=[.P5]+1" office:value-type="date" office:date-value="2024-04-30" calcext:value-type="date">
              <text:p>30</text:p>
            </table:table-cell>
            <table:table-cell table:style-name="ce80" table:formula="of:=[.Q5]+1" office:value-type="date" office:date-value="2024-05-01" calcext:value-type="date">
              <text:p>1</text:p>
            </table:table-cell>
            <table:table-cell table:style-name="ce80" table:formula="of:=[.R5]+1" office:value-type="date" office:date-value="2024-05-02" calcext:value-type="date">
              <text:p>2</text:p>
            </table:table-cell>
            <table:table-cell table:style-name="ce80" table:formula="of:=[.S5]+1" office:value-type="date" office:date-value="2024-05-03" calcext:value-type="date">
              <text:p>3</text:p>
            </table:table-cell>
            <table:table-cell table:style-name="ce80" table:formula="of:=[.T5]+1" office:value-type="date" office:date-value="2024-05-04" calcext:value-type="date">
              <text:p>4</text:p>
            </table:table-cell>
            <table:table-cell table:style-name="ce95" table:formula="of:=[.U5]+1" office:value-type="date" office:date-value="2024-05-05" calcext:value-type="date">
              <text:p>5</text:p>
            </table:table-cell>
            <table:table-cell table:style-name="ce98" table:formula="of:=[.V5]+1" office:value-type="date" office:date-value="2024-05-06" calcext:value-type="date">
              <text:p>6</text:p>
            </table:table-cell>
            <table:table-cell table:style-name="ce80" table:formula="of:=[.W5]+1" office:value-type="date" office:date-value="2024-05-07" calcext:value-type="date">
              <text:p>7</text:p>
            </table:table-cell>
            <table:table-cell table:style-name="ce80" table:formula="of:=[.X5]+1" office:value-type="date" office:date-value="2024-05-08" calcext:value-type="date">
              <text:p>8</text:p>
            </table:table-cell>
            <table:table-cell table:style-name="ce80" table:formula="of:=[.Y5]+1" office:value-type="date" office:date-value="2024-05-09" calcext:value-type="date">
              <text:p>9</text:p>
            </table:table-cell>
            <table:table-cell table:style-name="ce80" table:formula="of:=[.Z5]+1" office:value-type="date" office:date-value="2024-05-10" calcext:value-type="date">
              <text:p>10</text:p>
            </table:table-cell>
            <table:table-cell table:style-name="ce80" table:formula="of:=[.AA5]+1" office:value-type="date" office:date-value="2024-05-11" calcext:value-type="date">
              <text:p>11</text:p>
            </table:table-cell>
            <table:table-cell table:style-name="ce95" table:formula="of:=[.AB5]+1" office:value-type="date" office:date-value="2024-05-12" calcext:value-type="date">
              <text:p>12</text:p>
            </table:table-cell>
            <table:table-cell table:style-name="ce98" table:formula="of:=[.AC5]+1" office:value-type="date" office:date-value="2024-05-13" calcext:value-type="date">
              <text:p>13</text:p>
            </table:table-cell>
            <table:table-cell table:style-name="ce80" table:formula="of:=[.AD5]+1" office:value-type="date" office:date-value="2024-05-14" calcext:value-type="date">
              <text:p>14</text:p>
            </table:table-cell>
            <table:table-cell table:style-name="ce80" table:formula="of:=[.AE5]+1" office:value-type="date" office:date-value="2024-05-15" calcext:value-type="date">
              <text:p>15</text:p>
            </table:table-cell>
            <table:table-cell table:style-name="ce80" table:formula="of:=[.AF5]+1" office:value-type="date" office:date-value="2024-05-16" calcext:value-type="date">
              <text:p>16</text:p>
            </table:table-cell>
            <table:table-cell table:style-name="ce80" table:formula="of:=[.AG5]+1" office:value-type="date" office:date-value="2024-05-17" calcext:value-type="date">
              <text:p>17</text:p>
            </table:table-cell>
            <table:table-cell table:style-name="ce80" table:formula="of:=[.AH5]+1" office:value-type="date" office:date-value="2024-05-18" calcext:value-type="date">
              <text:p>18</text:p>
            </table:table-cell>
            <table:table-cell table:style-name="ce95" table:formula="of:=[.AI5]+1" office:value-type="date" office:date-value="2024-05-19" calcext:value-type="date">
              <text:p>19</text:p>
            </table:table-cell>
            <table:table-cell table:style-name="ce98" table:formula="of:=[.AJ5]+1" office:value-type="date" office:date-value="2024-05-20" calcext:value-type="date">
              <text:p>20</text:p>
            </table:table-cell>
            <table:table-cell table:style-name="ce80" table:formula="of:=[.AK5]+1" office:value-type="date" office:date-value="2024-05-21" calcext:value-type="date">
              <text:p>21</text:p>
            </table:table-cell>
            <table:table-cell table:style-name="ce80" table:formula="of:=[.AL5]+1" office:value-type="date" office:date-value="2024-05-22" calcext:value-type="date">
              <text:p>22</text:p>
            </table:table-cell>
            <table:table-cell table:style-name="ce80" table:formula="of:=[.AM5]+1" office:value-type="date" office:date-value="2024-05-23" calcext:value-type="date">
              <text:p>23</text:p>
            </table:table-cell>
            <table:table-cell table:style-name="ce80" table:formula="of:=[.AN5]+1" office:value-type="date" office:date-value="2024-05-24" calcext:value-type="date">
              <text:p>24</text:p>
            </table:table-cell>
            <table:table-cell table:style-name="ce80" table:formula="of:=[.AO5]+1" office:value-type="date" office:date-value="2024-05-25" calcext:value-type="date">
              <text:p>25</text:p>
            </table:table-cell>
            <table:table-cell table:style-name="ce95" table:formula="of:=[.AP5]+1" office:value-type="date" office:date-value="2024-05-26" calcext:value-type="date">
              <text:p>26</text:p>
            </table:table-cell>
            <table:table-cell table:style-name="ce98" table:formula="of:=[.AQ5]+1" office:value-type="date" office:date-value="2024-05-27" calcext:value-type="date">
              <text:p>27</text:p>
            </table:table-cell>
            <table:table-cell table:style-name="ce80" table:formula="of:=[.AR5]+1" office:value-type="date" office:date-value="2024-05-28" calcext:value-type="date">
              <text:p>28</text:p>
            </table:table-cell>
            <table:table-cell table:style-name="ce80" table:formula="of:=[.AS5]+1" office:value-type="date" office:date-value="2024-05-29" calcext:value-type="date">
              <text:p>29</text:p>
            </table:table-cell>
            <table:table-cell table:style-name="ce80" table:formula="of:=[.AT5]+1" office:value-type="date" office:date-value="2024-05-30" calcext:value-type="date">
              <text:p>30</text:p>
            </table:table-cell>
            <table:table-cell table:style-name="ce80" table:formula="of:=[.AU5]+1" office:value-type="date" office:date-value="2024-05-31" calcext:value-type="date">
              <text:p>31</text:p>
            </table:table-cell>
            <table:table-cell table:style-name="ce80" table:formula="of:=[.AV5]+1" office:value-type="date" office:date-value="2024-06-01" calcext:value-type="date">
              <text:p>1</text:p>
            </table:table-cell>
            <table:table-cell table:style-name="ce95" table:formula="of:=[.AW5]+1" office:value-type="date" office:date-value="2024-06-02" calcext:value-type="date">
              <text:p>2</text:p>
            </table:table-cell>
            <table:table-cell table:style-name="ce98" table:formula="of:=[.AX5]+1" office:value-type="date" office:date-value="2024-06-03" calcext:value-type="date">
              <text:p>3</text:p>
            </table:table-cell>
            <table:table-cell table:style-name="ce80" table:formula="of:=[.AY5]+1" office:value-type="date" office:date-value="2024-06-04" calcext:value-type="date">
              <text:p>4</text:p>
            </table:table-cell>
            <table:table-cell table:style-name="ce80" table:formula="of:=[.AZ5]+1" office:value-type="date" office:date-value="2024-06-05" calcext:value-type="date">
              <text:p>5</text:p>
            </table:table-cell>
            <table:table-cell table:style-name="ce80" table:formula="of:=[.BA5]+1" office:value-type="date" office:date-value="2024-06-06" calcext:value-type="date">
              <text:p>6</text:p>
            </table:table-cell>
            <table:table-cell table:style-name="ce80" table:formula="of:=[.BB5]+1" office:value-type="date" office:date-value="2024-06-07" calcext:value-type="date">
              <text:p>7</text:p>
            </table:table-cell>
            <table:table-cell table:style-name="ce80" table:formula="of:=[.BC5]+1" office:value-type="date" office:date-value="2024-06-08" calcext:value-type="date">
              <text:p>8</text:p>
            </table:table-cell>
            <table:table-cell table:style-name="ce95" table:formula="of:=[.BD5]+1" office:value-type="date" office:date-value="2024-06-09" calcext:value-type="date">
              <text:p>9</text:p>
            </table:table-cell>
            <table:table-cell table:style-name="ce98" table:formula="of:=[.BE5]+1" office:value-type="date" office:date-value="2024-06-10" calcext:value-type="date">
              <text:p>10</text:p>
            </table:table-cell>
            <table:table-cell table:style-name="ce80" table:formula="of:=[.BF5]+1" office:value-type="date" office:date-value="2024-06-11" calcext:value-type="date">
              <text:p>11</text:p>
            </table:table-cell>
            <table:table-cell table:style-name="ce80" table:formula="of:=[.BG5]+1" office:value-type="date" office:date-value="2024-06-12" calcext:value-type="date">
              <text:p>12</text:p>
            </table:table-cell>
            <table:table-cell table:style-name="ce80" table:formula="of:=[.BH5]+1" office:value-type="date" office:date-value="2024-06-13" calcext:value-type="date">
              <text:p>13</text:p>
            </table:table-cell>
            <table:table-cell table:style-name="ce80" table:formula="of:=[.BI5]+1" office:value-type="date" office:date-value="2024-06-14" calcext:value-type="date">
              <text:p>14</text:p>
            </table:table-cell>
            <table:table-cell table:style-name="ce80" table:formula="of:=[.BJ5]+1" office:value-type="date" office:date-value="2024-06-15" calcext:value-type="date">
              <text:p>15</text:p>
            </table:table-cell>
            <table:table-cell table:style-name="ce80" table:formula="of:=[.BK5]+1" office:value-type="date" office:date-value="2024-06-16" calcext:value-type="date">
              <text:p>16</text:p>
            </table:table-cell>
            <table:table-cell table:style-name="ce98" table:formula="of:=[.BL5]+1" office:value-type="date" office:date-value="2024-06-17" calcext:value-type="date">
              <text:p>17</text:p>
            </table:table-cell>
            <table:table-cell table:style-name="ce80" table:formula="of:=[.BM5]+1" office:value-type="date" office:date-value="2024-06-18" calcext:value-type="date">
              <text:p>18</text:p>
            </table:table-cell>
            <table:table-cell table:style-name="ce80" table:formula="of:=[.BN5]+1" office:value-type="date" office:date-value="2024-06-19" calcext:value-type="date">
              <text:p>19</text:p>
            </table:table-cell>
            <table:table-cell table:style-name="ce80" table:formula="of:=[.BO5]+1" office:value-type="date" office:date-value="2024-06-20" calcext:value-type="date">
              <text:p>20</text:p>
            </table:table-cell>
            <table:table-cell table:style-name="ce80" table:formula="of:=[.BP5]+1" office:value-type="date" office:date-value="2024-06-21" calcext:value-type="date">
              <text:p>21</text:p>
            </table:table-cell>
            <table:table-cell table:style-name="ce80" table:formula="of:=[.BQ5]+1" office:value-type="date" office:date-value="2024-06-22" calcext:value-type="date">
              <text:p>22</text:p>
            </table:table-cell>
            <table:table-cell table:style-name="ce80" table:formula="of:=[.BR5]+1" office:value-type="date" office:date-value="2024-06-23" calcext:value-type="date">
              <text:p>23</text:p>
            </table:table-cell>
            <table:table-cell table:style-name="ce98" table:formula="of:=[.BS5]+1" office:value-type="date" office:date-value="2024-06-24" calcext:value-type="date">
              <text:p>24</text:p>
            </table:table-cell>
            <table:table-cell table:style-name="ce80" table:formula="of:=[.BT5]+1" office:value-type="date" office:date-value="2024-06-25" calcext:value-type="date">
              <text:p>25</text:p>
            </table:table-cell>
            <table:table-cell table:style-name="ce80" table:formula="of:=[.BU5]+1" office:value-type="date" office:date-value="2024-06-26" calcext:value-type="date">
              <text:p>26</text:p>
            </table:table-cell>
            <table:table-cell table:style-name="ce80" table:formula="of:=[.BV5]+1" office:value-type="date" office:date-value="2024-06-27" calcext:value-type="date">
              <text:p>27</text:p>
            </table:table-cell>
            <table:table-cell table:style-name="ce80" table:formula="of:=[.BW5]+1" office:value-type="date" office:date-value="2024-06-28" calcext:value-type="date">
              <text:p>28</text:p>
            </table:table-cell>
            <table:table-cell table:style-name="ce80" table:formula="of:=[.BX5]+1" office:value-type="date" office:date-value="2024-06-29" calcext:value-type="date">
              <text:p>29</text:p>
            </table:table-cell>
            <table:table-cell table:style-name="ce80" table:formula="of:=[.BY5]+1" office:value-type="date" office:date-value="2024-06-30" calcext:value-type="date">
              <text:p>30</text:p>
            </table:table-cell>
            <table:table-cell table:style-name="ce98" table:formula="of:=[.BZ5]+1" office:value-type="date" office:date-value="2024-07-01" calcext:value-type="date">
              <text:p>1</text:p>
            </table:table-cell>
            <table:table-cell table:style-name="ce80" table:formula="of:=[.CA5]+1" office:value-type="date" office:date-value="2024-07-02" calcext:value-type="date">
              <text:p>2</text:p>
            </table:table-cell>
            <table:table-cell table:style-name="ce80" table:formula="of:=[.CB5]+1" office:value-type="date" office:date-value="2024-07-03" calcext:value-type="date">
              <text:p>3</text:p>
            </table:table-cell>
            <table:table-cell table:style-name="ce80" table:formula="of:=[.CC5]+1" office:value-type="date" office:date-value="2024-07-04" calcext:value-type="date">
              <text:p>4</text:p>
            </table:table-cell>
            <table:table-cell table:style-name="ce80" table:formula="of:=[.CD5]+1" office:value-type="date" office:date-value="2024-07-05" calcext:value-type="date">
              <text:p>5</text:p>
            </table:table-cell>
            <table:table-cell table:style-name="ce80" table:formula="of:=[.CE5]+1" office:value-type="date" office:date-value="2024-07-06" calcext:value-type="date">
              <text:p>6</text:p>
            </table:table-cell>
            <table:table-cell table:style-name="ce80" table:formula="of:=[.CF5]+1" office:value-type="date" office:date-value="2024-07-07" calcext:value-type="date">
              <text:p>7</text:p>
            </table:table-cell>
            <table:table-cell table:style-name="ce98" table:formula="of:=[.CG5]+1" office:value-type="date" office:date-value="2024-07-08" calcext:value-type="date">
              <text:p>8</text:p>
            </table:table-cell>
            <table:table-cell table:style-name="ce80" table:formula="of:=[.CH5]+1" office:value-type="date" office:date-value="2024-07-09" calcext:value-type="date">
              <text:p>9</text:p>
            </table:table-cell>
            <table:table-cell table:style-name="ce80" table:formula="of:=[.CI5]+1" office:value-type="date" office:date-value="2024-07-10" calcext:value-type="date">
              <text:p>10</text:p>
            </table:table-cell>
            <table:table-cell table:style-name="ce80" table:formula="of:=[.CJ5]+1" office:value-type="date" office:date-value="2024-07-11" calcext:value-type="date">
              <text:p>11</text:p>
            </table:table-cell>
            <table:table-cell table:style-name="ce80" table:formula="of:=[.CK5]+1" office:value-type="date" office:date-value="2024-07-12" calcext:value-type="date">
              <text:p>12</text:p>
            </table:table-cell>
            <table:table-cell table:style-name="ce80" table:formula="of:=[.CL5]+1" office:value-type="date" office:date-value="2024-07-13" calcext:value-type="date">
              <text:p>13</text:p>
            </table:table-cell>
            <table:table-cell table:style-name="ce80" table:formula="of:=[.CM5]+1" office:value-type="date" office:date-value="2024-07-14" calcext:value-type="date">
              <text:p>14</text:p>
            </table:table-cell>
            <table:table-cell table:style-name="ce98" table:formula="of:=[.CN5]+1" office:value-type="date" office:date-value="2024-07-15" calcext:value-type="date">
              <text:p>15</text:p>
            </table:table-cell>
            <table:table-cell table:style-name="ce80" table:formula="of:=[.CO5]+1" office:value-type="date" office:date-value="2024-07-16" calcext:value-type="date">
              <text:p>16</text:p>
            </table:table-cell>
            <table:table-cell table:style-name="ce80" table:formula="of:=[.CP5]+1" office:value-type="date" office:date-value="2024-07-17" calcext:value-type="date">
              <text:p>17</text:p>
            </table:table-cell>
            <table:table-cell table:style-name="ce80" table:formula="of:=[.CQ5]+1" office:value-type="date" office:date-value="2024-07-18" calcext:value-type="date">
              <text:p>18</text:p>
            </table:table-cell>
            <table:table-cell table:style-name="ce80" table:formula="of:=[.CR5]+1" office:value-type="date" office:date-value="2024-07-19" calcext:value-type="date">
              <text:p>19</text:p>
            </table:table-cell>
            <table:table-cell table:style-name="ce80" table:formula="of:=[.CS5]+1" office:value-type="date" office:date-value="2024-07-20" calcext:value-type="date">
              <text:p>20</text:p>
            </table:table-cell>
            <table:table-cell table:style-name="ce80" table:formula="of:=[.CT5]+1" office:value-type="date" office:date-value="2024-07-21" calcext:value-type="date">
              <text:p>21</text:p>
            </table:table-cell>
            <table:table-cell table:style-name="ce98" table:formula="of:=[.CU5]+1" office:value-type="date" office:date-value="2024-07-22" calcext:value-type="date">
              <text:p>22</text:p>
            </table:table-cell>
            <table:table-cell table:style-name="ce80" table:formula="of:=[.CV5]+1" office:value-type="date" office:date-value="2024-07-23" calcext:value-type="date">
              <text:p>23</text:p>
            </table:table-cell>
            <table:table-cell table:style-name="ce80" table:formula="of:=[.CW5]+1" office:value-type="date" office:date-value="2024-07-24" calcext:value-type="date">
              <text:p>24</text:p>
            </table:table-cell>
            <table:table-cell table:style-name="ce80" table:formula="of:=[.CX5]+1" office:value-type="date" office:date-value="2024-07-25" calcext:value-type="date">
              <text:p>25</text:p>
            </table:table-cell>
            <table:table-cell table:style-name="ce80" table:formula="of:=[.CY5]+1" office:value-type="date" office:date-value="2024-07-26" calcext:value-type="date">
              <text:p>26</text:p>
            </table:table-cell>
            <table:table-cell table:style-name="ce80" table:formula="of:=[.CZ5]+1" office:value-type="date" office:date-value="2024-07-27" calcext:value-type="date">
              <text:p>27</text:p>
            </table:table-cell>
            <table:table-cell table:style-name="ce80" table:formula="of:=[.DA5]+1" office:value-type="date" office:date-value="2024-07-28" calcext:value-type="date">
              <text:p>28</text:p>
            </table:table-cell>
            <table:table-cell table:style-name="ce98" table:formula="of:=[.DB5]+1" office:value-type="date" office:date-value="2024-07-29" calcext:value-type="date">
              <text:p>29</text:p>
            </table:table-cell>
            <table:table-cell table:style-name="ce80" table:formula="of:=[.DC5]+1" office:value-type="date" office:date-value="2024-07-30" calcext:value-type="date">
              <text:p>30</text:p>
            </table:table-cell>
            <table:table-cell table:style-name="ce80" table:formula="of:=[.DD5]+1" office:value-type="date" office:date-value="2024-07-31" calcext:value-type="date">
              <text:p>31</text:p>
            </table:table-cell>
            <table:table-cell table:style-name="ce80" table:formula="of:=[.DE5]+1" office:value-type="date" office:date-value="2024-08-01" calcext:value-type="date">
              <text:p>1</text:p>
            </table:table-cell>
            <table:table-cell table:style-name="ce80" table:formula="of:=[.DF5]+1" office:value-type="date" office:date-value="2024-08-02" calcext:value-type="date">
              <text:p>2</text:p>
            </table:table-cell>
            <table:table-cell table:style-name="ce80" table:formula="of:=[.DG5]+1" office:value-type="date" office:date-value="2024-08-03" calcext:value-type="date">
              <text:p>3</text:p>
            </table:table-cell>
            <table:table-cell table:style-name="ce80" table:formula="of:=[.DH5]+1" office:value-type="date" office:date-value="2024-08-04" calcext:value-type="date">
              <text:p>4</text:p>
            </table:table-cell>
            <table:table-cell table:style-name="ce98" table:formula="of:=[.DI5]+1" office:value-type="date" office:date-value="2024-08-05" calcext:value-type="date">
              <text:p>5</text:p>
            </table:table-cell>
            <table:table-cell table:style-name="ce80" table:formula="of:=[.DJ5]+1" office:value-type="date" office:date-value="2024-08-06" calcext:value-type="date">
              <text:p>6</text:p>
            </table:table-cell>
            <table:table-cell table:style-name="ce80" table:formula="of:=[.DK5]+1" office:value-type="date" office:date-value="2024-08-07" calcext:value-type="date">
              <text:p>7</text:p>
            </table:table-cell>
            <table:table-cell table:style-name="ce80" table:formula="of:=[.DL5]+1" office:value-type="date" office:date-value="2024-08-08" calcext:value-type="date">
              <text:p>8</text:p>
            </table:table-cell>
            <table:table-cell table:style-name="ce80" table:formula="of:=[.DM5]+1" office:value-type="date" office:date-value="2024-08-09" calcext:value-type="date">
              <text:p>9</text:p>
            </table:table-cell>
            <table:table-cell table:style-name="ce80" table:formula="of:=[.DN5]+1" office:value-type="date" office:date-value="2024-08-10" calcext:value-type="date">
              <text:p>10</text:p>
            </table:table-cell>
            <table:table-cell table:style-name="ce80" table:formula="of:=[.DO5]+1" office:value-type="date" office:date-value="2024-08-11" calcext:value-type="date">
              <text:p>11</text:p>
            </table:table-cell>
            <table:table-cell table:style-name="ce98" table:formula="of:=[.DP5]+1" office:value-type="date" office:date-value="2024-08-12" calcext:value-type="date">
              <text:p>12</text:p>
            </table:table-cell>
            <table:table-cell table:style-name="ce80" table:formula="of:=[.DQ5]+1" office:value-type="date" office:date-value="2024-08-13" calcext:value-type="date">
              <text:p>13</text:p>
            </table:table-cell>
            <table:table-cell table:style-name="ce80" table:formula="of:=[.DR5]+1" office:value-type="date" office:date-value="2024-08-14" calcext:value-type="date">
              <text:p>14</text:p>
            </table:table-cell>
            <table:table-cell table:style-name="ce80" table:formula="of:=[.DS5]+1" office:value-type="date" office:date-value="2024-08-15" calcext:value-type="date">
              <text:p>15</text:p>
            </table:table-cell>
            <table:table-cell table:style-name="ce80" table:formula="of:=[.DT5]+1" office:value-type="date" office:date-value="2024-08-16" calcext:value-type="date">
              <text:p>16</text:p>
            </table:table-cell>
            <table:table-cell table:style-name="ce80" table:formula="of:=[.DU5]+1" office:value-type="date" office:date-value="2024-08-17" calcext:value-type="date">
              <text:p>17</text:p>
            </table:table-cell>
            <table:table-cell table:style-name="ce80" table:formula="of:=[.DV5]+1" office:value-type="date" office:date-value="2024-08-18" calcext:value-type="date">
              <text:p>18</text:p>
            </table:table-cell>
            <table:table-cell table:style-name="ce98" table:formula="of:=[.DW5]+1" office:value-type="date" office:date-value="2024-08-19" calcext:value-type="date">
              <text:p>19</text:p>
            </table:table-cell>
            <table:table-cell table:style-name="ce80" table:formula="of:=[.DX5]+1" office:value-type="date" office:date-value="2024-08-20" calcext:value-type="date">
              <text:p>20</text:p>
            </table:table-cell>
            <table:table-cell table:style-name="ce80" table:formula="of:=[.DY5]+1" office:value-type="date" office:date-value="2024-08-21" calcext:value-type="date">
              <text:p>21</text:p>
            </table:table-cell>
            <table:table-cell table:style-name="ce80" table:formula="of:=[.DZ5]+1" office:value-type="date" office:date-value="2024-08-22" calcext:value-type="date">
              <text:p>22</text:p>
            </table:table-cell>
            <table:table-cell table:style-name="ce80" table:formula="of:=[.EA5]+1" office:value-type="date" office:date-value="2024-08-23" calcext:value-type="date">
              <text:p>23</text:p>
            </table:table-cell>
            <table:table-cell table:style-name="ce80" table:formula="of:=[.EB5]+1" office:value-type="date" office:date-value="2024-08-24" calcext:value-type="date">
              <text:p>24</text:p>
            </table:table-cell>
            <table:table-cell table:style-name="ce80" table:formula="of:=[.EC5]+1" office:value-type="date" office:date-value="2024-08-25" calcext:value-type="date">
              <text:p>25</text:p>
            </table:table-cell>
            <table:table-cell table:style-name="ce98" table:formula="of:=[.ED5]+1" office:value-type="date" office:date-value="2024-08-26" calcext:value-type="date">
              <text:p>26</text:p>
            </table:table-cell>
            <table:table-cell table:style-name="ce80" table:formula="of:=[.EE5]+1" office:value-type="date" office:date-value="2024-08-27" calcext:value-type="date">
              <text:p>27</text:p>
            </table:table-cell>
            <table:table-cell table:style-name="ce80" table:formula="of:=[.EF5]+1" office:value-type="date" office:date-value="2024-08-28" calcext:value-type="date">
              <text:p>28</text:p>
            </table:table-cell>
            <table:table-cell table:style-name="ce80" table:formula="of:=[.EG5]+1" office:value-type="date" office:date-value="2024-08-29" calcext:value-type="date">
              <text:p>29</text:p>
            </table:table-cell>
            <table:table-cell table:style-name="ce80" table:formula="of:=[.EH5]+1" office:value-type="date" office:date-value="2024-08-30" calcext:value-type="date">
              <text:p>30</text:p>
            </table:table-cell>
            <table:table-cell table:style-name="ce80" table:formula="of:=[.EI5]+1" office:value-type="date" office:date-value="2024-08-31" calcext:value-type="date">
              <text:p>31</text:p>
            </table:table-cell>
            <table:table-cell table:style-name="ce80" table:formula="of:=[.EJ5]+1" office:value-type="date" office:date-value="2024-09-01" calcext:value-type="date">
              <text:p>1</text:p>
            </table:table-cell>
            <table:table-cell table:style-name="ce98" table:formula="of:=[.EK5]+1" office:value-type="date" office:date-value="2024-09-02" calcext:value-type="date">
              <text:p>2</text:p>
            </table:table-cell>
            <table:table-cell table:style-name="ce80" table:formula="of:=[.EL5]+1" office:value-type="date" office:date-value="2024-09-03" calcext:value-type="date">
              <text:p>3</text:p>
            </table:table-cell>
            <table:table-cell table:style-name="ce80" table:formula="of:=[.EM5]+1" office:value-type="date" office:date-value="2024-09-04" calcext:value-type="date">
              <text:p>4</text:p>
            </table:table-cell>
            <table:table-cell table:style-name="ce80" table:formula="of:=[.EN5]+1" office:value-type="date" office:date-value="2024-09-05" calcext:value-type="date">
              <text:p>5</text:p>
            </table:table-cell>
            <table:table-cell table:style-name="ce80" table:formula="of:=[.EO5]+1" office:value-type="date" office:date-value="2024-09-06" calcext:value-type="date">
              <text:p>6</text:p>
            </table:table-cell>
            <table:table-cell table:style-name="ce80" table:formula="of:=[.EP5]+1" office:value-type="date" office:date-value="2024-09-07" calcext:value-type="date">
              <text:p>7</text:p>
            </table:table-cell>
            <table:table-cell table:style-name="ce80" table:formula="of:=[.EQ5]+1" office:value-type="date" office:date-value="2024-09-08" calcext:value-type="date">
              <text:p>8</text:p>
            </table:table-cell>
            <table:table-cell table:style-name="ce98" table:formula="of:=[.ER5]+1" office:value-type="date" office:date-value="2024-09-09" calcext:value-type="date">
              <text:p>9</text:p>
            </table:table-cell>
            <table:table-cell table:style-name="ce80" table:formula="of:=[.ES5]+1" office:value-type="date" office:date-value="2024-09-10" calcext:value-type="date">
              <text:p>10</text:p>
            </table:table-cell>
            <table:table-cell table:style-name="ce80" table:formula="of:=[.ET5]+1" office:value-type="date" office:date-value="2024-09-11" calcext:value-type="date">
              <text:p>11</text:p>
            </table:table-cell>
            <table:table-cell table:style-name="ce80" table:formula="of:=[.EU5]+1" office:value-type="date" office:date-value="2024-09-12" calcext:value-type="date">
              <text:p>12</text:p>
            </table:table-cell>
            <table:table-cell table:style-name="ce80" table:formula="of:=[.EV5]+1" office:value-type="date" office:date-value="2024-09-13" calcext:value-type="date">
              <text:p>13</text:p>
            </table:table-cell>
            <table:table-cell table:style-name="ce80" table:formula="of:=[.EW5]+1" office:value-type="date" office:date-value="2024-09-14" calcext:value-type="date">
              <text:p>14</text:p>
            </table:table-cell>
            <table:table-cell table:style-name="ce80" table:formula="of:=[.EX5]+1" office:value-type="date" office:date-value="2024-09-15" calcext:value-type="date">
              <text:p>15</text:p>
            </table:table-cell>
            <table:table-cell table:style-name="ce98" table:formula="of:=[.EY5]+1" office:value-type="date" office:date-value="2024-09-16" calcext:value-type="date">
              <text:p>16</text:p>
            </table:table-cell>
            <table:table-cell table:style-name="ce80" table:formula="of:=[.EZ5]+1" office:value-type="date" office:date-value="2024-09-17" calcext:value-type="date">
              <text:p>17</text:p>
            </table:table-cell>
            <table:table-cell table:style-name="ce80" table:formula="of:=[.FA5]+1" office:value-type="date" office:date-value="2024-09-18" calcext:value-type="date">
              <text:p>18</text:p>
            </table:table-cell>
            <table:table-cell table:style-name="ce80" table:formula="of:=[.FB5]+1" office:value-type="date" office:date-value="2024-09-19" calcext:value-type="date">
              <text:p>19</text:p>
            </table:table-cell>
            <table:table-cell table:style-name="ce80" table:formula="of:=[.FC5]+1" office:value-type="date" office:date-value="2024-09-20" calcext:value-type="date">
              <text:p>20</text:p>
            </table:table-cell>
            <table:table-cell table:style-name="ce80" table:formula="of:=[.FD5]+1" office:value-type="date" office:date-value="2024-09-21" calcext:value-type="date">
              <text:p>21</text:p>
            </table:table-cell>
            <table:table-cell table:style-name="ce80" table:formula="of:=[.FE5]+1" office:value-type="date" office:date-value="2024-09-22" calcext:value-type="date">
              <text:p>22</text:p>
            </table:table-cell>
            <table:table-cell table:style-name="ce98" table:formula="of:=[.FF5]+1" office:value-type="date" office:date-value="2024-09-23" calcext:value-type="date">
              <text:p>23</text:p>
            </table:table-cell>
            <table:table-cell table:style-name="ce80" table:formula="of:=[.FG5]+1" office:value-type="date" office:date-value="2024-09-24" calcext:value-type="date">
              <text:p>24</text:p>
            </table:table-cell>
            <table:table-cell table:style-name="ce80" table:formula="of:=[.FH5]+1" office:value-type="date" office:date-value="2024-09-25" calcext:value-type="date">
              <text:p>25</text:p>
            </table:table-cell>
            <table:table-cell table:style-name="ce80" table:formula="of:=[.FI5]+1" office:value-type="date" office:date-value="2024-09-26" calcext:value-type="date">
              <text:p>26</text:p>
            </table:table-cell>
            <table:table-cell table:style-name="ce80" table:formula="of:=[.FJ5]+1" office:value-type="date" office:date-value="2024-09-27" calcext:value-type="date">
              <text:p>27</text:p>
            </table:table-cell>
            <table:table-cell table:style-name="ce80" table:formula="of:=[.FK5]+1" office:value-type="date" office:date-value="2024-09-28" calcext:value-type="date">
              <text:p>28</text:p>
            </table:table-cell>
            <table:table-cell table:style-name="ce80" table:formula="of:=[.FL5]+1" office:value-type="date" office:date-value="2024-09-29" calcext:value-type="date">
              <text:p>29</text:p>
            </table:table-cell>
            <table:table-cell table:style-name="ce98" table:formula="of:=[.FM5]+1" office:value-type="date" office:date-value="2024-09-30" calcext:value-type="date">
              <text:p>30</text:p>
            </table:table-cell>
            <table:table-cell table:style-name="ce80" table:formula="of:=[.FN5]+1" office:value-type="date" office:date-value="2024-10-01" calcext:value-type="date">
              <text:p>1</text:p>
            </table:table-cell>
            <table:table-cell table:style-name="ce80" table:formula="of:=[.FO5]+1" office:value-type="date" office:date-value="2024-10-02" calcext:value-type="date">
              <text:p>2</text:p>
            </table:table-cell>
            <table:table-cell table:style-name="ce80" table:formula="of:=[.FP5]+1" office:value-type="date" office:date-value="2024-10-03" calcext:value-type="date">
              <text:p>3</text:p>
            </table:table-cell>
            <table:table-cell table:style-name="ce80" table:formula="of:=[.FQ5]+1" office:value-type="date" office:date-value="2024-10-04" calcext:value-type="date">
              <text:p>4</text:p>
            </table:table-cell>
            <table:table-cell table:style-name="ce80" table:formula="of:=[.FR5]+1" office:value-type="date" office:date-value="2024-10-05" calcext:value-type="date">
              <text:p>5</text:p>
            </table:table-cell>
            <table:table-cell table:style-name="ce80" table:formula="of:=[.FS5]+1" office:value-type="date" office:date-value="2024-10-06" calcext:value-type="date">
              <text:p>6</text:p>
            </table:table-cell>
            <table:table-cell table:style-name="ce98" table:formula="of:=[.FT5]+1" office:value-type="date" office:date-value="2024-10-07" calcext:value-type="date">
              <text:p>7</text:p>
            </table:table-cell>
            <table:table-cell table:style-name="ce80" table:formula="of:=[.FU5]+1" office:value-type="date" office:date-value="2024-10-08" calcext:value-type="date">
              <text:p>8</text:p>
            </table:table-cell>
            <table:table-cell table:style-name="ce80" table:formula="of:=[.FV5]+1" office:value-type="date" office:date-value="2024-10-09" calcext:value-type="date">
              <text:p>9</text:p>
            </table:table-cell>
            <table:table-cell table:style-name="ce80" table:formula="of:=[.FW5]+1" office:value-type="date" office:date-value="2024-10-10" calcext:value-type="date">
              <text:p>10</text:p>
            </table:table-cell>
            <table:table-cell table:style-name="ce80" table:formula="of:=[.FX5]+1" office:value-type="date" office:date-value="2024-10-11" calcext:value-type="date">
              <text:p>11</text:p>
            </table:table-cell>
            <table:table-cell table:style-name="ce80" table:formula="of:=[.FY5]+1" office:value-type="date" office:date-value="2024-10-12" calcext:value-type="date">
              <text:p>12</text:p>
            </table:table-cell>
            <table:table-cell table:style-name="ce80" table:formula="of:=[.FZ5]+1" office:value-type="date" office:date-value="2024-10-13" calcext:value-type="date">
              <text:p>13</text:p>
            </table:table-cell>
            <table:table-cell table:style-name="ce98" table:formula="of:=[.GA5]+1" office:value-type="date" office:date-value="2024-10-14" calcext:value-type="date">
              <text:p>14</text:p>
            </table:table-cell>
            <table:table-cell table:style-name="ce80" table:formula="of:=[.GB5]+1" office:value-type="date" office:date-value="2024-10-15" calcext:value-type="date">
              <text:p>15</text:p>
            </table:table-cell>
            <table:table-cell table:style-name="ce80" table:formula="of:=[.GC5]+1" office:value-type="date" office:date-value="2024-10-16" calcext:value-type="date">
              <text:p>16</text:p>
            </table:table-cell>
            <table:table-cell table:style-name="ce80" table:formula="of:=[.GD5]+1" office:value-type="date" office:date-value="2024-10-17" calcext:value-type="date">
              <text:p>17</text:p>
            </table:table-cell>
            <table:table-cell table:style-name="ce80" table:formula="of:=[.GE5]+1" office:value-type="date" office:date-value="2024-10-18" calcext:value-type="date">
              <text:p>18</text:p>
            </table:table-cell>
            <table:table-cell table:style-name="ce80" table:formula="of:=[.GF5]+1" office:value-type="date" office:date-value="2024-10-19" calcext:value-type="date">
              <text:p>19</text:p>
            </table:table-cell>
            <table:table-cell table:style-name="ce80" table:formula="of:=[.GG5]+1" office:value-type="date" office:date-value="2024-10-20" calcext:value-type="date">
              <text:p>20</text:p>
            </table:table-cell>
            <table:table-cell table:style-name="ce98" table:formula="of:=[.GH5]+1" office:value-type="date" office:date-value="2024-10-21" calcext:value-type="date">
              <text:p>21</text:p>
            </table:table-cell>
            <table:table-cell table:style-name="ce80" table:formula="of:=[.GI5]+1" office:value-type="date" office:date-value="2024-10-22" calcext:value-type="date">
              <text:p>22</text:p>
            </table:table-cell>
            <table:table-cell table:style-name="ce80" table:formula="of:=[.GJ5]+1" office:value-type="date" office:date-value="2024-10-23" calcext:value-type="date">
              <text:p>23</text:p>
            </table:table-cell>
            <table:table-cell table:style-name="ce80" table:formula="of:=[.GK5]+1" office:value-type="date" office:date-value="2024-10-24" calcext:value-type="date">
              <text:p>24</text:p>
            </table:table-cell>
            <table:table-cell table:style-name="ce80" table:formula="of:=[.GL5]+1" office:value-type="date" office:date-value="2024-10-25" calcext:value-type="date">
              <text:p>25</text:p>
            </table:table-cell>
            <table:table-cell table:style-name="ce80" table:formula="of:=[.GM5]+1" office:value-type="date" office:date-value="2024-10-26" calcext:value-type="date">
              <text:p>26</text:p>
            </table:table-cell>
            <table:table-cell table:style-name="ce80" table:formula="of:=[.GN5]+1" office:value-type="date" office:date-value="2024-10-27" calcext:value-type="date">
              <text:p>27</text:p>
            </table:table-cell>
            <table:table-cell table:style-name="ce98" table:formula="of:=[.GO5]+1" office:value-type="date" office:date-value="2024-10-28" calcext:value-type="date">
              <text:p>28</text:p>
            </table:table-cell>
            <table:table-cell table:style-name="ce80" table:formula="of:=[.GP5]+1" office:value-type="date" office:date-value="2024-10-29" calcext:value-type="date">
              <text:p>29</text:p>
            </table:table-cell>
            <table:table-cell table:style-name="ce80" table:formula="of:=[.GQ5]+1" office:value-type="date" office:date-value="2024-10-30" calcext:value-type="date">
              <text:p>30</text:p>
            </table:table-cell>
            <table:table-cell table:style-name="ce80" table:formula="of:=[.GR5]+1" office:value-type="date" office:date-value="2024-10-31" calcext:value-type="date">
              <text:p>31</text:p>
            </table:table-cell>
            <table:table-cell table:style-name="ce80" table:formula="of:=[.GS5]+1" office:value-type="date" office:date-value="2024-11-01" calcext:value-type="date">
              <text:p>1</text:p>
            </table:table-cell>
            <table:table-cell table:style-name="ce80" table:formula="of:=[.GT5]+1" office:value-type="date" office:date-value="2024-11-02" calcext:value-type="date">
              <text:p>2</text:p>
            </table:table-cell>
            <table:table-cell table:style-name="ce80" table:formula="of:=[.GU5]+1" office:value-type="date" office:date-value="2024-11-03" calcext:value-type="date">
              <text:p>3</text:p>
            </table:table-cell>
            <table:table-cell table:style-name="ce98" table:formula="of:=[.GV5]+1" office:value-type="date" office:date-value="2024-11-04" calcext:value-type="date">
              <text:p>4</text:p>
            </table:table-cell>
            <table:table-cell table:style-name="ce80" table:formula="of:=[.GW5]+1" office:value-type="date" office:date-value="2024-11-05" calcext:value-type="date">
              <text:p>5</text:p>
            </table:table-cell>
            <table:table-cell table:style-name="ce80" table:formula="of:=[.GX5]+1" office:value-type="date" office:date-value="2024-11-06" calcext:value-type="date">
              <text:p>6</text:p>
            </table:table-cell>
            <table:table-cell table:style-name="ce80" table:formula="of:=[.GY5]+1" office:value-type="date" office:date-value="2024-11-07" calcext:value-type="date">
              <text:p>7</text:p>
            </table:table-cell>
            <table:table-cell table:style-name="ce80" table:formula="of:=[.GZ5]+1" office:value-type="date" office:date-value="2024-11-08" calcext:value-type="date">
              <text:p>8</text:p>
            </table:table-cell>
            <table:table-cell table:style-name="ce80" table:formula="of:=[.HA5]+1" office:value-type="date" office:date-value="2024-11-09" calcext:value-type="date">
              <text:p>9</text:p>
            </table:table-cell>
            <table:table-cell table:style-name="ce80" table:formula="of:=[.HB5]+1" office:value-type="date" office:date-value="2024-11-10" calcext:value-type="date">
              <text:p>10</text:p>
            </table:table-cell>
            <table:table-cell table:style-name="ce98" table:formula="of:=[.HC5]+1" office:value-type="date" office:date-value="2024-11-11" calcext:value-type="date">
              <text:p>11</text:p>
            </table:table-cell>
            <table:table-cell table:style-name="ce80" table:formula="of:=[.HD5]+1" office:value-type="date" office:date-value="2024-11-12" calcext:value-type="date">
              <text:p>12</text:p>
            </table:table-cell>
            <table:table-cell table:style-name="ce80" table:formula="of:=[.HE5]+1" office:value-type="date" office:date-value="2024-11-13" calcext:value-type="date">
              <text:p>13</text:p>
            </table:table-cell>
            <table:table-cell table:style-name="ce80" table:formula="of:=[.HF5]+1" office:value-type="date" office:date-value="2024-11-14" calcext:value-type="date">
              <text:p>14</text:p>
            </table:table-cell>
            <table:table-cell table:style-name="ce80" table:formula="of:=[.HG5]+1" office:value-type="date" office:date-value="2024-11-15" calcext:value-type="date">
              <text:p>15</text:p>
            </table:table-cell>
            <table:table-cell table:style-name="ce80" table:formula="of:=[.HH5]+1" office:value-type="date" office:date-value="2024-11-16" calcext:value-type="date">
              <text:p>16</text:p>
            </table:table-cell>
            <table:table-cell table:style-name="ce80" table:formula="of:=[.HI5]+1" office:value-type="date" office:date-value="2024-11-17" calcext:value-type="date">
              <text:p>17</text:p>
            </table:table-cell>
            <table:table-cell table:style-name="ce98" table:formula="of:=[.HJ5]+1" office:value-type="date" office:date-value="2024-11-18" calcext:value-type="date">
              <text:p>18</text:p>
            </table:table-cell>
            <table:table-cell table:style-name="ce80" table:formula="of:=[.HK5]+1" office:value-type="date" office:date-value="2024-11-19" calcext:value-type="date">
              <text:p>19</text:p>
            </table:table-cell>
            <table:table-cell table:style-name="ce80" table:formula="of:=[.HL5]+1" office:value-type="date" office:date-value="2024-11-20" calcext:value-type="date">
              <text:p>20</text:p>
            </table:table-cell>
            <table:table-cell table:style-name="ce80" table:formula="of:=[.HM5]+1" office:value-type="date" office:date-value="2024-11-21" calcext:value-type="date">
              <text:p>21</text:p>
            </table:table-cell>
            <table:table-cell table:style-name="ce80" table:formula="of:=[.HN5]+1" office:value-type="date" office:date-value="2024-11-22" calcext:value-type="date">
              <text:p>22</text:p>
            </table:table-cell>
            <table:table-cell table:style-name="ce80" table:formula="of:=[.HO5]+1" office:value-type="date" office:date-value="2024-11-23" calcext:value-type="date">
              <text:p>23</text:p>
            </table:table-cell>
            <table:table-cell table:style-name="ce80" table:formula="of:=[.HP5]+1" office:value-type="date" office:date-value="2024-11-24" calcext:value-type="date">
              <text:p>24</text:p>
            </table:table-cell>
            <table:table-cell table:style-name="ce98" table:formula="of:=[.HQ5]+1" office:value-type="date" office:date-value="2024-11-25" calcext:value-type="date">
              <text:p>25</text:p>
            </table:table-cell>
            <table:table-cell table:style-name="ce80" table:formula="of:=[.HR5]+1" office:value-type="date" office:date-value="2024-11-26" calcext:value-type="date">
              <text:p>26</text:p>
            </table:table-cell>
            <table:table-cell table:style-name="ce80" table:formula="of:=[.HS5]+1" office:value-type="date" office:date-value="2024-11-27" calcext:value-type="date">
              <text:p>27</text:p>
            </table:table-cell>
            <table:table-cell table:style-name="ce80" table:formula="of:=[.HT5]+1" office:value-type="date" office:date-value="2024-11-28" calcext:value-type="date">
              <text:p>28</text:p>
            </table:table-cell>
            <table:table-cell table:style-name="ce80" table:formula="of:=[.HU5]+1" office:value-type="date" office:date-value="2024-11-29" calcext:value-type="date">
              <text:p>29</text:p>
            </table:table-cell>
            <table:table-cell table:style-name="ce80" table:formula="of:=[.HV5]+1" office:value-type="date" office:date-value="2024-11-30" calcext:value-type="date">
              <text:p>30</text:p>
            </table:table-cell>
            <table:table-cell table:style-name="ce80" table:formula="of:=[.HW5]+1" office:value-type="date" office:date-value="2024-12-01" calcext:value-type="date">
              <text:p>1</text:p>
            </table:table-cell>
            <table:table-cell table:style-name="ce98" table:formula="of:=[.HX5]+1" office:value-type="date" office:date-value="2024-12-02" calcext:value-type="date">
              <text:p>2</text:p>
            </table:table-cell>
            <table:table-cell table:style-name="ce80" table:formula="of:=[.HY5]+1" office:value-type="date" office:date-value="2024-12-03" calcext:value-type="date">
              <text:p>3</text:p>
            </table:table-cell>
            <table:table-cell table:style-name="ce80" table:formula="of:=[.HZ5]+1" office:value-type="date" office:date-value="2024-12-04" calcext:value-type="date">
              <text:p>4</text:p>
            </table:table-cell>
            <table:table-cell table:style-name="ce80" table:formula="of:=[.IA5]+1" office:value-type="date" office:date-value="2024-12-05" calcext:value-type="date">
              <text:p>5</text:p>
            </table:table-cell>
            <table:table-cell table:style-name="ce80" table:formula="of:=[.IB5]+1" office:value-type="date" office:date-value="2024-12-06" calcext:value-type="date">
              <text:p>6</text:p>
            </table:table-cell>
            <table:table-cell table:style-name="ce80" table:formula="of:=[.IC5]+1" office:value-type="date" office:date-value="2024-12-07" calcext:value-type="date">
              <text:p>7</text:p>
            </table:table-cell>
            <table:table-cell table:style-name="ce80" table:formula="of:=[.ID5]+1" office:value-type="date" office:date-value="2024-12-08" calcext:value-type="date">
              <text:p>8</text:p>
            </table:table-cell>
            <table:table-cell table:style-name="ce98" table:formula="of:=[.IE5]+1" office:value-type="date" office:date-value="2024-12-09" calcext:value-type="date">
              <text:p>9</text:p>
            </table:table-cell>
            <table:table-cell table:style-name="ce80" table:formula="of:=[.IF5]+1" office:value-type="date" office:date-value="2024-12-10" calcext:value-type="date">
              <text:p>10</text:p>
            </table:table-cell>
            <table:table-cell table:style-name="ce80" table:formula="of:=[.IG5]+1" office:value-type="date" office:date-value="2024-12-11" calcext:value-type="date">
              <text:p>11</text:p>
            </table:table-cell>
            <table:table-cell table:style-name="ce80" table:formula="of:=[.IH5]+1" office:value-type="date" office:date-value="2024-12-12" calcext:value-type="date">
              <text:p>12</text:p>
            </table:table-cell>
            <table:table-cell table:style-name="ce80" table:formula="of:=[.II5]+1" office:value-type="date" office:date-value="2024-12-13" calcext:value-type="date">
              <text:p>13</text:p>
            </table:table-cell>
            <table:table-cell table:style-name="ce80" table:formula="of:=[.IJ5]+1" office:value-type="date" office:date-value="2024-12-14" calcext:value-type="date">
              <text:p>14</text:p>
            </table:table-cell>
            <table:table-cell table:style-name="ce80" table:formula="of:=[.IK5]+1" office:value-type="date" office:date-value="2024-12-15" calcext:value-type="date">
              <text:p>15</text:p>
            </table:table-cell>
            <table:table-cell table:style-name="ce98" table:formula="of:=[.IL5]+1" office:value-type="date" office:date-value="2024-12-16" calcext:value-type="date">
              <text:p>16</text:p>
            </table:table-cell>
            <table:table-cell table:style-name="ce80" table:formula="of:=[.IM5]+1" office:value-type="date" office:date-value="2024-12-17" calcext:value-type="date">
              <text:p>17</text:p>
            </table:table-cell>
            <table:table-cell table:style-name="ce80" table:formula="of:=[.IN5]+1" office:value-type="date" office:date-value="2024-12-18" calcext:value-type="date">
              <text:p>18</text:p>
            </table:table-cell>
            <table:table-cell table:style-name="ce80" table:formula="of:=[.IO5]+1" office:value-type="date" office:date-value="2024-12-19" calcext:value-type="date">
              <text:p>19</text:p>
            </table:table-cell>
            <table:table-cell table:style-name="ce80" table:formula="of:=[.IP5]+1" office:value-type="date" office:date-value="2024-12-20" calcext:value-type="date">
              <text:p>20</text:p>
            </table:table-cell>
            <table:table-cell table:style-name="ce80" table:formula="of:=[.IQ5]+1" office:value-type="date" office:date-value="2024-12-21" calcext:value-type="date">
              <text:p>21</text:p>
            </table:table-cell>
            <table:table-cell table:style-name="ce80" table:formula="of:=[.IR5]+1" office:value-type="date" office:date-value="2024-12-22" calcext:value-type="date">
              <text:p>22</text:p>
            </table:table-cell>
            <table:table-cell table:style-name="ce98" table:formula="of:=[.IS5]+1" office:value-type="date" office:date-value="2024-12-23" calcext:value-type="date">
              <text:p>23</text:p>
            </table:table-cell>
            <table:table-cell table:style-name="ce80" table:formula="of:=[.IT5]+1" office:value-type="date" office:date-value="2024-12-24" calcext:value-type="date">
              <text:p>24</text:p>
            </table:table-cell>
            <table:table-cell table:style-name="ce80" table:formula="of:=[.IU5]+1" office:value-type="date" office:date-value="2024-12-25" calcext:value-type="date">
              <text:p>25</text:p>
            </table:table-cell>
            <table:table-cell table:style-name="ce80" table:formula="of:=[.IV5]+1" office:value-type="date" office:date-value="2024-12-26" calcext:value-type="date">
              <text:p>26</text:p>
            </table:table-cell>
            <table:table-cell table:style-name="ce80" table:formula="of:=[.IW5]+1" office:value-type="date" office:date-value="2024-12-27" calcext:value-type="date">
              <text:p>27</text:p>
            </table:table-cell>
            <table:table-cell table:style-name="ce80" table:formula="of:=[.IX5]+1" office:value-type="date" office:date-value="2024-12-28" calcext:value-type="date">
              <text:p>28</text:p>
            </table:table-cell>
            <table:table-cell table:style-name="ce80" table:formula="of:=[.IY5]+1" office:value-type="date" office:date-value="2024-12-29" calcext:value-type="date">
              <text:p>29</text:p>
            </table:table-cell>
            <table:table-cell table:style-name="ce98" table:formula="of:=[.IZ5]+1" office:value-type="date" office:date-value="2024-12-30" calcext:value-type="date">
              <text:p>30</text:p>
            </table:table-cell>
            <table:table-cell table:style-name="ce80" table:formula="of:=[.JA5]+1" office:value-type="date" office:date-value="2024-12-31" calcext:value-type="date">
              <text:p>31</text:p>
            </table:table-cell>
            <table:table-cell table:style-name="ce80" table:formula="of:=[.JB5]+1" office:value-type="date" office:date-value="2025-01-01" calcext:value-type="date">
              <text:p>1</text:p>
            </table:table-cell>
            <table:table-cell table:style-name="ce80" table:formula="of:=[.JC5]+1" office:value-type="date" office:date-value="2025-01-02" calcext:value-type="date">
              <text:p>2</text:p>
            </table:table-cell>
            <table:table-cell table:style-name="ce80" table:formula="of:=[.JD5]+1" office:value-type="date" office:date-value="2025-01-03" calcext:value-type="date">
              <text:p>3</text:p>
            </table:table-cell>
            <table:table-cell table:style-name="ce80" table:formula="of:=[.JE5]+1" office:value-type="date" office:date-value="2025-01-04" calcext:value-type="date">
              <text:p>4</text:p>
            </table:table-cell>
            <table:table-cell table:style-name="ce80" table:formula="of:=[.JF5]+1" office:value-type="date" office:date-value="2025-01-05" calcext:value-type="date">
              <text:p>5</text:p>
            </table:table-cell>
            <table:table-cell table:style-name="ce98" table:formula="of:=[.JG5]+1" office:value-type="date" office:date-value="2025-01-06" calcext:value-type="date">
              <text:p>6</text:p>
            </table:table-cell>
            <table:table-cell table:style-name="ce80" table:formula="of:=[.JH5]+1" office:value-type="date" office:date-value="2025-01-07" calcext:value-type="date">
              <text:p>7</text:p>
            </table:table-cell>
            <table:table-cell table:style-name="ce80" table:formula="of:=[.JI5]+1" office:value-type="date" office:date-value="2025-01-08" calcext:value-type="date">
              <text:p>8</text:p>
            </table:table-cell>
            <table:table-cell table:style-name="ce80" table:formula="of:=[.JJ5]+1" office:value-type="date" office:date-value="2025-01-09" calcext:value-type="date">
              <text:p>9</text:p>
            </table:table-cell>
            <table:table-cell table:style-name="ce80" table:formula="of:=[.JK5]+1" office:value-type="date" office:date-value="2025-01-10" calcext:value-type="date">
              <text:p>10</text:p>
            </table:table-cell>
            <table:table-cell table:style-name="ce80" table:formula="of:=[.JL5]+1" office:value-type="date" office:date-value="2025-01-11" calcext:value-type="date">
              <text:p>11</text:p>
            </table:table-cell>
            <table:table-cell table:style-name="ce80" table:formula="of:=[.JM5]+1" office:value-type="date" office:date-value="2025-01-12" calcext:value-type="date">
              <text:p>12</text:p>
            </table:table-cell>
            <table:table-cell table:style-name="ce98" table:formula="of:=[.JN5]+1" office:value-type="date" office:date-value="2025-01-13" calcext:value-type="date">
              <text:p>13</text:p>
            </table:table-cell>
            <table:table-cell table:style-name="ce80" table:formula="of:=[.JO5]+1" office:value-type="date" office:date-value="2025-01-14" calcext:value-type="date">
              <text:p>14</text:p>
            </table:table-cell>
            <table:table-cell table:style-name="ce80" table:formula="of:=[.JP5]+1" office:value-type="date" office:date-value="2025-01-15" calcext:value-type="date">
              <text:p>15</text:p>
            </table:table-cell>
            <table:table-cell table:style-name="ce80" table:formula="of:=[.JQ5]+1" office:value-type="date" office:date-value="2025-01-16" calcext:value-type="date">
              <text:p>16</text:p>
            </table:table-cell>
            <table:table-cell table:style-name="ce80" table:formula="of:=[.JR5]+1" office:value-type="date" office:date-value="2025-01-17" calcext:value-type="date">
              <text:p>17</text:p>
            </table:table-cell>
            <table:table-cell table:style-name="ce80" table:formula="of:=[.JS5]+1" office:value-type="date" office:date-value="2025-01-18" calcext:value-type="date">
              <text:p>18</text:p>
            </table:table-cell>
            <table:table-cell table:style-name="ce80" table:formula="of:=[.JT5]+1" office:value-type="date" office:date-value="2025-01-19" calcext:value-type="date">
              <text:p>19</text:p>
            </table:table-cell>
            <table:table-cell table:style-name="ce98" table:formula="of:=[.JU5]+1" office:value-type="date" office:date-value="2025-01-20" calcext:value-type="date">
              <text:p>20</text:p>
            </table:table-cell>
            <table:table-cell table:style-name="ce80" table:formula="of:=[.JV5]+1" office:value-type="date" office:date-value="2025-01-21" calcext:value-type="date">
              <text:p>21</text:p>
            </table:table-cell>
            <table:table-cell table:style-name="ce80" table:formula="of:=[.JW5]+1" office:value-type="date" office:date-value="2025-01-22" calcext:value-type="date">
              <text:p>22</text:p>
            </table:table-cell>
            <table:table-cell table:style-name="ce80" table:formula="of:=[.JX5]+1" office:value-type="date" office:date-value="2025-01-23" calcext:value-type="date">
              <text:p>23</text:p>
            </table:table-cell>
            <table:table-cell table:style-name="ce80" table:formula="of:=[.JY5]+1" office:value-type="date" office:date-value="2025-01-24" calcext:value-type="date">
              <text:p>24</text:p>
            </table:table-cell>
            <table:table-cell table:style-name="ce80" table:formula="of:=[.JZ5]+1" office:value-type="date" office:date-value="2025-01-25" calcext:value-type="date">
              <text:p>25</text:p>
            </table:table-cell>
            <table:table-cell table:style-name="ce80" table:formula="of:=[.KA5]+1" office:value-type="date" office:date-value="2025-01-26" calcext:value-type="date">
              <text:p>26</text:p>
            </table:table-cell>
            <table:table-cell table:style-name="ce23" table:number-columns-repeated="736"/>
          </table:table-row>
          <table:table-row table:style-name="ro3">
            <table:covered-table-cell table:style-name="ce1" table:content-validation-name="val5"/>
            <table:covered-table-cell table:style-name="ce9"/>
            <table:covered-table-cell table:number-columns-repeated="4" table:style-name="ce25"/>
            <table:table-cell table:style-name="ce23" table:number-columns-repeated="2"/>
            <table:table-cell table:style-name="ce80" table:formula="of:=Project_Start-WEEKDAY(Project_Start;1)+2+7*(Display_Week-1)" office:value-type="date" office:date-value="2024-04-22" calcext:value-type="date">
              <text:p>22</text:p>
            </table:table-cell>
            <table:table-cell table:style-name="ce94" table:formula="of:=LEFT(TEXT([.J5];&quot;ddd&quot;);1)" office:value-type="string" office:string-value="T" calcext:value-type="string">
              <text:p>T</text:p>
            </table:table-cell>
            <table:table-cell table:style-name="ce94" table:formula="of:=LEFT(TEXT([.K5];&quot;ddd&quot;);1)" office:value-type="string" office:string-value="W" calcext:value-type="string">
              <text:p>W</text:p>
            </table:table-cell>
            <table:table-cell table:style-name="ce94" table:formula="of:=LEFT(TEXT([.L5];&quot;ddd&quot;);1)" office:value-type="string" office:string-value="T" calcext:value-type="string">
              <text:p>T</text:p>
            </table:table-cell>
            <table:table-cell table:style-name="ce94" table:formula="of:=LEFT(TEXT([.M5];&quot;ddd&quot;);1)" office:value-type="string" office:string-value="F" calcext:value-type="string">
              <text:p>F</text:p>
            </table:table-cell>
            <table:table-cell table:style-name="ce94" table:formula="of:=LEFT(TEXT([.N5];&quot;ddd&quot;);1)" office:value-type="string" office:string-value="S" calcext:value-type="string">
              <text:p>S</text:p>
            </table:table-cell>
            <table:table-cell table:style-name="ce94" table:formula="of:=LEFT(TEXT([.O5];&quot;ddd&quot;);1)" office:value-type="string" office:string-value="S" calcext:value-type="string">
              <text:p>S</text:p>
            </table:table-cell>
            <table:table-cell table:style-name="ce94" table:formula="of:=LEFT(TEXT([.P5];&quot;ddd&quot;);1)" office:value-type="string" office:string-value="M" calcext:value-type="string">
              <text:p>M</text:p>
            </table:table-cell>
            <table:table-cell table:style-name="ce94" table:formula="of:=LEFT(TEXT([.Q5];&quot;ddd&quot;);1)" office:value-type="string" office:string-value="T" calcext:value-type="string">
              <text:p>T</text:p>
            </table:table-cell>
            <table:table-cell table:style-name="ce94" table:formula="of:=LEFT(TEXT([.R5];&quot;ddd&quot;);1)" office:value-type="string" office:string-value="W" calcext:value-type="string">
              <text:p>W</text:p>
            </table:table-cell>
            <table:table-cell table:style-name="ce94" table:formula="of:=LEFT(TEXT([.S5];&quot;ddd&quot;);1)" office:value-type="string" office:string-value="T" calcext:value-type="string">
              <text:p>T</text:p>
            </table:table-cell>
            <table:table-cell table:style-name="ce94" table:formula="of:=LEFT(TEXT([.T5];&quot;ddd&quot;);1)" office:value-type="string" office:string-value="F" calcext:value-type="string">
              <text:p>F</text:p>
            </table:table-cell>
            <table:table-cell table:style-name="ce94" table:formula="of:=LEFT(TEXT([.U5];&quot;ddd&quot;);1)" office:value-type="string" office:string-value="S" calcext:value-type="string">
              <text:p>S</text:p>
            </table:table-cell>
            <table:table-cell table:style-name="ce94" table:formula="of:=LEFT(TEXT([.V5];&quot;ddd&quot;);1)" office:value-type="string" office:string-value="S" calcext:value-type="string">
              <text:p>S</text:p>
            </table:table-cell>
            <table:table-cell table:style-name="ce94" table:formula="of:=LEFT(TEXT([.W5];&quot;ddd&quot;);1)" office:value-type="string" office:string-value="M" calcext:value-type="string">
              <text:p>M</text:p>
            </table:table-cell>
            <table:table-cell table:style-name="ce94" table:formula="of:=LEFT(TEXT([.X5];&quot;ddd&quot;);1)" office:value-type="string" office:string-value="T" calcext:value-type="string">
              <text:p>T</text:p>
            </table:table-cell>
            <table:table-cell table:style-name="ce94" table:formula="of:=LEFT(TEXT([.Y5];&quot;ddd&quot;);1)" office:value-type="string" office:string-value="W" calcext:value-type="string">
              <text:p>W</text:p>
            </table:table-cell>
            <table:table-cell table:style-name="ce94" table:formula="of:=LEFT(TEXT([.Z5];&quot;ddd&quot;);1)" office:value-type="string" office:string-value="T" calcext:value-type="string">
              <text:p>T</text:p>
            </table:table-cell>
            <table:table-cell table:style-name="ce94" table:formula="of:=LEFT(TEXT([.AA5];&quot;ddd&quot;);1)" office:value-type="string" office:string-value="F" calcext:value-type="string">
              <text:p>F</text:p>
            </table:table-cell>
            <table:table-cell table:style-name="ce94" table:formula="of:=LEFT(TEXT([.AB5];&quot;ddd&quot;);1)" office:value-type="string" office:string-value="S" calcext:value-type="string">
              <text:p>S</text:p>
            </table:table-cell>
            <table:table-cell table:style-name="ce94" table:formula="of:=LEFT(TEXT([.AC5];&quot;ddd&quot;);1)" office:value-type="string" office:string-value="S" calcext:value-type="string">
              <text:p>S</text:p>
            </table:table-cell>
            <table:table-cell table:style-name="ce94" table:formula="of:=LEFT(TEXT([.AD5];&quot;ddd&quot;);1)" office:value-type="string" office:string-value="M" calcext:value-type="string">
              <text:p>M</text:p>
            </table:table-cell>
            <table:table-cell table:style-name="ce94" table:formula="of:=LEFT(TEXT([.AE5];&quot;ddd&quot;);1)" office:value-type="string" office:string-value="T" calcext:value-type="string">
              <text:p>T</text:p>
            </table:table-cell>
            <table:table-cell table:style-name="ce94" table:formula="of:=LEFT(TEXT([.AF5];&quot;ddd&quot;);1)" office:value-type="string" office:string-value="W" calcext:value-type="string">
              <text:p>W</text:p>
            </table:table-cell>
            <table:table-cell table:style-name="ce94" table:formula="of:=LEFT(TEXT([.AG5];&quot;ddd&quot;);1)" office:value-type="string" office:string-value="T" calcext:value-type="string">
              <text:p>T</text:p>
            </table:table-cell>
            <table:table-cell table:style-name="ce94" table:formula="of:=LEFT(TEXT([.AH5];&quot;ddd&quot;);1)" office:value-type="string" office:string-value="F" calcext:value-type="string">
              <text:p>F</text:p>
            </table:table-cell>
            <table:table-cell table:style-name="ce94" table:formula="of:=LEFT(TEXT([.AI5];&quot;ddd&quot;);1)" office:value-type="string" office:string-value="S" calcext:value-type="string">
              <text:p>S</text:p>
            </table:table-cell>
            <table:table-cell table:style-name="ce94" table:formula="of:=LEFT(TEXT([.AJ5];&quot;ddd&quot;);1)" office:value-type="string" office:string-value="S" calcext:value-type="string">
              <text:p>S</text:p>
            </table:table-cell>
            <table:table-cell table:style-name="ce94" table:formula="of:=LEFT(TEXT([.AK5];&quot;ddd&quot;);1)" office:value-type="string" office:string-value="M" calcext:value-type="string">
              <text:p>M</text:p>
            </table:table-cell>
            <table:table-cell table:style-name="ce94" table:formula="of:=LEFT(TEXT([.AL5];&quot;ddd&quot;);1)" office:value-type="string" office:string-value="T" calcext:value-type="string">
              <text:p>T</text:p>
            </table:table-cell>
            <table:table-cell table:style-name="ce94" table:formula="of:=LEFT(TEXT([.AM5];&quot;ddd&quot;);1)" office:value-type="string" office:string-value="W" calcext:value-type="string">
              <text:p>W</text:p>
            </table:table-cell>
            <table:table-cell table:style-name="ce94" table:formula="of:=LEFT(TEXT([.AN5];&quot;ddd&quot;);1)" office:value-type="string" office:string-value="T" calcext:value-type="string">
              <text:p>T</text:p>
            </table:table-cell>
            <table:table-cell table:style-name="ce94" table:formula="of:=LEFT(TEXT([.AO5];&quot;ddd&quot;);1)" office:value-type="string" office:string-value="F" calcext:value-type="string">
              <text:p>F</text:p>
            </table:table-cell>
            <table:table-cell table:style-name="ce94" table:formula="of:=LEFT(TEXT([.AP5];&quot;ddd&quot;);1)" office:value-type="string" office:string-value="S" calcext:value-type="string">
              <text:p>S</text:p>
            </table:table-cell>
            <table:table-cell table:style-name="ce94" table:formula="of:=LEFT(TEXT([.AQ5];&quot;ddd&quot;);1)" office:value-type="string" office:string-value="S" calcext:value-type="string">
              <text:p>S</text:p>
            </table:table-cell>
            <table:table-cell table:style-name="ce94" table:formula="of:=LEFT(TEXT([.AR5];&quot;ddd&quot;);1)" office:value-type="string" office:string-value="M" calcext:value-type="string">
              <text:p>M</text:p>
            </table:table-cell>
            <table:table-cell table:style-name="ce94" table:formula="of:=LEFT(TEXT([.AS5];&quot;ddd&quot;);1)" office:value-type="string" office:string-value="T" calcext:value-type="string">
              <text:p>T</text:p>
            </table:table-cell>
            <table:table-cell table:style-name="ce94" table:formula="of:=LEFT(TEXT([.AT5];&quot;ddd&quot;);1)" office:value-type="string" office:string-value="W" calcext:value-type="string">
              <text:p>W</text:p>
            </table:table-cell>
            <table:table-cell table:style-name="ce94" table:formula="of:=LEFT(TEXT([.AU5];&quot;ddd&quot;);1)" office:value-type="string" office:string-value="T" calcext:value-type="string">
              <text:p>T</text:p>
            </table:table-cell>
            <table:table-cell table:style-name="ce94" table:formula="of:=LEFT(TEXT([.AV5];&quot;ddd&quot;);1)" office:value-type="string" office:string-value="F" calcext:value-type="string">
              <text:p>F</text:p>
            </table:table-cell>
            <table:table-cell table:style-name="ce94" table:formula="of:=LEFT(TEXT([.AW5];&quot;ddd&quot;);1)" office:value-type="string" office:string-value="S" calcext:value-type="string">
              <text:p>S</text:p>
            </table:table-cell>
            <table:table-cell table:style-name="ce94" table:formula="of:=LEFT(TEXT([.AX5];&quot;ddd&quot;);1)" office:value-type="string" office:string-value="S" calcext:value-type="string">
              <text:p>S</text:p>
            </table:table-cell>
            <table:table-cell table:style-name="ce94" table:formula="of:=LEFT(TEXT([.AY5];&quot;ddd&quot;);1)" office:value-type="string" office:string-value="M" calcext:value-type="string">
              <text:p>M</text:p>
            </table:table-cell>
            <table:table-cell table:style-name="ce94" table:formula="of:=LEFT(TEXT([.AZ5];&quot;ddd&quot;);1)" office:value-type="string" office:string-value="T" calcext:value-type="string">
              <text:p>T</text:p>
            </table:table-cell>
            <table:table-cell table:style-name="ce94" table:formula="of:=LEFT(TEXT([.BA5];&quot;ddd&quot;);1)" office:value-type="string" office:string-value="W" calcext:value-type="string">
              <text:p>W</text:p>
            </table:table-cell>
            <table:table-cell table:style-name="ce94" table:formula="of:=LEFT(TEXT([.BB5];&quot;ddd&quot;);1)" office:value-type="string" office:string-value="T" calcext:value-type="string">
              <text:p>T</text:p>
            </table:table-cell>
            <table:table-cell table:style-name="ce94" table:formula="of:=LEFT(TEXT([.BC5];&quot;ddd&quot;);1)" office:value-type="string" office:string-value="F" calcext:value-type="string">
              <text:p>F</text:p>
            </table:table-cell>
            <table:table-cell table:style-name="ce94" table:formula="of:=LEFT(TEXT([.BD5];&quot;ddd&quot;);1)" office:value-type="string" office:string-value="S" calcext:value-type="string">
              <text:p>S</text:p>
            </table:table-cell>
            <table:table-cell table:style-name="ce94" table:formula="of:=LEFT(TEXT([.BE5];&quot;ddd&quot;);1)" office:value-type="string" office:string-value="S" calcext:value-type="string">
              <text:p>S</text:p>
            </table:table-cell>
            <table:table-cell table:style-name="ce94" table:formula="of:=LEFT(TEXT([.BF5];&quot;ddd&quot;);1)" office:value-type="string" office:string-value="M" calcext:value-type="string">
              <text:p>M</text:p>
            </table:table-cell>
            <table:table-cell table:style-name="ce94" table:formula="of:=LEFT(TEXT([.BG5];&quot;ddd&quot;);1)" office:value-type="string" office:string-value="T" calcext:value-type="string">
              <text:p>T</text:p>
            </table:table-cell>
            <table:table-cell table:style-name="ce94" table:formula="of:=LEFT(TEXT([.BH5];&quot;ddd&quot;);1)" office:value-type="string" office:string-value="W" calcext:value-type="string">
              <text:p>W</text:p>
            </table:table-cell>
            <table:table-cell table:style-name="ce94" table:formula="of:=LEFT(TEXT([.BI5];&quot;ddd&quot;);1)" office:value-type="string" office:string-value="T" calcext:value-type="string">
              <text:p>T</text:p>
            </table:table-cell>
            <table:table-cell table:style-name="ce94" table:formula="of:=LEFT(TEXT([.BJ5];&quot;ddd&quot;);1)" office:value-type="string" office:string-value="F" calcext:value-type="string">
              <text:p>F</text:p>
            </table:table-cell>
            <table:table-cell table:style-name="ce94" table:formula="of:=LEFT(TEXT([.BK5];&quot;ddd&quot;);1)" office:value-type="string" office:string-value="S" calcext:value-type="string">
              <text:p>S</text:p>
            </table:table-cell>
            <table:table-cell table:style-name="ce106" table:formula="of:=LEFT(TEXT([.BL5];&quot;ddd&quot;);1)" office:value-type="string" office:string-value="S" calcext:value-type="string">
              <text:p>S</text:p>
            </table:table-cell>
            <table:table-cell table:style-name="ce94" table:formula="of:=LEFT(TEXT([.BM5];&quot;ddd&quot;);1)" office:value-type="string" office:string-value="M" calcext:value-type="string">
              <text:p>M</text:p>
            </table:table-cell>
            <table:table-cell table:style-name="ce94" table:formula="of:=LEFT(TEXT([.BN5];&quot;ddd&quot;);1)" office:value-type="string" office:string-value="T" calcext:value-type="string">
              <text:p>T</text:p>
            </table:table-cell>
            <table:table-cell table:style-name="ce94" table:formula="of:=LEFT(TEXT([.BO5];&quot;ddd&quot;);1)" office:value-type="string" office:string-value="W" calcext:value-type="string">
              <text:p>W</text:p>
            </table:table-cell>
            <table:table-cell table:style-name="ce94" table:formula="of:=LEFT(TEXT([.BP5];&quot;ddd&quot;);1)" office:value-type="string" office:string-value="T" calcext:value-type="string">
              <text:p>T</text:p>
            </table:table-cell>
            <table:table-cell table:style-name="ce94" table:formula="of:=LEFT(TEXT([.BQ5];&quot;ddd&quot;);1)" office:value-type="string" office:string-value="F" calcext:value-type="string">
              <text:p>F</text:p>
            </table:table-cell>
            <table:table-cell table:style-name="ce94" table:formula="of:=LEFT(TEXT([.BR5];&quot;ddd&quot;);1)" office:value-type="string" office:string-value="S" calcext:value-type="string">
              <text:p>S</text:p>
            </table:table-cell>
            <table:table-cell table:style-name="ce106" table:formula="of:=LEFT(TEXT([.BS5];&quot;ddd&quot;);1)" office:value-type="string" office:string-value="S" calcext:value-type="string">
              <text:p>S</text:p>
            </table:table-cell>
            <table:table-cell table:style-name="ce94" table:formula="of:=LEFT(TEXT([.BT5];&quot;ddd&quot;);1)" office:value-type="string" office:string-value="M" calcext:value-type="string">
              <text:p>M</text:p>
            </table:table-cell>
            <table:table-cell table:style-name="ce94" table:formula="of:=LEFT(TEXT([.BU5];&quot;ddd&quot;);1)" office:value-type="string" office:string-value="T" calcext:value-type="string">
              <text:p>T</text:p>
            </table:table-cell>
            <table:table-cell table:style-name="ce94" table:formula="of:=LEFT(TEXT([.BV5];&quot;ddd&quot;);1)" office:value-type="string" office:string-value="W" calcext:value-type="string">
              <text:p>W</text:p>
            </table:table-cell>
            <table:table-cell table:style-name="ce94" table:formula="of:=LEFT(TEXT([.BW5];&quot;ddd&quot;);1)" office:value-type="string" office:string-value="T" calcext:value-type="string">
              <text:p>T</text:p>
            </table:table-cell>
            <table:table-cell table:style-name="ce94" table:formula="of:=LEFT(TEXT([.BX5];&quot;ddd&quot;);1)" office:value-type="string" office:string-value="F" calcext:value-type="string">
              <text:p>F</text:p>
            </table:table-cell>
            <table:table-cell table:style-name="ce94" table:formula="of:=LEFT(TEXT([.BY5];&quot;ddd&quot;);1)" office:value-type="string" office:string-value="S" calcext:value-type="string">
              <text:p>S</text:p>
            </table:table-cell>
            <table:table-cell table:style-name="ce106" table:formula="of:=LEFT(TEXT([.BZ5];&quot;ddd&quot;);1)" office:value-type="string" office:string-value="S" calcext:value-type="string">
              <text:p>S</text:p>
            </table:table-cell>
            <table:table-cell table:style-name="ce94" table:formula="of:=LEFT(TEXT([.CA5];&quot;ddd&quot;);1)" office:value-type="string" office:string-value="M" calcext:value-type="string">
              <text:p>M</text:p>
            </table:table-cell>
            <table:table-cell table:style-name="ce94" table:formula="of:=LEFT(TEXT([.CB5];&quot;ddd&quot;);1)" office:value-type="string" office:string-value="T" calcext:value-type="string">
              <text:p>T</text:p>
            </table:table-cell>
            <table:table-cell table:style-name="ce94" table:formula="of:=LEFT(TEXT([.CC5];&quot;ddd&quot;);1)" office:value-type="string" office:string-value="W" calcext:value-type="string">
              <text:p>W</text:p>
            </table:table-cell>
            <table:table-cell table:style-name="ce94" table:formula="of:=LEFT(TEXT([.CD5];&quot;ddd&quot;);1)" office:value-type="string" office:string-value="T" calcext:value-type="string">
              <text:p>T</text:p>
            </table:table-cell>
            <table:table-cell table:style-name="ce94" table:formula="of:=LEFT(TEXT([.CE5];&quot;ddd&quot;);1)" office:value-type="string" office:string-value="F" calcext:value-type="string">
              <text:p>F</text:p>
            </table:table-cell>
            <table:table-cell table:style-name="ce94" table:formula="of:=LEFT(TEXT([.CF5];&quot;ddd&quot;);1)" office:value-type="string" office:string-value="S" calcext:value-type="string">
              <text:p>S</text:p>
            </table:table-cell>
            <table:table-cell table:style-name="ce106" table:formula="of:=LEFT(TEXT([.CG5];&quot;ddd&quot;);1)" office:value-type="string" office:string-value="S" calcext:value-type="string">
              <text:p>S</text:p>
            </table:table-cell>
            <table:table-cell table:style-name="ce94" table:formula="of:=LEFT(TEXT([.CH5];&quot;ddd&quot;);1)" office:value-type="string" office:string-value="M" calcext:value-type="string">
              <text:p>M</text:p>
            </table:table-cell>
            <table:table-cell table:style-name="ce94" table:formula="of:=LEFT(TEXT([.CI5];&quot;ddd&quot;);1)" office:value-type="string" office:string-value="T" calcext:value-type="string">
              <text:p>T</text:p>
            </table:table-cell>
            <table:table-cell table:style-name="ce94" table:formula="of:=LEFT(TEXT([.CJ5];&quot;ddd&quot;);1)" office:value-type="string" office:string-value="W" calcext:value-type="string">
              <text:p>W</text:p>
            </table:table-cell>
            <table:table-cell table:style-name="ce94" table:formula="of:=LEFT(TEXT([.CK5];&quot;ddd&quot;);1)" office:value-type="string" office:string-value="T" calcext:value-type="string">
              <text:p>T</text:p>
            </table:table-cell>
            <table:table-cell table:style-name="ce94" table:formula="of:=LEFT(TEXT([.CL5];&quot;ddd&quot;);1)" office:value-type="string" office:string-value="F" calcext:value-type="string">
              <text:p>F</text:p>
            </table:table-cell>
            <table:table-cell table:style-name="ce94" table:formula="of:=LEFT(TEXT([.CM5];&quot;ddd&quot;);1)" office:value-type="string" office:string-value="S" calcext:value-type="string">
              <text:p>S</text:p>
            </table:table-cell>
            <table:table-cell table:style-name="ce106" table:formula="of:=LEFT(TEXT([.CN5];&quot;ddd&quot;);1)" office:value-type="string" office:string-value="S" calcext:value-type="string">
              <text:p>S</text:p>
            </table:table-cell>
            <table:table-cell table:style-name="ce94" table:formula="of:=LEFT(TEXT([.CO5];&quot;ddd&quot;);1)" office:value-type="string" office:string-value="M" calcext:value-type="string">
              <text:p>M</text:p>
            </table:table-cell>
            <table:table-cell table:style-name="ce94" table:formula="of:=LEFT(TEXT([.CP5];&quot;ddd&quot;);1)" office:value-type="string" office:string-value="T" calcext:value-type="string">
              <text:p>T</text:p>
            </table:table-cell>
            <table:table-cell table:style-name="ce94" table:formula="of:=LEFT(TEXT([.CQ5];&quot;ddd&quot;);1)" office:value-type="string" office:string-value="W" calcext:value-type="string">
              <text:p>W</text:p>
            </table:table-cell>
            <table:table-cell table:style-name="ce94" table:formula="of:=LEFT(TEXT([.CR5];&quot;ddd&quot;);1)" office:value-type="string" office:string-value="T" calcext:value-type="string">
              <text:p>T</text:p>
            </table:table-cell>
            <table:table-cell table:style-name="ce94" table:formula="of:=LEFT(TEXT([.CS5];&quot;ddd&quot;);1)" office:value-type="string" office:string-value="F" calcext:value-type="string">
              <text:p>F</text:p>
            </table:table-cell>
            <table:table-cell table:style-name="ce94" table:formula="of:=LEFT(TEXT([.CT5];&quot;ddd&quot;);1)" office:value-type="string" office:string-value="S" calcext:value-type="string">
              <text:p>S</text:p>
            </table:table-cell>
            <table:table-cell table:style-name="ce106" table:formula="of:=LEFT(TEXT([.CU5];&quot;ddd&quot;);1)" office:value-type="string" office:string-value="S" calcext:value-type="string">
              <text:p>S</text:p>
            </table:table-cell>
            <table:table-cell table:style-name="ce94" table:formula="of:=LEFT(TEXT([.CV5];&quot;ddd&quot;);1)" office:value-type="string" office:string-value="M" calcext:value-type="string">
              <text:p>M</text:p>
            </table:table-cell>
            <table:table-cell table:style-name="ce94" table:formula="of:=LEFT(TEXT([.CW5];&quot;ddd&quot;);1)" office:value-type="string" office:string-value="T" calcext:value-type="string">
              <text:p>T</text:p>
            </table:table-cell>
            <table:table-cell table:style-name="ce94" table:formula="of:=LEFT(TEXT([.CX5];&quot;ddd&quot;);1)" office:value-type="string" office:string-value="W" calcext:value-type="string">
              <text:p>W</text:p>
            </table:table-cell>
            <table:table-cell table:style-name="ce94" table:formula="of:=LEFT(TEXT([.CY5];&quot;ddd&quot;);1)" office:value-type="string" office:string-value="T" calcext:value-type="string">
              <text:p>T</text:p>
            </table:table-cell>
            <table:table-cell table:style-name="ce94" table:formula="of:=LEFT(TEXT([.CZ5];&quot;ddd&quot;);1)" office:value-type="string" office:string-value="F" calcext:value-type="string">
              <text:p>F</text:p>
            </table:table-cell>
            <table:table-cell table:style-name="ce94" table:formula="of:=LEFT(TEXT([.DA5];&quot;ddd&quot;);1)" office:value-type="string" office:string-value="S" calcext:value-type="string">
              <text:p>S</text:p>
            </table:table-cell>
            <table:table-cell table:style-name="ce106" table:formula="of:=LEFT(TEXT([.DB5];&quot;ddd&quot;);1)" office:value-type="string" office:string-value="S" calcext:value-type="string">
              <text:p>S</text:p>
            </table:table-cell>
            <table:table-cell table:style-name="ce94" table:formula="of:=LEFT(TEXT([.DC5];&quot;ddd&quot;);1)" office:value-type="string" office:string-value="M" calcext:value-type="string">
              <text:p>M</text:p>
            </table:table-cell>
            <table:table-cell table:style-name="ce94" table:formula="of:=LEFT(TEXT([.DD5];&quot;ddd&quot;);1)" office:value-type="string" office:string-value="T" calcext:value-type="string">
              <text:p>T</text:p>
            </table:table-cell>
            <table:table-cell table:style-name="ce94" table:formula="of:=LEFT(TEXT([.DE5];&quot;ddd&quot;);1)" office:value-type="string" office:string-value="W" calcext:value-type="string">
              <text:p>W</text:p>
            </table:table-cell>
            <table:table-cell table:style-name="ce94" table:formula="of:=LEFT(TEXT([.DF5];&quot;ddd&quot;);1)" office:value-type="string" office:string-value="T" calcext:value-type="string">
              <text:p>T</text:p>
            </table:table-cell>
            <table:table-cell table:style-name="ce94" table:formula="of:=LEFT(TEXT([.DG5];&quot;ddd&quot;);1)" office:value-type="string" office:string-value="F" calcext:value-type="string">
              <text:p>F</text:p>
            </table:table-cell>
            <table:table-cell table:style-name="ce94" table:formula="of:=LEFT(TEXT([.DH5];&quot;ddd&quot;);1)" office:value-type="string" office:string-value="S" calcext:value-type="string">
              <text:p>S</text:p>
            </table:table-cell>
            <table:table-cell table:style-name="ce106" table:formula="of:=LEFT(TEXT([.DI5];&quot;ddd&quot;);1)" office:value-type="string" office:string-value="S" calcext:value-type="string">
              <text:p>S</text:p>
            </table:table-cell>
            <table:table-cell table:style-name="ce94" table:formula="of:=LEFT(TEXT([.DJ5];&quot;ddd&quot;);1)" office:value-type="string" office:string-value="M" calcext:value-type="string">
              <text:p>M</text:p>
            </table:table-cell>
            <table:table-cell table:style-name="ce94" table:formula="of:=LEFT(TEXT([.DK5];&quot;ddd&quot;);1)" office:value-type="string" office:string-value="T" calcext:value-type="string">
              <text:p>T</text:p>
            </table:table-cell>
            <table:table-cell table:style-name="ce94" table:formula="of:=LEFT(TEXT([.DL5];&quot;ddd&quot;);1)" office:value-type="string" office:string-value="W" calcext:value-type="string">
              <text:p>W</text:p>
            </table:table-cell>
            <table:table-cell table:style-name="ce94" table:formula="of:=LEFT(TEXT([.DM5];&quot;ddd&quot;);1)" office:value-type="string" office:string-value="T" calcext:value-type="string">
              <text:p>T</text:p>
            </table:table-cell>
            <table:table-cell table:style-name="ce94" table:formula="of:=LEFT(TEXT([.DN5];&quot;ddd&quot;);1)" office:value-type="string" office:string-value="F" calcext:value-type="string">
              <text:p>F</text:p>
            </table:table-cell>
            <table:table-cell table:style-name="ce94" table:formula="of:=LEFT(TEXT([.DO5];&quot;ddd&quot;);1)" office:value-type="string" office:string-value="S" calcext:value-type="string">
              <text:p>S</text:p>
            </table:table-cell>
            <table:table-cell table:style-name="ce106" table:formula="of:=LEFT(TEXT([.DP5];&quot;ddd&quot;);1)" office:value-type="string" office:string-value="S" calcext:value-type="string">
              <text:p>S</text:p>
            </table:table-cell>
            <table:table-cell table:style-name="ce94" table:formula="of:=LEFT(TEXT([.DQ5];&quot;ddd&quot;);1)" office:value-type="string" office:string-value="M" calcext:value-type="string">
              <text:p>M</text:p>
            </table:table-cell>
            <table:table-cell table:style-name="ce94" table:formula="of:=LEFT(TEXT([.DR5];&quot;ddd&quot;);1)" office:value-type="string" office:string-value="T" calcext:value-type="string">
              <text:p>T</text:p>
            </table:table-cell>
            <table:table-cell table:style-name="ce94" table:formula="of:=LEFT(TEXT([.DS5];&quot;ddd&quot;);1)" office:value-type="string" office:string-value="W" calcext:value-type="string">
              <text:p>W</text:p>
            </table:table-cell>
            <table:table-cell table:style-name="ce94" table:formula="of:=LEFT(TEXT([.DT5];&quot;ddd&quot;);1)" office:value-type="string" office:string-value="T" calcext:value-type="string">
              <text:p>T</text:p>
            </table:table-cell>
            <table:table-cell table:style-name="ce94" table:formula="of:=LEFT(TEXT([.DU5];&quot;ddd&quot;);1)" office:value-type="string" office:string-value="F" calcext:value-type="string">
              <text:p>F</text:p>
            </table:table-cell>
            <table:table-cell table:style-name="ce94" table:formula="of:=LEFT(TEXT([.DV5];&quot;ddd&quot;);1)" office:value-type="string" office:string-value="S" calcext:value-type="string">
              <text:p>S</text:p>
            </table:table-cell>
            <table:table-cell table:style-name="ce106" table:formula="of:=LEFT(TEXT([.DW5];&quot;ddd&quot;);1)" office:value-type="string" office:string-value="S" calcext:value-type="string">
              <text:p>S</text:p>
            </table:table-cell>
            <table:table-cell table:style-name="ce94" table:formula="of:=LEFT(TEXT([.DX5];&quot;ddd&quot;);1)" office:value-type="string" office:string-value="M" calcext:value-type="string">
              <text:p>M</text:p>
            </table:table-cell>
            <table:table-cell table:style-name="ce94" table:formula="of:=LEFT(TEXT([.DY5];&quot;ddd&quot;);1)" office:value-type="string" office:string-value="T" calcext:value-type="string">
              <text:p>T</text:p>
            </table:table-cell>
            <table:table-cell table:style-name="ce94" table:formula="of:=LEFT(TEXT([.DZ5];&quot;ddd&quot;);1)" office:value-type="string" office:string-value="W" calcext:value-type="string">
              <text:p>W</text:p>
            </table:table-cell>
            <table:table-cell table:style-name="ce94" table:formula="of:=LEFT(TEXT([.EA5];&quot;ddd&quot;);1)" office:value-type="string" office:string-value="T" calcext:value-type="string">
              <text:p>T</text:p>
            </table:table-cell>
            <table:table-cell table:style-name="ce94" table:formula="of:=LEFT(TEXT([.EB5];&quot;ddd&quot;);1)" office:value-type="string" office:string-value="F" calcext:value-type="string">
              <text:p>F</text:p>
            </table:table-cell>
            <table:table-cell table:style-name="ce94" table:formula="of:=LEFT(TEXT([.EC5];&quot;ddd&quot;);1)" office:value-type="string" office:string-value="S" calcext:value-type="string">
              <text:p>S</text:p>
            </table:table-cell>
            <table:table-cell table:style-name="ce106" table:formula="of:=LEFT(TEXT([.ED5];&quot;ddd&quot;);1)" office:value-type="string" office:string-value="S" calcext:value-type="string">
              <text:p>S</text:p>
            </table:table-cell>
            <table:table-cell table:style-name="ce94" table:formula="of:=LEFT(TEXT([.EE5];&quot;ddd&quot;);1)" office:value-type="string" office:string-value="M" calcext:value-type="string">
              <text:p>M</text:p>
            </table:table-cell>
            <table:table-cell table:style-name="ce94" table:formula="of:=LEFT(TEXT([.EF5];&quot;ddd&quot;);1)" office:value-type="string" office:string-value="T" calcext:value-type="string">
              <text:p>T</text:p>
            </table:table-cell>
            <table:table-cell table:style-name="ce94" table:formula="of:=LEFT(TEXT([.EG5];&quot;ddd&quot;);1)" office:value-type="string" office:string-value="W" calcext:value-type="string">
              <text:p>W</text:p>
            </table:table-cell>
            <table:table-cell table:style-name="ce94" table:formula="of:=LEFT(TEXT([.EH5];&quot;ddd&quot;);1)" office:value-type="string" office:string-value="T" calcext:value-type="string">
              <text:p>T</text:p>
            </table:table-cell>
            <table:table-cell table:style-name="ce94" table:formula="of:=LEFT(TEXT([.EI5];&quot;ddd&quot;);1)" office:value-type="string" office:string-value="F" calcext:value-type="string">
              <text:p>F</text:p>
            </table:table-cell>
            <table:table-cell table:style-name="ce94" table:formula="of:=LEFT(TEXT([.EJ5];&quot;ddd&quot;);1)" office:value-type="string" office:string-value="S" calcext:value-type="string">
              <text:p>S</text:p>
            </table:table-cell>
            <table:table-cell table:style-name="ce106" table:formula="of:=LEFT(TEXT([.EK5];&quot;ddd&quot;);1)" office:value-type="string" office:string-value="S" calcext:value-type="string">
              <text:p>S</text:p>
            </table:table-cell>
            <table:table-cell table:style-name="ce94" table:formula="of:=LEFT(TEXT([.EL5];&quot;ddd&quot;);1)" office:value-type="string" office:string-value="M" calcext:value-type="string">
              <text:p>M</text:p>
            </table:table-cell>
            <table:table-cell table:style-name="ce94" table:formula="of:=LEFT(TEXT([.EM5];&quot;ddd&quot;);1)" office:value-type="string" office:string-value="T" calcext:value-type="string">
              <text:p>T</text:p>
            </table:table-cell>
            <table:table-cell table:style-name="ce94" table:formula="of:=LEFT(TEXT([.EN5];&quot;ddd&quot;);1)" office:value-type="string" office:string-value="W" calcext:value-type="string">
              <text:p>W</text:p>
            </table:table-cell>
            <table:table-cell table:style-name="ce94" table:formula="of:=LEFT(TEXT([.EO5];&quot;ddd&quot;);1)" office:value-type="string" office:string-value="T" calcext:value-type="string">
              <text:p>T</text:p>
            </table:table-cell>
            <table:table-cell table:style-name="ce94" table:formula="of:=LEFT(TEXT([.EP5];&quot;ddd&quot;);1)" office:value-type="string" office:string-value="F" calcext:value-type="string">
              <text:p>F</text:p>
            </table:table-cell>
            <table:table-cell table:style-name="ce94" table:formula="of:=LEFT(TEXT([.EQ5];&quot;ddd&quot;);1)" office:value-type="string" office:string-value="S" calcext:value-type="string">
              <text:p>S</text:p>
            </table:table-cell>
            <table:table-cell table:style-name="ce106" table:formula="of:=LEFT(TEXT([.ER5];&quot;ddd&quot;);1)" office:value-type="string" office:string-value="S" calcext:value-type="string">
              <text:p>S</text:p>
            </table:table-cell>
            <table:table-cell table:style-name="ce94" table:formula="of:=LEFT(TEXT([.ES5];&quot;ddd&quot;);1)" office:value-type="string" office:string-value="M" calcext:value-type="string">
              <text:p>M</text:p>
            </table:table-cell>
            <table:table-cell table:style-name="ce94" table:formula="of:=LEFT(TEXT([.ET5];&quot;ddd&quot;);1)" office:value-type="string" office:string-value="T" calcext:value-type="string">
              <text:p>T</text:p>
            </table:table-cell>
            <table:table-cell table:style-name="ce94" table:formula="of:=LEFT(TEXT([.EU5];&quot;ddd&quot;);1)" office:value-type="string" office:string-value="W" calcext:value-type="string">
              <text:p>W</text:p>
            </table:table-cell>
            <table:table-cell table:style-name="ce94" table:formula="of:=LEFT(TEXT([.EV5];&quot;ddd&quot;);1)" office:value-type="string" office:string-value="T" calcext:value-type="string">
              <text:p>T</text:p>
            </table:table-cell>
            <table:table-cell table:style-name="ce94" table:formula="of:=LEFT(TEXT([.EW5];&quot;ddd&quot;);1)" office:value-type="string" office:string-value="F" calcext:value-type="string">
              <text:p>F</text:p>
            </table:table-cell>
            <table:table-cell table:style-name="ce94" table:formula="of:=LEFT(TEXT([.EX5];&quot;ddd&quot;);1)" office:value-type="string" office:string-value="S" calcext:value-type="string">
              <text:p>S</text:p>
            </table:table-cell>
            <table:table-cell table:style-name="ce106" table:formula="of:=LEFT(TEXT([.EY5];&quot;ddd&quot;);1)" office:value-type="string" office:string-value="S" calcext:value-type="string">
              <text:p>S</text:p>
            </table:table-cell>
            <table:table-cell table:style-name="ce94" table:formula="of:=LEFT(TEXT([.EZ5];&quot;ddd&quot;);1)" office:value-type="string" office:string-value="M" calcext:value-type="string">
              <text:p>M</text:p>
            </table:table-cell>
            <table:table-cell table:style-name="ce94" table:formula="of:=LEFT(TEXT([.FA5];&quot;ddd&quot;);1)" office:value-type="string" office:string-value="T" calcext:value-type="string">
              <text:p>T</text:p>
            </table:table-cell>
            <table:table-cell table:style-name="ce94" table:formula="of:=LEFT(TEXT([.FB5];&quot;ddd&quot;);1)" office:value-type="string" office:string-value="W" calcext:value-type="string">
              <text:p>W</text:p>
            </table:table-cell>
            <table:table-cell table:style-name="ce94" table:formula="of:=LEFT(TEXT([.FC5];&quot;ddd&quot;);1)" office:value-type="string" office:string-value="T" calcext:value-type="string">
              <text:p>T</text:p>
            </table:table-cell>
            <table:table-cell table:style-name="ce94" table:formula="of:=LEFT(TEXT([.FD5];&quot;ddd&quot;);1)" office:value-type="string" office:string-value="F" calcext:value-type="string">
              <text:p>F</text:p>
            </table:table-cell>
            <table:table-cell table:style-name="ce94" table:formula="of:=LEFT(TEXT([.FE5];&quot;ddd&quot;);1)" office:value-type="string" office:string-value="S" calcext:value-type="string">
              <text:p>S</text:p>
            </table:table-cell>
            <table:table-cell table:style-name="ce106" table:formula="of:=LEFT(TEXT([.FF5];&quot;ddd&quot;);1)" office:value-type="string" office:string-value="S" calcext:value-type="string">
              <text:p>S</text:p>
            </table:table-cell>
            <table:table-cell table:style-name="ce94" table:formula="of:=LEFT(TEXT([.FG5];&quot;ddd&quot;);1)" office:value-type="string" office:string-value="M" calcext:value-type="string">
              <text:p>M</text:p>
            </table:table-cell>
            <table:table-cell table:style-name="ce94" table:formula="of:=LEFT(TEXT([.FH5];&quot;ddd&quot;);1)" office:value-type="string" office:string-value="T" calcext:value-type="string">
              <text:p>T</text:p>
            </table:table-cell>
            <table:table-cell table:style-name="ce94" table:formula="of:=LEFT(TEXT([.FI5];&quot;ddd&quot;);1)" office:value-type="string" office:string-value="W" calcext:value-type="string">
              <text:p>W</text:p>
            </table:table-cell>
            <table:table-cell table:style-name="ce94" table:formula="of:=LEFT(TEXT([.FJ5];&quot;ddd&quot;);1)" office:value-type="string" office:string-value="T" calcext:value-type="string">
              <text:p>T</text:p>
            </table:table-cell>
            <table:table-cell table:style-name="ce94" table:formula="of:=LEFT(TEXT([.FK5];&quot;ddd&quot;);1)" office:value-type="string" office:string-value="F" calcext:value-type="string">
              <text:p>F</text:p>
            </table:table-cell>
            <table:table-cell table:style-name="ce94" table:formula="of:=LEFT(TEXT([.FL5];&quot;ddd&quot;);1)" office:value-type="string" office:string-value="S" calcext:value-type="string">
              <text:p>S</text:p>
            </table:table-cell>
            <table:table-cell table:style-name="ce106" table:formula="of:=LEFT(TEXT([.FM5];&quot;ddd&quot;);1)" office:value-type="string" office:string-value="S" calcext:value-type="string">
              <text:p>S</text:p>
            </table:table-cell>
            <table:table-cell table:style-name="ce94" table:formula="of:=LEFT(TEXT([.FN5];&quot;ddd&quot;);1)" office:value-type="string" office:string-value="M" calcext:value-type="string">
              <text:p>M</text:p>
            </table:table-cell>
            <table:table-cell table:style-name="ce94" table:formula="of:=LEFT(TEXT([.FO5];&quot;ddd&quot;);1)" office:value-type="string" office:string-value="T" calcext:value-type="string">
              <text:p>T</text:p>
            </table:table-cell>
            <table:table-cell table:style-name="ce94" table:formula="of:=LEFT(TEXT([.FP5];&quot;ddd&quot;);1)" office:value-type="string" office:string-value="W" calcext:value-type="string">
              <text:p>W</text:p>
            </table:table-cell>
            <table:table-cell table:style-name="ce94" table:formula="of:=LEFT(TEXT([.FQ5];&quot;ddd&quot;);1)" office:value-type="string" office:string-value="T" calcext:value-type="string">
              <text:p>T</text:p>
            </table:table-cell>
            <table:table-cell table:style-name="ce94" table:formula="of:=LEFT(TEXT([.FR5];&quot;ddd&quot;);1)" office:value-type="string" office:string-value="F" calcext:value-type="string">
              <text:p>F</text:p>
            </table:table-cell>
            <table:table-cell table:style-name="ce94" table:formula="of:=LEFT(TEXT([.FS5];&quot;ddd&quot;);1)" office:value-type="string" office:string-value="S" calcext:value-type="string">
              <text:p>S</text:p>
            </table:table-cell>
            <table:table-cell table:style-name="ce106" table:formula="of:=LEFT(TEXT([.FT5];&quot;ddd&quot;);1)" office:value-type="string" office:string-value="S" calcext:value-type="string">
              <text:p>S</text:p>
            </table:table-cell>
            <table:table-cell table:style-name="ce94" table:formula="of:=LEFT(TEXT([.FU5];&quot;ddd&quot;);1)" office:value-type="string" office:string-value="M" calcext:value-type="string">
              <text:p>M</text:p>
            </table:table-cell>
            <table:table-cell table:style-name="ce94" table:formula="of:=LEFT(TEXT([.FV5];&quot;ddd&quot;);1)" office:value-type="string" office:string-value="T" calcext:value-type="string">
              <text:p>T</text:p>
            </table:table-cell>
            <table:table-cell table:style-name="ce94" table:formula="of:=LEFT(TEXT([.FW5];&quot;ddd&quot;);1)" office:value-type="string" office:string-value="W" calcext:value-type="string">
              <text:p>W</text:p>
            </table:table-cell>
            <table:table-cell table:style-name="ce94" table:formula="of:=LEFT(TEXT([.FX5];&quot;ddd&quot;);1)" office:value-type="string" office:string-value="T" calcext:value-type="string">
              <text:p>T</text:p>
            </table:table-cell>
            <table:table-cell table:style-name="ce94" table:formula="of:=LEFT(TEXT([.FY5];&quot;ddd&quot;);1)" office:value-type="string" office:string-value="F" calcext:value-type="string">
              <text:p>F</text:p>
            </table:table-cell>
            <table:table-cell table:style-name="ce94" table:formula="of:=LEFT(TEXT([.FZ5];&quot;ddd&quot;);1)" office:value-type="string" office:string-value="S" calcext:value-type="string">
              <text:p>S</text:p>
            </table:table-cell>
            <table:table-cell table:style-name="ce106" table:formula="of:=LEFT(TEXT([.GA5];&quot;ddd&quot;);1)" office:value-type="string" office:string-value="S" calcext:value-type="string">
              <text:p>S</text:p>
            </table:table-cell>
            <table:table-cell table:style-name="ce94" table:formula="of:=LEFT(TEXT([.GB5];&quot;ddd&quot;);1)" office:value-type="string" office:string-value="M" calcext:value-type="string">
              <text:p>M</text:p>
            </table:table-cell>
            <table:table-cell table:style-name="ce94" table:formula="of:=LEFT(TEXT([.GC5];&quot;ddd&quot;);1)" office:value-type="string" office:string-value="T" calcext:value-type="string">
              <text:p>T</text:p>
            </table:table-cell>
            <table:table-cell table:style-name="ce94" table:formula="of:=LEFT(TEXT([.GD5];&quot;ddd&quot;);1)" office:value-type="string" office:string-value="W" calcext:value-type="string">
              <text:p>W</text:p>
            </table:table-cell>
            <table:table-cell table:style-name="ce94" table:formula="of:=LEFT(TEXT([.GE5];&quot;ddd&quot;);1)" office:value-type="string" office:string-value="T" calcext:value-type="string">
              <text:p>T</text:p>
            </table:table-cell>
            <table:table-cell table:style-name="ce94" table:formula="of:=LEFT(TEXT([.GF5];&quot;ddd&quot;);1)" office:value-type="string" office:string-value="F" calcext:value-type="string">
              <text:p>F</text:p>
            </table:table-cell>
            <table:table-cell table:style-name="ce94" table:formula="of:=LEFT(TEXT([.GG5];&quot;ddd&quot;);1)" office:value-type="string" office:string-value="S" calcext:value-type="string">
              <text:p>S</text:p>
            </table:table-cell>
            <table:table-cell table:style-name="ce106" table:formula="of:=LEFT(TEXT([.GH5];&quot;ddd&quot;);1)" office:value-type="string" office:string-value="S" calcext:value-type="string">
              <text:p>S</text:p>
            </table:table-cell>
            <table:table-cell table:style-name="ce94" table:formula="of:=LEFT(TEXT([.GI5];&quot;ddd&quot;);1)" office:value-type="string" office:string-value="M" calcext:value-type="string">
              <text:p>M</text:p>
            </table:table-cell>
            <table:table-cell table:style-name="ce94" table:formula="of:=LEFT(TEXT([.GJ5];&quot;ddd&quot;);1)" office:value-type="string" office:string-value="T" calcext:value-type="string">
              <text:p>T</text:p>
            </table:table-cell>
            <table:table-cell table:style-name="ce94" table:formula="of:=LEFT(TEXT([.GK5];&quot;ddd&quot;);1)" office:value-type="string" office:string-value="W" calcext:value-type="string">
              <text:p>W</text:p>
            </table:table-cell>
            <table:table-cell table:style-name="ce94" table:formula="of:=LEFT(TEXT([.GL5];&quot;ddd&quot;);1)" office:value-type="string" office:string-value="T" calcext:value-type="string">
              <text:p>T</text:p>
            </table:table-cell>
            <table:table-cell table:style-name="ce94" table:formula="of:=LEFT(TEXT([.GM5];&quot;ddd&quot;);1)" office:value-type="string" office:string-value="F" calcext:value-type="string">
              <text:p>F</text:p>
            </table:table-cell>
            <table:table-cell table:style-name="ce94" table:formula="of:=LEFT(TEXT([.GN5];&quot;ddd&quot;);1)" office:value-type="string" office:string-value="S" calcext:value-type="string">
              <text:p>S</text:p>
            </table:table-cell>
            <table:table-cell table:style-name="ce106" table:formula="of:=LEFT(TEXT([.GO5];&quot;ddd&quot;);1)" office:value-type="string" office:string-value="S" calcext:value-type="string">
              <text:p>S</text:p>
            </table:table-cell>
            <table:table-cell table:style-name="ce94" table:formula="of:=LEFT(TEXT([.GP5];&quot;ddd&quot;);1)" office:value-type="string" office:string-value="M" calcext:value-type="string">
              <text:p>M</text:p>
            </table:table-cell>
            <table:table-cell table:style-name="ce94" table:formula="of:=LEFT(TEXT([.GQ5];&quot;ddd&quot;);1)" office:value-type="string" office:string-value="T" calcext:value-type="string">
              <text:p>T</text:p>
            </table:table-cell>
            <table:table-cell table:style-name="ce94" table:formula="of:=LEFT(TEXT([.GR5];&quot;ddd&quot;);1)" office:value-type="string" office:string-value="W" calcext:value-type="string">
              <text:p>W</text:p>
            </table:table-cell>
            <table:table-cell table:style-name="ce94" table:formula="of:=LEFT(TEXT([.GS5];&quot;ddd&quot;);1)" office:value-type="string" office:string-value="T" calcext:value-type="string">
              <text:p>T</text:p>
            </table:table-cell>
            <table:table-cell table:style-name="ce94" table:formula="of:=LEFT(TEXT([.GT5];&quot;ddd&quot;);1)" office:value-type="string" office:string-value="F" calcext:value-type="string">
              <text:p>F</text:p>
            </table:table-cell>
            <table:table-cell table:style-name="ce94" table:formula="of:=LEFT(TEXT([.GU5];&quot;ddd&quot;);1)" office:value-type="string" office:string-value="S" calcext:value-type="string">
              <text:p>S</text:p>
            </table:table-cell>
            <table:table-cell table:style-name="ce106" table:formula="of:=LEFT(TEXT([.GV5];&quot;ddd&quot;);1)" office:value-type="string" office:string-value="S" calcext:value-type="string">
              <text:p>S</text:p>
            </table:table-cell>
            <table:table-cell table:style-name="ce94" table:formula="of:=LEFT(TEXT([.GW5];&quot;ddd&quot;);1)" office:value-type="string" office:string-value="M" calcext:value-type="string">
              <text:p>M</text:p>
            </table:table-cell>
            <table:table-cell table:style-name="ce94" table:formula="of:=LEFT(TEXT([.GX5];&quot;ddd&quot;);1)" office:value-type="string" office:string-value="T" calcext:value-type="string">
              <text:p>T</text:p>
            </table:table-cell>
            <table:table-cell table:style-name="ce94" table:formula="of:=LEFT(TEXT([.GY5];&quot;ddd&quot;);1)" office:value-type="string" office:string-value="W" calcext:value-type="string">
              <text:p>W</text:p>
            </table:table-cell>
            <table:table-cell table:style-name="ce94" table:formula="of:=LEFT(TEXT([.GZ5];&quot;ddd&quot;);1)" office:value-type="string" office:string-value="T" calcext:value-type="string">
              <text:p>T</text:p>
            </table:table-cell>
            <table:table-cell table:style-name="ce94" table:formula="of:=LEFT(TEXT([.HA5];&quot;ddd&quot;);1)" office:value-type="string" office:string-value="F" calcext:value-type="string">
              <text:p>F</text:p>
            </table:table-cell>
            <table:table-cell table:style-name="ce94" table:formula="of:=LEFT(TEXT([.HB5];&quot;ddd&quot;);1)" office:value-type="string" office:string-value="S" calcext:value-type="string">
              <text:p>S</text:p>
            </table:table-cell>
            <table:table-cell table:style-name="ce106" table:formula="of:=LEFT(TEXT([.HC5];&quot;ddd&quot;);1)" office:value-type="string" office:string-value="S" calcext:value-type="string">
              <text:p>S</text:p>
            </table:table-cell>
            <table:table-cell table:style-name="ce94" table:formula="of:=LEFT(TEXT([.HD5];&quot;ddd&quot;);1)" office:value-type="string" office:string-value="M" calcext:value-type="string">
              <text:p>M</text:p>
            </table:table-cell>
            <table:table-cell table:style-name="ce94" table:formula="of:=LEFT(TEXT([.HE5];&quot;ddd&quot;);1)" office:value-type="string" office:string-value="T" calcext:value-type="string">
              <text:p>T</text:p>
            </table:table-cell>
            <table:table-cell table:style-name="ce94" table:formula="of:=LEFT(TEXT([.HF5];&quot;ddd&quot;);1)" office:value-type="string" office:string-value="W" calcext:value-type="string">
              <text:p>W</text:p>
            </table:table-cell>
            <table:table-cell table:style-name="ce94" table:formula="of:=LEFT(TEXT([.HG5];&quot;ddd&quot;);1)" office:value-type="string" office:string-value="T" calcext:value-type="string">
              <text:p>T</text:p>
            </table:table-cell>
            <table:table-cell table:style-name="ce94" table:formula="of:=LEFT(TEXT([.HH5];&quot;ddd&quot;);1)" office:value-type="string" office:string-value="F" calcext:value-type="string">
              <text:p>F</text:p>
            </table:table-cell>
            <table:table-cell table:style-name="ce94" table:formula="of:=LEFT(TEXT([.HI5];&quot;ddd&quot;);1)" office:value-type="string" office:string-value="S" calcext:value-type="string">
              <text:p>S</text:p>
            </table:table-cell>
            <table:table-cell table:style-name="ce106" table:formula="of:=LEFT(TEXT([.HJ5];&quot;ddd&quot;);1)" office:value-type="string" office:string-value="S" calcext:value-type="string">
              <text:p>S</text:p>
            </table:table-cell>
            <table:table-cell table:style-name="ce94" table:formula="of:=LEFT(TEXT([.HK5];&quot;ddd&quot;);1)" office:value-type="string" office:string-value="M" calcext:value-type="string">
              <text:p>M</text:p>
            </table:table-cell>
            <table:table-cell table:style-name="ce94" table:formula="of:=LEFT(TEXT([.HL5];&quot;ddd&quot;);1)" office:value-type="string" office:string-value="T" calcext:value-type="string">
              <text:p>T</text:p>
            </table:table-cell>
            <table:table-cell table:style-name="ce94" table:formula="of:=LEFT(TEXT([.HM5];&quot;ddd&quot;);1)" office:value-type="string" office:string-value="W" calcext:value-type="string">
              <text:p>W</text:p>
            </table:table-cell>
            <table:table-cell table:style-name="ce94" table:formula="of:=LEFT(TEXT([.HN5];&quot;ddd&quot;);1)" office:value-type="string" office:string-value="T" calcext:value-type="string">
              <text:p>T</text:p>
            </table:table-cell>
            <table:table-cell table:style-name="ce94" table:formula="of:=LEFT(TEXT([.HO5];&quot;ddd&quot;);1)" office:value-type="string" office:string-value="F" calcext:value-type="string">
              <text:p>F</text:p>
            </table:table-cell>
            <table:table-cell table:style-name="ce94" table:formula="of:=LEFT(TEXT([.HP5];&quot;ddd&quot;);1)" office:value-type="string" office:string-value="S" calcext:value-type="string">
              <text:p>S</text:p>
            </table:table-cell>
            <table:table-cell table:style-name="ce106" table:formula="of:=LEFT(TEXT([.HQ5];&quot;ddd&quot;);1)" office:value-type="string" office:string-value="S" calcext:value-type="string">
              <text:p>S</text:p>
            </table:table-cell>
            <table:table-cell table:style-name="ce94" table:formula="of:=LEFT(TEXT([.HR5];&quot;ddd&quot;);1)" office:value-type="string" office:string-value="M" calcext:value-type="string">
              <text:p>M</text:p>
            </table:table-cell>
            <table:table-cell table:style-name="ce94" table:formula="of:=LEFT(TEXT([.HS5];&quot;ddd&quot;);1)" office:value-type="string" office:string-value="T" calcext:value-type="string">
              <text:p>T</text:p>
            </table:table-cell>
            <table:table-cell table:style-name="ce94" table:formula="of:=LEFT(TEXT([.HT5];&quot;ddd&quot;);1)" office:value-type="string" office:string-value="W" calcext:value-type="string">
              <text:p>W</text:p>
            </table:table-cell>
            <table:table-cell table:style-name="ce94" table:formula="of:=LEFT(TEXT([.HU5];&quot;ddd&quot;);1)" office:value-type="string" office:string-value="T" calcext:value-type="string">
              <text:p>T</text:p>
            </table:table-cell>
            <table:table-cell table:style-name="ce94" table:formula="of:=LEFT(TEXT([.HV5];&quot;ddd&quot;);1)" office:value-type="string" office:string-value="F" calcext:value-type="string">
              <text:p>F</text:p>
            </table:table-cell>
            <table:table-cell table:style-name="ce94" table:formula="of:=LEFT(TEXT([.HW5];&quot;ddd&quot;);1)" office:value-type="string" office:string-value="S" calcext:value-type="string">
              <text:p>S</text:p>
            </table:table-cell>
            <table:table-cell table:style-name="ce106" table:formula="of:=LEFT(TEXT([.HX5];&quot;ddd&quot;);1)" office:value-type="string" office:string-value="S" calcext:value-type="string">
              <text:p>S</text:p>
            </table:table-cell>
            <table:table-cell table:style-name="ce94" table:formula="of:=LEFT(TEXT([.HY5];&quot;ddd&quot;);1)" office:value-type="string" office:string-value="M" calcext:value-type="string">
              <text:p>M</text:p>
            </table:table-cell>
            <table:table-cell table:style-name="ce94" table:formula="of:=LEFT(TEXT([.HZ5];&quot;ddd&quot;);1)" office:value-type="string" office:string-value="T" calcext:value-type="string">
              <text:p>T</text:p>
            </table:table-cell>
            <table:table-cell table:style-name="ce94" table:formula="of:=LEFT(TEXT([.IA5];&quot;ddd&quot;);1)" office:value-type="string" office:string-value="W" calcext:value-type="string">
              <text:p>W</text:p>
            </table:table-cell>
            <table:table-cell table:style-name="ce94" table:formula="of:=LEFT(TEXT([.IB5];&quot;ddd&quot;);1)" office:value-type="string" office:string-value="T" calcext:value-type="string">
              <text:p>T</text:p>
            </table:table-cell>
            <table:table-cell table:style-name="ce94" table:formula="of:=LEFT(TEXT([.IC5];&quot;ddd&quot;);1)" office:value-type="string" office:string-value="F" calcext:value-type="string">
              <text:p>F</text:p>
            </table:table-cell>
            <table:table-cell table:style-name="ce94" table:formula="of:=LEFT(TEXT([.ID5];&quot;ddd&quot;);1)" office:value-type="string" office:string-value="S" calcext:value-type="string">
              <text:p>S</text:p>
            </table:table-cell>
            <table:table-cell table:style-name="ce106" table:formula="of:=LEFT(TEXT([.IE5];&quot;ddd&quot;);1)" office:value-type="string" office:string-value="S" calcext:value-type="string">
              <text:p>S</text:p>
            </table:table-cell>
            <table:table-cell table:style-name="ce94" table:formula="of:=LEFT(TEXT([.IF5];&quot;ddd&quot;);1)" office:value-type="string" office:string-value="M" calcext:value-type="string">
              <text:p>M</text:p>
            </table:table-cell>
            <table:table-cell table:style-name="ce94" table:formula="of:=LEFT(TEXT([.IG5];&quot;ddd&quot;);1)" office:value-type="string" office:string-value="T" calcext:value-type="string">
              <text:p>T</text:p>
            </table:table-cell>
            <table:table-cell table:style-name="ce94" table:formula="of:=LEFT(TEXT([.IH5];&quot;ddd&quot;);1)" office:value-type="string" office:string-value="W" calcext:value-type="string">
              <text:p>W</text:p>
            </table:table-cell>
            <table:table-cell table:style-name="ce94" table:formula="of:=LEFT(TEXT([.II5];&quot;ddd&quot;);1)" office:value-type="string" office:string-value="T" calcext:value-type="string">
              <text:p>T</text:p>
            </table:table-cell>
            <table:table-cell table:style-name="ce94" table:formula="of:=LEFT(TEXT([.IJ5];&quot;ddd&quot;);1)" office:value-type="string" office:string-value="F" calcext:value-type="string">
              <text:p>F</text:p>
            </table:table-cell>
            <table:table-cell table:style-name="ce94" table:formula="of:=LEFT(TEXT([.IK5];&quot;ddd&quot;);1)" office:value-type="string" office:string-value="S" calcext:value-type="string">
              <text:p>S</text:p>
            </table:table-cell>
            <table:table-cell table:style-name="ce106" table:formula="of:=LEFT(TEXT([.IL5];&quot;ddd&quot;);1)" office:value-type="string" office:string-value="S" calcext:value-type="string">
              <text:p>S</text:p>
            </table:table-cell>
            <table:table-cell table:style-name="ce94" table:formula="of:=LEFT(TEXT([.IM5];&quot;ddd&quot;);1)" office:value-type="string" office:string-value="M" calcext:value-type="string">
              <text:p>M</text:p>
            </table:table-cell>
            <table:table-cell table:style-name="ce94" table:formula="of:=LEFT(TEXT([.IN5];&quot;ddd&quot;);1)" office:value-type="string" office:string-value="T" calcext:value-type="string">
              <text:p>T</text:p>
            </table:table-cell>
            <table:table-cell table:style-name="ce94" table:formula="of:=LEFT(TEXT([.IO5];&quot;ddd&quot;);1)" office:value-type="string" office:string-value="W" calcext:value-type="string">
              <text:p>W</text:p>
            </table:table-cell>
            <table:table-cell table:style-name="ce94" table:formula="of:=LEFT(TEXT([.IP5];&quot;ddd&quot;);1)" office:value-type="string" office:string-value="T" calcext:value-type="string">
              <text:p>T</text:p>
            </table:table-cell>
            <table:table-cell table:style-name="ce94" table:formula="of:=LEFT(TEXT([.IQ5];&quot;ddd&quot;);1)" office:value-type="string" office:string-value="F" calcext:value-type="string">
              <text:p>F</text:p>
            </table:table-cell>
            <table:table-cell table:style-name="ce94" table:formula="of:=LEFT(TEXT([.IR5];&quot;ddd&quot;);1)" office:value-type="string" office:string-value="S" calcext:value-type="string">
              <text:p>S</text:p>
            </table:table-cell>
            <table:table-cell table:style-name="ce106" table:formula="of:=LEFT(TEXT([.IS5];&quot;ddd&quot;);1)" office:value-type="string" office:string-value="S" calcext:value-type="string">
              <text:p>S</text:p>
            </table:table-cell>
            <table:table-cell table:style-name="ce94" table:formula="of:=LEFT(TEXT([.IT5];&quot;ddd&quot;);1)" office:value-type="string" office:string-value="M" calcext:value-type="string">
              <text:p>M</text:p>
            </table:table-cell>
            <table:table-cell table:style-name="ce94" table:formula="of:=LEFT(TEXT([.IU5];&quot;ddd&quot;);1)" office:value-type="string" office:string-value="T" calcext:value-type="string">
              <text:p>T</text:p>
            </table:table-cell>
            <table:table-cell table:style-name="ce94" table:formula="of:=LEFT(TEXT([.IV5];&quot;ddd&quot;);1)" office:value-type="string" office:string-value="W" calcext:value-type="string">
              <text:p>W</text:p>
            </table:table-cell>
            <table:table-cell table:style-name="ce94" table:formula="of:=LEFT(TEXT([.IW5];&quot;ddd&quot;);1)" office:value-type="string" office:string-value="T" calcext:value-type="string">
              <text:p>T</text:p>
            </table:table-cell>
            <table:table-cell table:style-name="ce94" table:formula="of:=LEFT(TEXT([.IX5];&quot;ddd&quot;);1)" office:value-type="string" office:string-value="F" calcext:value-type="string">
              <text:p>F</text:p>
            </table:table-cell>
            <table:table-cell table:style-name="ce94" table:formula="of:=LEFT(TEXT([.IY5];&quot;ddd&quot;);1)" office:value-type="string" office:string-value="S" calcext:value-type="string">
              <text:p>S</text:p>
            </table:table-cell>
            <table:table-cell table:style-name="ce106" table:formula="of:=LEFT(TEXT([.IZ5];&quot;ddd&quot;);1)" office:value-type="string" office:string-value="S" calcext:value-type="string">
              <text:p>S</text:p>
            </table:table-cell>
            <table:table-cell table:style-name="ce94" table:formula="of:=LEFT(TEXT([.JA5];&quot;ddd&quot;);1)" office:value-type="string" office:string-value="M" calcext:value-type="string">
              <text:p>M</text:p>
            </table:table-cell>
            <table:table-cell table:style-name="ce94" table:formula="of:=LEFT(TEXT([.JB5];&quot;ddd&quot;);1)" office:value-type="string" office:string-value="T" calcext:value-type="string">
              <text:p>T</text:p>
            </table:table-cell>
            <table:table-cell table:style-name="ce94" table:formula="of:=LEFT(TEXT([.JC5];&quot;ddd&quot;);1)" office:value-type="string" office:string-value="W" calcext:value-type="string">
              <text:p>W</text:p>
            </table:table-cell>
            <table:table-cell table:style-name="ce94" table:formula="of:=LEFT(TEXT([.JD5];&quot;ddd&quot;);1)" office:value-type="string" office:string-value="T" calcext:value-type="string">
              <text:p>T</text:p>
            </table:table-cell>
            <table:table-cell table:style-name="ce94" table:formula="of:=LEFT(TEXT([.JE5];&quot;ddd&quot;);1)" office:value-type="string" office:string-value="F" calcext:value-type="string">
              <text:p>F</text:p>
            </table:table-cell>
            <table:table-cell table:style-name="ce94" table:formula="of:=LEFT(TEXT([.JF5];&quot;ddd&quot;);1)" office:value-type="string" office:string-value="S" calcext:value-type="string">
              <text:p>S</text:p>
            </table:table-cell>
            <table:table-cell table:style-name="ce106" table:formula="of:=LEFT(TEXT([.JG5];&quot;ddd&quot;);1)" office:value-type="string" office:string-value="S" calcext:value-type="string">
              <text:p>S</text:p>
            </table:table-cell>
            <table:table-cell table:style-name="ce94" table:formula="of:=LEFT(TEXT([.JH5];&quot;ddd&quot;);1)" office:value-type="string" office:string-value="M" calcext:value-type="string">
              <text:p>M</text:p>
            </table:table-cell>
            <table:table-cell table:style-name="ce94" table:formula="of:=LEFT(TEXT([.JI5];&quot;ddd&quot;);1)" office:value-type="string" office:string-value="T" calcext:value-type="string">
              <text:p>T</text:p>
            </table:table-cell>
            <table:table-cell table:style-name="ce94" table:formula="of:=LEFT(TEXT([.JJ5];&quot;ddd&quot;);1)" office:value-type="string" office:string-value="W" calcext:value-type="string">
              <text:p>W</text:p>
            </table:table-cell>
            <table:table-cell table:style-name="ce94" table:formula="of:=LEFT(TEXT([.JK5];&quot;ddd&quot;);1)" office:value-type="string" office:string-value="T" calcext:value-type="string">
              <text:p>T</text:p>
            </table:table-cell>
            <table:table-cell table:style-name="ce94" table:formula="of:=LEFT(TEXT([.JL5];&quot;ddd&quot;);1)" office:value-type="string" office:string-value="F" calcext:value-type="string">
              <text:p>F</text:p>
            </table:table-cell>
            <table:table-cell table:style-name="ce94" table:formula="of:=LEFT(TEXT([.JM5];&quot;ddd&quot;);1)" office:value-type="string" office:string-value="S" calcext:value-type="string">
              <text:p>S</text:p>
            </table:table-cell>
            <table:table-cell table:style-name="ce106" table:formula="of:=LEFT(TEXT([.JN5];&quot;ddd&quot;);1)" office:value-type="string" office:string-value="S" calcext:value-type="string">
              <text:p>S</text:p>
            </table:table-cell>
            <table:table-cell table:style-name="ce94" table:formula="of:=LEFT(TEXT([.JO5];&quot;ddd&quot;);1)" office:value-type="string" office:string-value="M" calcext:value-type="string">
              <text:p>M</text:p>
            </table:table-cell>
            <table:table-cell table:style-name="ce94" table:formula="of:=LEFT(TEXT([.JP5];&quot;ddd&quot;);1)" office:value-type="string" office:string-value="T" calcext:value-type="string">
              <text:p>T</text:p>
            </table:table-cell>
            <table:table-cell table:style-name="ce94" table:formula="of:=LEFT(TEXT([.JQ5];&quot;ddd&quot;);1)" office:value-type="string" office:string-value="W" calcext:value-type="string">
              <text:p>W</text:p>
            </table:table-cell>
            <table:table-cell table:style-name="ce94" table:formula="of:=LEFT(TEXT([.JR5];&quot;ddd&quot;);1)" office:value-type="string" office:string-value="T" calcext:value-type="string">
              <text:p>T</text:p>
            </table:table-cell>
            <table:table-cell table:style-name="ce94" table:formula="of:=LEFT(TEXT([.JS5];&quot;ddd&quot;);1)" office:value-type="string" office:string-value="F" calcext:value-type="string">
              <text:p>F</text:p>
            </table:table-cell>
            <table:table-cell table:style-name="ce94" table:formula="of:=LEFT(TEXT([.JT5];&quot;ddd&quot;);1)" office:value-type="string" office:string-value="S" calcext:value-type="string">
              <text:p>S</text:p>
            </table:table-cell>
            <table:table-cell table:style-name="ce106" table:formula="of:=LEFT(TEXT([.JU5];&quot;ddd&quot;);1)" office:value-type="string" office:string-value="S" calcext:value-type="string">
              <text:p>S</text:p>
            </table:table-cell>
            <table:table-cell table:style-name="ce94" table:formula="of:=LEFT(TEXT([.JV5];&quot;ddd&quot;);1)" office:value-type="string" office:string-value="M" calcext:value-type="string">
              <text:p>M</text:p>
            </table:table-cell>
            <table:table-cell table:style-name="ce94" table:formula="of:=LEFT(TEXT([.JW5];&quot;ddd&quot;);1)" office:value-type="string" office:string-value="T" calcext:value-type="string">
              <text:p>T</text:p>
            </table:table-cell>
            <table:table-cell table:style-name="ce94" table:formula="of:=LEFT(TEXT([.JX5];&quot;ddd&quot;);1)" office:value-type="string" office:string-value="W" calcext:value-type="string">
              <text:p>W</text:p>
            </table:table-cell>
            <table:table-cell table:style-name="ce94" table:formula="of:=LEFT(TEXT([.JY5];&quot;ddd&quot;);1)" office:value-type="string" office:string-value="T" calcext:value-type="string">
              <text:p>T</text:p>
            </table:table-cell>
            <table:table-cell table:style-name="ce94" table:formula="of:=LEFT(TEXT([.JZ5];&quot;ddd&quot;);1)" office:value-type="string" office:string-value="F" calcext:value-type="string">
              <text:p>F</text:p>
            </table:table-cell>
            <table:table-cell table:style-name="ce94" table:formula="of:=LEFT(TEXT([.KA5];&quot;ddd&quot;);1)" office:value-type="string" office:string-value="S" calcext:value-type="string">
              <text:p>S</text:p>
            </table:table-cell>
            <table:table-cell table:style-name="ce106" table:formula="of:=LEFT(TEXT([.KB5];&quot;ddd&quot;);1)" office:value-type="string" office:string-value="S" calcext:value-type="string">
              <text:p>S</text:p>
            </table:table-cell>
            <table:table-cell table:style-name="ce23" table:number-columns-repeated="736"/>
          </table:table-row>
        </table:table-header-rows>
        <table:table-row table:style-name="ro2" table:visibility="collapse">
          <table:table-cell office:value-type="string" calcext:value-type="string">
            <text:p>Do not delete this row. This row is hidden to preserve a formula that is used to highlight the current day within the project schedule. </text:p>
          </table:table-cell>
          <table:table-cell table:style-name="ce10"/>
          <table:table-cell table:style-name="ce26"/>
          <table:table-cell table:style-name="ce42"/>
          <table:table-cell table:style-name="ce10" table:number-columns-repeated="2"/>
          <table:table-cell table:style-name="ce23"/>
          <table:table-cell table:style-name="ce23" table:formula="of:=IF(OR(ISBLANK(task_start);ISBLANK(task_end));&quot;&quot;;task_end-task_start+1)">
            <text:p/>
          </table:table-cell>
          <table:table-cell table:style-name="ce81" table:number-columns-repeated="56"/>
          <table:table-cell table:style-name="ce23" table:number-columns-repeated="960"/>
        </table:table-row>
        <table:table-row table:style-name="ro4">
          <table:table-cell table:style-name="ce1" table:content-validation-name="val6"/>
          <table:table-cell table:style-name="ce11" office:value-type="string" calcext:value-type="string">
            <text:p>Research proposal</text:p>
          </table:table-cell>
          <table:table-cell table:style-name="ce27"/>
          <table:table-cell table:style-name="ce43"/>
          <table:table-cell table:style-name="ce56"/>
          <table:table-cell table:style-name="ce68"/>
          <table:table-cell table:style-name="ce74"/>
          <table:table-cell table:style-name="ce76" table:formula="of:=IF(OR(ISBLANK(task_start);ISBLANK(task_end));&quot;&quot;;task_end-task_start+1)">
            <text:p/>
          </table:table-cell>
          <table:table-cell table:style-name="ce82" table:number-columns-repeated="280"/>
          <table:table-cell table:style-name="ce107" table:number-columns-repeated="736"/>
        </table:table-row>
        <table:table-row table:style-name="ro4">
          <table:table-cell table:style-name="ce1" table:content-validation-name="val7"/>
          <table:table-cell table:style-name="ce12" office:value-type="string" calcext:value-type="string">
            <text:p>Finalize proposal</text:p>
          </table:table-cell>
          <table:table-cell table:style-name="ce28" office:value-type="float" office:value="7" calcext:value-type="float">
            <text:p>7</text:p>
          </table:table-cell>
          <table:table-cell table:style-name="ce44" office:value-type="percentage" office:value="1" calcext:value-type="percentage">
            <text:p>100%</text:p>
          </table:table-cell>
          <table:table-cell table:style-name="ce57" table:formula="of:=Project_Start" office:value-type="date" office:date-value="2024-02-07" calcext:value-type="date">
            <text:p>7-feb</text:p>
          </table:table-cell>
          <table:table-cell table:style-name="ce57" table:formula="of:=[.E9]+[.C9]" office:value-type="date" office:date-value="2024-02-14" calcext:value-type="date">
            <text:p>14-feb</text:p>
          </table:table-cell>
          <table:table-cell table:style-name="ce74"/>
          <table:table-cell table:style-name="ce76" table:formula="of:=IF(OR(ISBLANK(task_start);ISBLANK(task_end));&quot;&quot;;task_end-task_start+1)" office:value-type="float" office:value="8" calcext:value-type="float">
            <text:p>8</text:p>
          </table:table-cell>
          <table:table-cell table:style-name="ce83" table:number-columns-repeated="280"/>
          <table:table-cell table:style-name="ce107" table:number-columns-repeated="736"/>
        </table:table-row>
        <table:table-row table:style-name="ro4">
          <table:table-cell table:style-name="ce1" table:content-validation-name="val8"/>
          <table:table-cell table:style-name="ce13" office:value-type="string" calcext:value-type="string">
            <text:p>Design</text:p>
          </table:table-cell>
          <table:table-cell table:style-name="ce29"/>
          <table:table-cell table:style-name="ce45"/>
          <table:table-cell table:style-name="ce58"/>
          <table:table-cell table:style-name="ce69"/>
          <table:table-cell table:style-name="ce74"/>
          <table:table-cell table:style-name="ce76" table:formula="of:=IF(OR(ISBLANK(task_start);ISBLANK(task_end));&quot;&quot;;task_end-task_start+1)">
            <text:p/>
          </table:table-cell>
          <table:table-cell table:style-name="ce84" table:number-columns-repeated="280"/>
          <table:table-cell table:style-name="ce107" table:number-columns-repeated="736"/>
        </table:table-row>
        <table:table-row table:style-name="ro4">
          <table:table-cell table:style-name="ce1"/>
          <table:table-cell table:style-name="ce14" office:value-type="string" calcext:value-type="string">
            <text:p>Baseline VTP model, metric and simulator working</text:p>
          </table:table-cell>
          <table:table-cell table:style-name="ce30" office:value-type="float" office:value="39" calcext:value-type="float">
            <text:p>39</text:p>
          </table:table-cell>
          <table:table-cell table:style-name="ce46" office:value-type="percentage" office:value="1" calcext:value-type="percentage">
            <text:p>100%</text:p>
          </table:table-cell>
          <table:table-cell table:style-name="ce59" table:formula="of:=[.F9]" office:value-type="date" office:date-value="2024-02-14" calcext:value-type="date">
            <text:p>14-feb</text:p>
          </table:table-cell>
          <table:table-cell table:style-name="ce59" table:formula="of:=[.E11]+[.C11]" office:value-type="date" office:date-value="2024-03-24" calcext:value-type="date">
            <text:p>24-mrt</text:p>
          </table:table-cell>
          <table:table-cell table:style-name="ce74"/>
          <table:table-cell table:style-name="ce76" table:formula="of:=IF(OR(ISBLANK(task_start);ISBLANK(task_end));&quot;&quot;;task_end-task_start+1)" office:value-type="float" office:value="40" calcext:value-type="float">
            <text:p>40</text:p>
          </table:table-cell>
          <table:table-cell table:style-name="ce85" table:number-columns-repeated="280"/>
          <table:table-cell table:style-name="ce107" table:number-columns-repeated="736"/>
        </table:table-row>
        <table:table-row table:style-name="ro4">
          <table:table-cell/>
          <table:table-cell table:style-name="ce14" office:value-type="string" calcext:value-type="string">
            <text:p>Finalize evaluation metrics and code</text:p>
          </table:table-cell>
          <table:table-cell table:style-name="ce30" office:value-type="float" office:value="15" calcext:value-type="float">
            <text:p>15</text:p>
          </table:table-cell>
          <table:table-cell table:style-name="ce46" office:value-type="percentage" office:value="1" calcext:value-type="percentage">
            <text:p>100%</text:p>
          </table:table-cell>
          <table:table-cell table:style-name="ce59" table:formula="of:=[.F11]" office:value-type="date" office:date-value="2024-03-24" calcext:value-type="date">
            <text:p>24-mrt</text:p>
          </table:table-cell>
          <table:table-cell table:style-name="ce59" table:formula="of:=[.E12]+[.C12]" office:value-type="date" office:date-value="2024-04-08" calcext:value-type="date">
            <text:p>8-apr</text:p>
          </table:table-cell>
          <table:table-cell table:style-name="ce74"/>
          <table:table-cell table:style-name="ce76" table:formula="of:=IF(OR(ISBLANK(task_start);ISBLANK(task_end));&quot;&quot;;task_end-task_start+1)" office:value-type="float" office:value="16" calcext:value-type="float">
            <text:p>16</text:p>
          </table:table-cell>
          <table:table-cell table:style-name="ce85" table:number-columns-repeated="12"/>
          <table:table-cell table:style-name="ce103" table:number-columns-repeated="2"/>
          <table:table-cell table:style-name="ce85" table:number-columns-repeated="266"/>
          <table:table-cell table:style-name="ce107" table:number-columns-repeated="736"/>
        </table:table-row>
        <table:table-row table:style-name="ro4">
          <table:table-cell/>
          <table:table-cell table:style-name="ce14" office:value-type="string" calcext:value-type="string">
            <text:p>Debugging</text:p>
          </table:table-cell>
          <table:table-cell table:style-name="ce30" office:value-type="float" office:value="25" calcext:value-type="float">
            <text:p>25</text:p>
          </table:table-cell>
          <table:table-cell table:style-name="ce46" office:value-type="percentage" office:value="0.8" calcext:value-type="percentage">
            <text:p>80%</text:p>
          </table:table-cell>
          <table:table-cell table:style-name="ce59" table:formula="of:=[.F12]" office:value-type="date" office:date-value="2024-04-08" calcext:value-type="date">
            <text:p>8-apr</text:p>
          </table:table-cell>
          <table:table-cell table:style-name="ce59" table:formula="of:=[.E13]+[.C13]" office:value-type="date" office:date-value="2024-05-03" calcext:value-type="date">
            <text:p>3-mei</text:p>
          </table:table-cell>
          <table:table-cell table:style-name="ce74"/>
          <table:table-cell table:style-name="ce76" table:formula="of:=IF(OR(ISBLANK(task_start);ISBLANK(task_end));&quot;&quot;;task_end-task_start+1)" office:value-type="float" office:value="26" calcext:value-type="float">
            <text:p>26</text:p>
          </table:table-cell>
          <table:table-cell table:style-name="ce85" table:number-columns-repeated="16"/>
          <table:table-cell table:style-name="ce103"/>
          <table:table-cell table:style-name="ce85" table:number-columns-repeated="263"/>
          <table:table-cell table:style-name="ce107" table:number-columns-repeated="736"/>
        </table:table-row>
        <table:table-row table:style-name="ro4">
          <table:table-cell table:content-validation-name="val9"/>
          <table:table-cell table:style-name="ce15" office:value-type="string" calcext:value-type="string">
            <text:p>Experiments</text:p>
          </table:table-cell>
          <table:table-cell table:style-name="ce31"/>
          <table:table-cell table:style-name="ce47"/>
          <table:table-cell table:style-name="ce60"/>
          <table:table-cell table:style-name="ce70"/>
          <table:table-cell table:style-name="ce74"/>
          <table:table-cell table:style-name="ce76" table:formula="of:=IF(OR(ISBLANK(task_start);ISBLANK(task_end));&quot;&quot;;task_end-task_start+1)">
            <text:p/>
          </table:table-cell>
          <table:table-cell table:style-name="ce86" table:number-columns-repeated="280"/>
          <table:table-cell table:style-name="ce107" table:number-columns-repeated="736"/>
        </table:table-row>
        <table:table-row table:style-name="ro4">
          <table:table-cell/>
          <table:table-cell table:style-name="ce16" office:value-type="string" calcext:value-type="string">
            <text:p>Analyze results</text:p>
          </table:table-cell>
          <table:table-cell table:style-name="ce32" office:value-type="float" office:value="3" calcext:value-type="float">
            <text:p>3</text:p>
          </table:table-cell>
          <table:table-cell table:style-name="ce48" office:value-type="percentage" office:value="0" calcext:value-type="percentage">
            <text:p>0%</text:p>
          </table:table-cell>
          <table:table-cell table:style-name="ce61" table:formula="of:=[.F13]" office:value-type="date" office:date-value="2024-05-03" calcext:value-type="date">
            <text:p>3-mei</text:p>
          </table:table-cell>
          <table:table-cell table:style-name="ce61" table:formula="of:=[.E15]+[.C15]" office:value-type="date" office:date-value="2024-05-06" calcext:value-type="date">
            <text:p>6-mei</text:p>
          </table:table-cell>
          <table:table-cell table:style-name="ce74"/>
          <table:table-cell table:style-name="ce76" table:formula="of:=IF(OR(ISBLANK(task_start);ISBLANK(task_end));&quot;&quot;;task_end-task_start+1)" office:value-type="float" office:value="4" calcext:value-type="float">
            <text:p>4</text:p>
          </table:table-cell>
          <table:table-cell table:style-name="ce87" table:number-columns-repeated="280"/>
          <table:table-cell table:style-name="ce107" table:number-columns-repeated="736"/>
        </table:table-row>
        <table:table-row table:style-name="ro4">
          <table:table-cell table:content-validation-name="val10"/>
          <table:table-cell table:style-name="ce17" office:value-type="string" calcext:value-type="string">
            <text:p>Documentation</text:p>
          </table:table-cell>
          <table:table-cell table:style-name="ce33"/>
          <table:table-cell table:style-name="ce49"/>
          <table:table-cell table:style-name="ce62"/>
          <table:table-cell table:style-name="ce71"/>
          <table:table-cell table:style-name="ce74"/>
          <table:table-cell table:style-name="ce76" table:formula="of:=IF(OR(ISBLANK(task_start);ISBLANK(task_end));&quot;&quot;;task_end-task_start+1)">
            <text:p/>
          </table:table-cell>
          <table:table-cell table:style-name="ce88" table:number-columns-repeated="280"/>
          <table:table-cell table:style-name="ce107" table:number-columns-repeated="736"/>
        </table:table-row>
        <table:table-row table:style-name="ro4">
          <table:table-cell/>
          <table:table-cell table:style-name="ce18" office:value-type="string" calcext:value-type="string">
            <text:p>Document results</text:p>
          </table:table-cell>
          <table:table-cell table:style-name="ce152" table:formula="of:=[.F17]-[.E17]" office:value-type="float" office:value="3" calcext:value-type="float">
            <text:p>3</text:p>
          </table:table-cell>
          <table:table-cell table:style-name="ce50" office:value-type="percentage" office:value="0" calcext:value-type="percentage">
            <text:p>0%</text:p>
          </table:table-cell>
          <table:table-cell table:style-name="ce63" table:formula="of:=[.E15]" office:value-type="date" office:date-value="2024-05-03" calcext:value-type="date">
            <text:p>3-mei</text:p>
          </table:table-cell>
          <table:table-cell table:style-name="ce63" table:formula="of:=[.F15]" office:value-type="date" office:date-value="2024-05-06" calcext:value-type="date">
            <text:p>6-mei</text:p>
          </table:table-cell>
          <table:table-cell table:style-name="ce74"/>
          <table:table-cell table:style-name="ce76" table:formula="of:=IF(OR(ISBLANK(task_start);ISBLANK(task_end));&quot;&quot;;task_end-task_start+1)" office:value-type="float" office:value="4" calcext:value-type="float">
            <text:p>4</text:p>
          </table:table-cell>
          <table:table-cell table:style-name="ce89" table:number-columns-repeated="280"/>
          <table:table-cell table:style-name="ce107" table:number-columns-repeated="736"/>
        </table:table-row>
        <table:table-row table:style-name="ro4">
          <table:table-cell/>
          <table:table-cell table:style-name="ce18" office:value-type="string" calcext:value-type="string">
            <text:p>Write draft</text:p>
          </table:table-cell>
          <table:table-cell table:style-name="ce34" office:value-type="float" office:value="35" calcext:value-type="float">
            <text:p>35</text:p>
          </table:table-cell>
          <table:table-cell table:style-name="ce50" office:value-type="percentage" office:value="0" calcext:value-type="percentage">
            <text:p>0%</text:p>
          </table:table-cell>
          <table:table-cell table:style-name="ce63" table:formula="of:=[.F17]" office:value-type="date" office:date-value="2024-05-06" calcext:value-type="date">
            <text:p>6-mei</text:p>
          </table:table-cell>
          <table:table-cell table:style-name="ce63" table:formula="of:=[.E18]+[.C18]" office:value-type="date" office:date-value="2024-06-10" calcext:value-type="date">
            <text:p>10-jun</text:p>
          </table:table-cell>
          <table:table-cell table:style-name="ce74"/>
          <table:table-cell table:style-name="ce76"/>
          <table:table-cell table:style-name="ce89" table:number-columns-repeated="280"/>
          <table:table-cell table:style-name="ce107" table:number-columns-repeated="736"/>
        </table:table-row>
        <table:table-row table:style-name="ro4">
          <table:table-cell/>
          <table:table-cell table:style-name="ce18" office:value-type="string" calcext:value-type="string">
            <text:p>Green light meeting</text:p>
          </table:table-cell>
          <table:table-cell table:style-name="ce34" office:value-type="float" office:value="7" calcext:value-type="float">
            <text:p>7</text:p>
          </table:table-cell>
          <table:table-cell table:style-name="ce50" office:value-type="percentage" office:value="0" calcext:value-type="percentage">
            <text:p>0%</text:p>
          </table:table-cell>
          <table:table-cell table:style-name="ce63" table:formula="of:=[.F18]" office:value-type="date" office:date-value="2024-06-10" calcext:value-type="date">
            <text:p>10-jun</text:p>
          </table:table-cell>
          <table:table-cell table:style-name="ce63" table:formula="of:=[.E19]+[.C19]" office:value-type="date" office:date-value="2024-06-17" calcext:value-type="date">
            <text:p>17-jun</text:p>
          </table:table-cell>
          <table:table-cell table:style-name="ce74"/>
          <table:table-cell table:style-name="ce76"/>
          <table:table-cell table:style-name="ce89" table:number-columns-repeated="280"/>
          <table:table-cell table:style-name="ce107" table:number-columns-repeated="736"/>
        </table:table-row>
        <table:table-row table:style-name="ro4">
          <table:table-cell/>
          <table:table-cell table:style-name="ce18" office:value-type="string" calcext:value-type="string">
            <text:p>Finalize report</text:p>
          </table:table-cell>
          <table:table-cell table:style-name="ce34" office:value-type="float" office:value="14" calcext:value-type="float">
            <text:p>14</text:p>
          </table:table-cell>
          <table:table-cell table:style-name="ce50" office:value-type="percentage" office:value="0" calcext:value-type="percentage">
            <text:p>0%</text:p>
          </table:table-cell>
          <table:table-cell table:style-name="ce63" table:formula="of:=[.F19]" office:value-type="date" office:date-value="2024-06-17" calcext:value-type="date">
            <text:p>17-jun</text:p>
          </table:table-cell>
          <table:table-cell table:style-name="ce63" table:formula="of:=[.E20]+[.C20]" office:value-type="date" office:date-value="2024-07-01" calcext:value-type="date">
            <text:p>1-jul</text:p>
          </table:table-cell>
          <table:table-cell table:style-name="ce74"/>
          <table:table-cell table:style-name="ce76"/>
          <table:table-cell table:style-name="ce89" table:number-columns-repeated="280"/>
          <table:table-cell table:style-name="ce107" table:number-columns-repeated="736"/>
        </table:table-row>
        <table:table-row table:style-name="ro4">
          <table:table-cell/>
          <table:table-cell table:style-name="ce18" office:value-type="string" calcext:value-type="string">
            <text:p>Presentation</text:p>
          </table:table-cell>
          <table:table-cell table:style-name="ce34" office:value-type="float" office:value="14" calcext:value-type="float">
            <text:p>14</text:p>
          </table:table-cell>
          <table:table-cell table:style-name="ce50" office:value-type="percentage" office:value="0" calcext:value-type="percentage">
            <text:p>0%</text:p>
          </table:table-cell>
          <table:table-cell table:style-name="ce63" table:formula="of:=[.F21]-[.C21]" office:value-type="date" office:date-value="2024-07-01" calcext:value-type="date">
            <text:p>1-jul</text:p>
          </table:table-cell>
          <table:table-cell table:style-name="ce63" table:formula="of:=[.E22]" office:value-type="date" office:date-value="2024-07-15" calcext:value-type="date">
            <text:p>15-jul</text:p>
          </table:table-cell>
          <table:table-cell table:style-name="ce74"/>
          <table:table-cell table:style-name="ce76" table:formula="of:=IF(OR(ISBLANK(task_start);ISBLANK(task_end));&quot;&quot;;task_end-task_start+1)" office:value-type="float" office:value="15" calcext:value-type="float">
            <text:p>15</text:p>
          </table:table-cell>
          <table:table-cell table:style-name="ce89" table:number-columns-repeated="280"/>
          <table:table-cell table:style-name="ce107" table:number-columns-repeated="736"/>
        </table:table-row>
        <table:table-row table:style-name="ro4">
          <table:table-cell/>
          <table:table-cell table:style-name="ce18" office:value-type="string" calcext:value-type="string">
            <text:p>Defence</text:p>
          </table:table-cell>
          <table:table-cell table:style-name="ce34" office:value-type="float" office:value="1" calcext:value-type="float">
            <text:p>1</text:p>
          </table:table-cell>
          <table:table-cell table:style-name="ce50" office:value-type="percentage" office:value="0" calcext:value-type="percentage">
            <text:p>0%</text:p>
          </table:table-cell>
          <table:table-cell table:style-name="ce63" table:formula="of:=[.F19]+28" office:value-type="date" office:date-value="2024-07-15" calcext:value-type="date">
            <text:p>15-jul</text:p>
          </table:table-cell>
          <table:table-cell table:style-name="ce63" table:formula="of:=[.E22]+[.C22]" office:value-type="date" office:date-value="2024-07-16" calcext:value-type="date">
            <text:p>16-jul</text:p>
          </table:table-cell>
          <table:table-cell table:style-name="ce74"/>
          <table:table-cell table:style-name="ce76" table:formula="of:=IF(OR(ISBLANK(task_start);ISBLANK(task_end));&quot;&quot;;task_end-task_start+1)" office:value-type="float" office:value="2" calcext:value-type="float">
            <text:p>2</text:p>
          </table:table-cell>
          <table:table-cell table:style-name="ce89" table:number-columns-repeated="280"/>
          <table:table-cell table:style-name="ce107" table:number-columns-repeated="736"/>
        </table:table-row>
        <table:table-row table:style-name="ro4">
          <table:table-cell/>
          <table:table-cell table:style-name="ce19"/>
          <table:table-cell table:style-name="ce35"/>
          <table:table-cell table:style-name="ce51"/>
          <table:table-cell table:style-name="ce64" table:number-columns-repeated="2"/>
          <table:table-cell table:style-name="ce74"/>
          <table:table-cell table:style-name="ce76" table:formula="of:=IF(OR(ISBLANK(task_start);ISBLANK(task_end));&quot;&quot;;task_end-task_start+1)">
            <text:p/>
          </table:table-cell>
          <table:table-cell table:style-name="ce90" table:number-columns-repeated="56"/>
          <table:table-cell table:style-name="ce107" table:number-columns-repeated="960"/>
        </table:table-row>
        <table:table-row table:style-name="ro2">
          <table:table-cell table:style-name="ce1" table:content-validation-name="val11"/>
          <table:table-cell table:style-name="ce20" office:value-type="string" calcext:value-type="string">
            <text:p>Insert new rows ABOVE this one</text:p>
          </table:table-cell>
          <table:table-cell table:style-name="ce36"/>
          <table:table-cell table:style-name="ce52"/>
          <table:table-cell table:style-name="ce65"/>
          <table:table-cell table:style-name="ce72"/>
          <table:table-cell table:style-name="ce74"/>
          <table:table-cell table:style-name="ce77" table:formula="of:=IF(OR(ISBLANK(task_start);ISBLANK(task_end));&quot;&quot;;task_end-task_start+1)">
            <text:p/>
          </table:table-cell>
          <table:table-cell table:style-name="ce91" table:number-columns-repeated="279"/>
          <table:table-cell table:style-name="ce107" table:number-columns-repeated="737"/>
        </table:table-row>
        <table:table-row table:style-name="ro2">
          <table:table-cell table:number-columns-repeated="6"/>
          <table:table-cell table:style-name="ce75"/>
          <table:table-cell table:number-columns-repeated="1017"/>
        </table:table-row>
        <table:table-row table:style-name="ro2">
          <table:table-cell table:number-columns-repeated="2"/>
          <table:table-cell table:style-name="ce37"/>
          <table:table-cell table:number-columns-repeated="2"/>
          <table:table-cell table:style-name="ce73"/>
          <table:table-cell table:number-columns-repeated="1018"/>
        </table:table-row>
        <table:table-row table:style-name="ro2">
          <table:table-cell table:number-columns-repeated="2"/>
          <table:table-cell table:style-name="ce38"/>
          <table:table-cell table:number-columns-repeated="1021"/>
        </table:table-row>
        <table:table-row table:style-name="ro2" table:number-rows-repeated="1048547">
          <table:table-cell table:number-columns-repeated="1024"/>
        </table:table-row>
        <table:table-row table:style-name="ro5">
          <table:table-cell table:number-columns-repeated="1024"/>
        </table:table-row>
        <table:table-row table:style-name="ro5">
          <table:table-cell table:number-columns-repeated="1024"/>
        </table:table-row>
        <table:named-expressions>
          <table:named-range table:name="task_end" table:base-cell-address="$'Project schedule'.$A$1" table:cell-range-address="$'Project schedule'.$F1"/>
          <table:named-range table:name="task_progress" table:base-cell-address="$'Project schedule'.$A$1" table:cell-range-address="$'Project schedule'.$D1"/>
          <table:named-range table:name="task_start" table:base-cell-address="$'Project schedule'.$A$1" table:cell-range-address="$'Project schedule'.$E1"/>
          <table:named-expression table:name="today" table:base-cell-address="$'Project schedule'.$A$1" table:expression="TODAY()"/>
          <table:named-range table:name="_xlnm.Print_Titles" table:base-cell-address="$'Project schedule'.$A$1" table:cell-range-address="$'Project schedule'.$A$4:.$AMJ$6" table:range-usable-as="repeat-column repeat-row"/>
        </table:named-expressions>
        <calcext:conditional-formats>
          <calcext:conditional-format calcext:target-range-address="'Project schedule'.D7:'Project schedule'.D24">
            <calcext:data-bar calcext:gradient="false" calcext:min-length="10" calcext:max-length="90" calcext:negative-color="#ff0000" calcext:positive-color="#ffffff" calcext:axis-color="#000000">
              <calcext:formatting-entry calcext:value="0" calcext:type="number"/>
              <calcext:formatting-entry calcext:value="1" calcext:type="number"/>
            </calcext:data-bar>
          </calcext:conditional-format>
          <calcext:conditional-format calcext:target-range-address="'Project schedule'.I9:'Project schedule'.KB9">
            <calcext:condition calcext:apply-style-name="ConditionalStyle_9" calcext:value="formula-is(AND(task_start&lt;=[.I$5];ROUNDDOWN((task_end-task_start+1)*task_progress;0)+task_start-1&gt;=[.I$5]))" calcext:base-cell-address="'Project schedule'.I9"/>
            <calcext:condition calcext:apply-style-name="ConditionalStyle_8" calcext:value="formula-is(AND(task_end&gt;=[.I$5];task_start&lt;[.J$5]))" calcext:base-cell-address="'Project schedule'.I9"/>
          </calcext:conditional-format>
          <calcext:conditional-format calcext:target-range-address="'Project schedule'.I11:'Project schedule'.KB13">
            <calcext:condition calcext:apply-style-name="ConditionalStyle_7" calcext:value="formula-is(AND(task_start&lt;=[.I$5];ROUNDDOWN((task_end-task_start+1)*task_progress;0)+task_start-1&gt;=[.I$5]))" calcext:base-cell-address="'Project schedule'.I11"/>
            <calcext:condition calcext:apply-style-name="ConditionalStyle_6" calcext:value="formula-is(AND(task_end&gt;=[.I$5];task_start&lt;[.J$5]))" calcext:base-cell-address="'Project schedule'.I11"/>
          </calcext:conditional-format>
          <calcext:conditional-format calcext:target-range-address="'Project schedule'.I15:'Project schedule'.KB15">
            <calcext:condition calcext:apply-style-name="ConditionalStyle_5" calcext:value="formula-is(AND(task_start&lt;=[.I$5];ROUNDDOWN((task_end-task_start+1)*task_progress;0)+task_start-1&gt;=[.I$5]))" calcext:base-cell-address="'Project schedule'.I15"/>
            <calcext:condition calcext:apply-style-name="ConditionalStyle_4" calcext:value="formula-is(AND(task_end&gt;=[.I$5];task_start&lt;[.J$5]))" calcext:base-cell-address="'Project schedule'.I15"/>
          </calcext:conditional-format>
          <calcext:conditional-format calcext:target-range-address="'Project schedule'.I17:'Project schedule'.KB22">
            <calcext:condition calcext:apply-style-name="ConditionalStyle_3" calcext:value="formula-is(AND(task_start&lt;=[.I$5];ROUNDDOWN((task_end-task_start+1)*task_progress;0)+task_start-1&gt;=[.I$5]))" calcext:base-cell-address="'Project schedule'.I17"/>
            <calcext:condition calcext:apply-style-name="ConditionalStyle_2" calcext:value="formula-is(AND(task_end&gt;=[.I$5];task_start&lt;[.J$5]))" calcext:base-cell-address="'Project schedule'.I17"/>
          </calcext:conditional-format>
          <calcext:conditional-format calcext:target-range-address="'Project schedule'.I4:'Project schedule'.BL7 'Project schedule'.BM4:'Project schedule'.KB6 'Project schedule'.I8:'Project schedule'.KB22">
            <calcext:condition calcext:apply-style-name="ConditionalStyle_1" calcext:value="formula-is(AND(TODAY()&gt;=[.I$5]; TODAY()&lt;[.J$5]))" calcext:base-cell-address="'Project schedule'.I4"/>
          </calcext:conditional-format>
        </calcext:conditional-formats>
      </table:table>
      <table:table table:name="About" table:style-name="ta2">
        <table:table-column table:style-name="co10" table:default-cell-style-name="ce108"/>
        <table:table-column table:style-name="co11" table:number-columns-repeated="1023" table:default-cell-style-name="ce39"/>
        <table:table-row table:style-name="ro6">
          <table:table-cell>
            <draw:a xlink:type="simple" xlink:href="https://www.vertex42.com/ExcelTemplates/simple-gantt-chart.html?utm_source=ms&amp;utm_medium=file&amp;utm_campaign=office&amp;utm_content=logo">
              <draw:frame draw:z-index="0" draw:name="Picture 1" draw:style-name="gr1" draw:text-style-name="P1" svg:width="2.0831in" svg:height="0.4685in" svg:x="0in" svg:y="0.1043in">
                <draw:image xlink:href="Pictures/10000201000000C80000002DC6FF9B7815263DA9.png" xlink:type="simple" xlink:show="embed" xlink:actuate="onLoad" loext:mime-type="image/png">
                  <text:p/>
                </draw:image>
                <svg:desc>Vertex42 logo</svg:desc>
              </draw:frame>
            </draw:a>
          </table:table-cell>
          <table:table-cell table:number-columns-repeated="1023"/>
        </table:table-row>
        <table:table-row table:style-name="ro7">
          <table:table-cell table:style-name="ce109" office:value-type="string" calcext:value-type="string">
            <text:p><text:a xlink:href="https://www.vertex42.com/ExcelTemplates/simple-gantt-chart.html?utm_source=ms&amp;utm_medium=file&amp;utm_campaign=office&amp;utm_content=text" xlink:type="simple">SIMPLE GANTT CHART by Vertex42.com</text:a></text:p>
          </table:table-cell>
          <table:table-cell table:style-name="ce116"/>
          <table:table-cell table:style-name="ce119" table:number-columns-repeated="1022"/>
        </table:table-row>
        <table:table-row table:style-name="ro8">
          <table:table-cell table:style-name="ce110"/>
          <table:table-cell table:style-name="ce117"/>
          <table:table-cell table:style-name="ce120" table:number-columns-repeated="1022"/>
        </table:table-row>
        <table:table-row table:style-name="ro9">
          <table:table-cell table:style-name="ce111" office:value-type="string" calcext:value-type="string">
            <text:p>About This Template</text:p>
          </table:table-cell>
          <table:table-cell table:style-name="ce118" table:number-columns-repeated="1023"/>
        </table:table-row>
        <table:table-row table:style-name="ro10">
          <table:table-cell table:style-name="ce112" office:value-type="string" calcext:value-type="string">
            <text:p>This template provides a simple way to create a Gantt chart to help visualize and track your project. Simply enter your tasks and start and end dates - no formulas required. The bars in the Gantt chart represent the duration of the task and are displayed using conditional formatting. Insert new tasks by inserting new rows.</text:p>
          </table:table-cell>
          <table:table-cell table:number-columns-repeated="1023"/>
        </table:table-row>
        <table:table-row table:style-name="ro11">
          <table:table-cell table:style-name="ce111" office:value-type="string" calcext:value-type="string">
            <text:p>Guide for Screen Readers</text:p>
          </table:table-cell>
          <table:table-cell table:number-columns-repeated="1023"/>
        </table:table-row>
        <table:table-row table:style-name="ro12">
          <table:table-cell table:style-name="ce113" office:value-type="string" calcext:value-type="string">
            <text:p>There are 2 worksheets in this workbook. </text:p>
            <text:p/>
            <text:p>TimeSheet</text:p>
            <text:p>About</text:p>
            <text:p/>
            <text:p>The instructions for each worksheet are in the A column starting in cell A1 of each worksheet. They are written with hidden text. Each step guides you through the information in that row. Each subsequent step continues in cell A2, A3, and so on, unless otherwise explicitly directed. For example, instruction text might say "continue to cell A6" for the next step. </text:p>
            <text:p/>
            <text:p>This hidden text will not print.</text:p>
            <text:p/>
            <text:p>To remove these instructions from the worksheet, simply delete column A.</text:p>
          </table:table-cell>
          <table:table-cell table:style-name="ce108" table:number-columns-repeated="1023"/>
        </table:table-row>
        <table:table-row table:style-name="ro9">
          <table:table-cell table:style-name="ce111" office:value-type="string" calcext:value-type="string">
            <text:p>Additional Help</text:p>
          </table:table-cell>
          <table:table-cell table:style-name="ce118" table:number-columns-repeated="1023"/>
        </table:table-row>
        <table:table-row table:style-name="ro13">
          <table:table-cell table:style-name="ce112" office:value-type="string" calcext:value-type="string">
            <text:p>Click on the link below to visit vertex42.com and learn more about how to use this template, such as how to calculate days and work days, create task dependencies, change the colors of the bars, add a scroll bar to make it easier to change the display week, extend the date range displayed in the chart, etc.</text:p>
          </table:table-cell>
          <table:table-cell table:number-columns-repeated="1023"/>
        </table:table-row>
        <table:table-row table:style-name="ro14">
          <table:table-cell table:style-name="ce114" office:value-type="string" calcext:value-type="string">
            <text:p><text:a xlink:href="https://www.vertex42.com/ExcelTemplates/simple-gantt-chart.html?utm_source=ms&amp;utm_medium=file&amp;utm_campaign=office&amp;utm_content=help" xlink:type="simple">How to Use the Simple Gantt Chart</text:a></text:p>
          </table:table-cell>
          <table:table-cell table:style-name="ce108" table:number-columns-repeated="1023"/>
        </table:table-row>
        <table:table-row table:style-name="ro9">
          <table:table-cell table:style-name="ce111" office:value-type="string" calcext:value-type="string">
            <text:p>More Project Management Templates</text:p>
          </table:table-cell>
          <table:table-cell table:style-name="ce118" table:number-columns-repeated="1023"/>
        </table:table-row>
        <table:table-row table:style-name="ro15">
          <table:table-cell table:style-name="ce112" office:value-type="string" calcext:value-type="string">
            <text:p>Visit Vertex42.com to download other project management templates, including different types of project schedules, Gantt charts, tasks lists, etc.</text:p>
          </table:table-cell>
          <table:table-cell table:number-columns-repeated="1023"/>
        </table:table-row>
        <table:table-row table:style-name="ro14">
          <table:table-cell table:style-name="ce114" office:value-type="string" calcext:value-type="string">
            <text:p><text:a xlink:href="https://www.vertex42.com/ExcelTemplates/excel-project-management.html?utm_source=ms&amp;utm_medium=file&amp;utm_campaign=office&amp;utm_content=text" xlink:type="simple">Project Management Templates</text:a></text:p>
          </table:table-cell>
          <table:table-cell table:style-name="ce108" table:number-columns-repeated="1023"/>
        </table:table-row>
        <table:table-row table:style-name="ro9">
          <table:table-cell table:style-name="ce111" office:value-type="string" calcext:value-type="string">
            <text:p>About Vertex42</text:p>
          </table:table-cell>
          <table:table-cell table:style-name="ce118" table:number-columns-repeated="1023"/>
        </table:table-row>
        <table:table-row table:style-name="ro16">
          <table:table-cell table:style-name="ce112" office:value-type="string" calcext:value-type="string">
            <text:p>Vertex42.com provides over 300 professionally designed spreadsheet templates for business, home, and education - most of which are free to download. Their collection includes a variety of calendars, planners, and schedules as well as personal finance spreadsheets for budgeting, debt reduction, and loan amortization.</text:p>
          </table:table-cell>
          <table:table-cell table:number-columns-repeated="1023"/>
        </table:table-row>
        <table:table-row table:style-name="ro17">
          <table:table-cell table:style-name="ce112" office:value-type="string" calcext:value-type="string">
            <text:p>Businesses will find invoices, time sheets, inventory trackers, financial statements, and project planning templates. Teachers and students will find resources such as class schedules, grade books, and attendance sheets. Organize your family life with meal planners, checklists, and exercise logs. Each template is thoroughly researched, refined, and improved over time through feedback from thousands of users.</text:p>
          </table:table-cell>
          <table:table-cell table:number-columns-repeated="1023"/>
        </table:table-row>
        <table:table-row table:style-name="ro18" table:number-rows-repeated="8">
          <table:table-cell table:style-name="ce115"/>
          <table:table-cell table:number-columns-repeated="1023"/>
        </table:table-row>
        <table:table-row table:style-name="ro18" table:number-rows-repeated="1048551">
          <table:table-cell table:number-columns-repeated="1024"/>
        </table:table-row>
        <table:table-row table:style-name="ro18">
          <table:table-cell table:number-columns-repeated="1024"/>
        </table:table-row>
      </table:table>
      <table:named-expressions>
        <table:named-range table:name="Display_Week" table:base-cell-address="$'Project schedule'.$A$1" table:cell-range-address="$'Project schedule'.$Q$2"/>
        <table:named-range table:name="Project_Start" table:base-cell-address="$'Project schedule'.$A$1" table:cell-range-address="$'Project schedule'.$Q$1"/>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Arial Black" svg:font-family="'Arial Black'" style:font-family-generic="swiss"/>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date-style style:name="N125P0" style:volatile="true">
      <number:month/>
      <number:text>/</number:text>
      <number:day/>
      <number:text>/</number:text>
      <number:year/>
    </number:date-style>
    <number:text-style style:name="N125">
      <number:text-content/>
      <style:map style:condition="value()&lt;=1.79769313486232E+308" style:apply-style-name="N125P0"/>
    </number:text-style>
    <number:date-style style:name="N126">
      <number:day-of-week/>
      <number:text>, </number:text>
      <number:month/>
      <number:text>/</number:text>
      <number:day/>
      <number:text>/</number:text>
      <number:year number:style="long"/>
    </number:date-style>
    <number:currency-style style:name="N128P0" style:volatile="true">
      <number:currency-symbol/>
      <number:number number:decimal-places="0" loext:min-decimal-places="0" number:min-integer-digits="1" number:grouping="true"/>
      <number:text> </number:text>
    </number:currency-style>
    <number:currency-style style:name="N128">
      <number:text>(</number:text>
      <number:currency-symbol/>
      <number:number number:decimal-places="0" loext:min-decimal-places="0" number:min-integer-digits="1" number:grouping="true"/>
      <number:text>)</number:text>
      <style:map style:condition="value()&gt;=0" style:apply-style-name="N128P0"/>
    </number:currency-style>
    <number:currency-style style:name="N129P0" style:volatile="true">
      <number:currency-symbol/>
      <number:number number:decimal-places="0" loext:min-decimal-places="0" number:min-integer-digits="1" number:grouping="true"/>
      <number:text> </number:text>
    </number:currency-style>
    <number:currency-style style:name="N129">
      <style:text-properties fo:color="#ff0000"/>
      <number:text>(</number:text>
      <number:currency-symbol/>
      <number:number number:decimal-places="0" loext:min-decimal-places="0" number:min-integer-digits="1" number:grouping="true"/>
      <number:text>)</number:text>
      <style:map style:condition="value()&gt;=0" style:apply-style-name="N129P0"/>
    </number:currency-style>
    <number:currency-style style:name="N131P0" style:volatile="true">
      <number:currency-symbol/>
      <number:number number:decimal-places="2" loext:min-decimal-places="2" number:min-integer-digits="1" number:grouping="true"/>
      <number:text> </number:text>
    </number:currency-style>
    <number:currency-style style:name="N131">
      <number:text>(</number:text>
      <number:currency-symbol/>
      <number:number number:decimal-places="2" loext:min-decimal-places="2" number:min-integer-digits="1" number:grouping="true"/>
      <number:text>)</number:text>
      <style:map style:condition="value()&gt;=0" style:apply-style-name="N131P0"/>
    </number:currency-style>
    <number:currency-style style:name="N132P0" style:volatile="true">
      <number:currency-symbol/>
      <number:number number:decimal-places="2" loext:min-decimal-places="2" number:min-integer-digits="1" number:grouping="true"/>
      <number:text> </number:text>
    </number:currency-style>
    <number:currency-style style:name="N132">
      <style:text-properties fo:color="#ff0000"/>
      <number:text>(</number:text>
      <number:currency-symbol/>
      <number:number number:decimal-places="2" loext: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3P0" style:volatile="true">
      <number:number number:decimal-places="0" loext:min-decimal-places="0" number:min-integer-digits="1" number:grouping="true"/>
      <number:text> </number:text>
    </number:number-style>
    <number:number-style style:name="N143">
      <style:text-properties fo:color="#ff0000"/>
      <number:text>(</number:text>
      <number:number number:decimal-places="0" loext:min-decimal-places="0" number:min-integer-digits="1" number:grouping="true"/>
      <number:text>)</number:text>
      <style:map style:condition="value()&gt;=0" style:apply-style-name="N143P0"/>
    </number:number-style>
    <number:number-style style:name="N145P0" style:volatile="true">
      <number:number number:decimal-places="2" loext:min-decimal-places="2" number:min-integer-digits="1" number:grouping="true"/>
      <number:text> </number:text>
    </number:number-style>
    <number:number-style style:name="N145">
      <style:text-properties fo:color="#ff0000"/>
      <number:text>(</number:text>
      <number:number number:decimal-places="2" loext:min-decimal-places="2" number:min-integer-digits="1" number:grouping="true"/>
      <number:text>)</number:text>
      <style:map style:condition="value()&gt;=0" style:apply-style-name="N145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 </loext:text>
      <loext:fill-character> </loext:fill-character>
      <number:text>(</number:text>
      <number:number number:decimal-places="0" loext:min-decimal-places="0" number:min-integer-digits="1" number:grouping="true"/>
      <number:text>)</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currency-style style:name="N153P0" style:volatile="true">
      <number:currency-symbol/>
      <loext:fill-character> </loext:fill-character>
      <number:number number:decimal-places="0" loext:min-decimal-places="0" number:min-integer-digits="1" number:grouping="true"/>
      <number:text> </number:text>
    </number:currency-style>
    <number:currency-style style:name="N153P1" style:volatile="true">
      <number:currency-symbol/>
      <loext:fill-character> </loext:fill-character>
      <number:text>(</number:text>
      <number:number number:decimal-places="0" loext:min-decimal-places="0" number:min-integer-digits="1" number:grouping="true"/>
      <number:text>)</number:text>
    </number:currency-style>
    <number:currency-style style:name="N153P2" style:volatile="true">
      <number:currency-symbol/>
      <loext:fill-character> </loext:fill-character>
      <number:text>- </number:text>
    </number:currency-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currency-style style:name="N157P0" style:volatile="true">
      <number:currency-symbol/>
      <loext:fill-character> </loext:fill-character>
      <number:number number:decimal-places="2" loext:min-decimal-places="2" number:min-integer-digits="1" number:grouping="true"/>
      <number:text> </number:text>
    </number:currency-style>
    <number:currency-style style:name="N157P1" style:volatile="true">
      <number:currency-symbol/>
      <loext:fill-character> </loext:fill-character>
      <number:text>(</number:text>
      <number:number number:decimal-places="2" loext:min-decimal-places="2" number:min-integer-digits="1" number:grouping="true"/>
      <number:text>)</number:text>
    </number:currency-style>
    <number:currency-style style:name="N157P2" style:volatile="true">
      <number:currency-symbol/>
      <loext:fill-character> </loext:fill-character>
      <number:text>-</number:text>
      <number:number number:decimal-places="0" loext:min-decimal-places="0" number:min-integer-digits="0"/>
      <number:text> </number:text>
    </number:currency-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time-style style:name="N158">
      <number:minutes number:style="long"/>
      <number:text>:</number:text>
      <number:seconds number:style="long"/>
    </number:time-style>
    <number:time-style style:name="N159" number:truncate-on-overflow="false">
      <number:hours/>
      <number:text>:</number:text>
      <number:minutes number:style="long"/>
      <number:text>:</number:text>
      <number:seconds number:style="long"/>
    </number:time-style>
    <number:time-style style:name="N160">
      <number:minutes number:style="long"/>
      <number:text>:</number:text>
      <number:seconds number:style="long" number:decimal-places="1"/>
    </number:time-style>
    <number:number-style style:name="N161">
      <number:scientific-number number:decimal-places="1" loext:min-decimal-places="1" number:min-integer-digits="1" number:min-exponent-digits="1" loext:exponent-interval="3" loext:forced-exponent-sign="true"/>
    </number:number-style>
    <number:date-style style:name="N162">
      <number:day/>
    </number:date-style>
    <number:date-style style:name="N10108P0" style:volatile="true" number:language="nl" number:country="NL">
      <number:day/>
      <number:text>-</number:text>
      <number:month number:textual="true"/>
    </number:date-style>
    <number:text-style style:name="N10108" number:language="nl" number:country="NL">
      <number:text-content/>
      <style:map style:condition="value()&lt;=1.79769313486232E+308" style:apply-style-name="N10108P0"/>
    </number:text-style>
    <style:style style:name="Default" style:family="table-cell">
      <style:table-cell-properties style:rotation-align="none" style:vertical-align="bottom"/>
      <style:text-properties fo:color="#000000" style:font-name="Arial" fo:font-family="Arial" style:font-family-generic="swiss" fo:font-size="11pt" style:font-size-asian="11pt" style:font-name-complex="Arial" style:font-family-complex="Arial"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Date" style:family="table-cell" style:parent-style-name="Default" style:data-style-name="N125">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Comma" style:display-name="Excel Built-in Comma" style:family="table-cell" style:parent-style-name="Default" style:data-style-name="N124">
      <style:table-cell-properties style:diagonal-bl-tr="none" style:diagonal-tl-br="none" fo:border="0.74pt solid #a6a6a6"/>
    </style:style>
    <style:style style:name="Excel_20_Built-in_20_Heading_20_1" style:display-name="Excel Built-in Heading 1" style:family="table-cell" style:parent-style-name="Default">
      <style:table-cell-properties style:diagonal-bl-tr="none" style:diagonal-tl-br="none" fo:border="none"/>
      <style:text-properties fo:color="#000000" style:text-outline="false" style:text-line-through-style="none" style:text-line-through-type="none" style:font-name="Arial" fo:font-family="Arial" style:font-family-generic="swiss" fo:font-size="14pt" fo:font-style="normal" fo:text-shadow="none" style:text-underline-style="none" fo:font-weight="normal" style:font-size-asian="14pt" style:font-style-asian="normal" style:font-weight-asian="normal" style:font-name-complex="Arial" style:font-family-complex="Arial" style:font-family-generic-complex="swiss" style:font-size-complex="14pt" style:font-style-complex="normal" style:font-weight-complex="normal"/>
    </style:style>
    <style:style style:name="Excel_20_Built-in_20_Heading_20_2" style:display-name="Excel Built-in Heading 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4pt" fo:font-style="normal" fo:text-shadow="none" style:text-underline-style="none" fo:font-weight="normal" style:font-size-asian="14pt" style:font-style-asian="normal" style:font-weight-asian="normal" style:font-name-complex="Arial" style:font-family-complex="Arial" style:font-family-generic-complex="swiss" style:font-size-complex="14pt" style:font-style-complex="normal" style:font-weight-complex="normal"/>
    </style:style>
    <style:style style:name="Excel_20_Built-in_20_Heading_20_3" style:display-name="Excel Built-in Heading 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2252in"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Title" style:display-name="Excel Built-in Title" style:family="table-cell" style:parent-style-name="Default">
      <style:text-properties fo:color="#595959" style:text-outline="false" style:text-line-through-style="none" style:text-line-through-type="none" style:font-name="Arial Black" fo:font-family="'Arial Black'" style:font-family-generic="swiss" fo:font-size="22pt" fo:font-style="normal" fo:text-shadow="none" style:text-underline-style="none" fo:font-weight="bold" style:font-size-asian="22pt" style:font-style-asian="normal" style:font-weight-asian="bold" style:font-name-complex="Arial Black" style:font-family-complex="'Arial Black'" style:font-family-generic-complex="swiss" style:font-size-complex="22pt" style:font-style-complex="normal" style:font-weight-complex="bold"/>
    </style:style>
    <style:style style:name="Name"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Project_20_Start" style:display-name="Project Start" style:family="table-cell" style:parent-style-name="Default" style:data-style-name="N126">
      <style:table-cell-properties style:cell-protect="protected" style:print-content="true" style:diagonal-bl-tr="none" style:diagonal-tl-br="none" style:text-align-source="fix" style:repeat-content="false" fo:background-color="transparent" fo:wrap-option="no-wrap" fo:border="0.74pt solid #a6a6a6"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Task"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45in"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zHidden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Percent" style:display-name="Excel Built-in Percent" style:family="table-cell" style:parent-style-name="Default" style:data-style-name="N10"/>
    <style:style style:name="ConditionalStyle_5f_9" style:display-name="ConditionalStyle_9" style:family="table-cell" style:parent-style-name="Default">
      <style:table-cell-properties fo:border-bottom="0.74pt solid #f2f2f2" fo:background-color="#e0d4fd" fo:border-left="none" fo:border-right="none" fo:border-top="0.74pt solid #f2f2f2"/>
    </style:style>
    <style:style style:name="ConditionalStyle_5f_8" style:display-name="ConditionalStyle_8" style:family="table-cell" style:parent-style-name="Default">
      <style:table-cell-properties fo:border-bottom="0.74pt solid #f2f2f2" fo:background-color="#a37efa" fo:border-left="none" fo:border-right="none" fo:border-top="0.74pt solid #f2f2f2"/>
    </style:style>
    <style:style style:name="ConditionalStyle_5f_7" style:display-name="ConditionalStyle_7" style:family="table-cell" style:parent-style-name="Default">
      <style:table-cell-properties fo:background-color="#ffc4f1"/>
    </style:style>
    <style:style style:name="ConditionalStyle_5f_6" style:display-name="ConditionalStyle_6" style:family="table-cell" style:parent-style-name="Default">
      <style:table-cell-properties fo:border-bottom="0.74pt solid #f2f2f2" fo:background-color="#ff4fd6" fo:border-left="none" fo:border-right="none" fo:border-top="0.74pt solid #f2f2f2"/>
    </style:style>
    <style:style style:name="ConditionalStyle_5f_5" style:display-name="ConditionalStyle_5" style:family="table-cell" style:parent-style-name="Default">
      <style:table-cell-properties fo:border-bottom="0.74pt solid #f2f2f2" fo:background-color="#e5f4eb" fo:border-left="none" fo:border-right="none" fo:border-top="0.74pt solid #f2f2f2"/>
    </style:style>
    <style:style style:name="ConditionalStyle_5f_4" style:display-name="ConditionalStyle_4" style:family="table-cell" style:parent-style-name="Default">
      <style:table-cell-properties fo:border-bottom="0.74pt solid #f2f2f2" fo:background-color="#b2dfc4" fo:border-left="none" fo:border-right="none" fo:border-top="0.74pt solid #f2f2f2"/>
    </style:style>
    <style:style style:name="ConditionalStyle_5f_3" style:display-name="ConditionalStyle_3" style:family="table-cell" style:parent-style-name="Default">
      <style:table-cell-properties fo:background-color="#fff3a9" fo:border="none"/>
    </style:style>
    <style:style style:name="ConditionalStyle_5f_2" style:display-name="ConditionalStyle_2" style:family="table-cell" style:parent-style-name="Default">
      <style:table-cell-properties fo:background-color="#ffe227" fo:border="none"/>
    </style:style>
    <style:style style:name="ConditionalStyle_5f_1" style:display-name="ConditionalStyle_1" style:family="table-cell" style:parent-style-name="Default">
      <style:table-cell-properties fo:border-bottom="none" fo:border-left="0.74pt solid #d800a6" fo:border-right="0.74pt solid #d800a6" fo:border-top="none"/>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35in" fo:margin-bottom="0.3in" fo:margin-left="0.35in" fo:margin-right="0.35in" style:print-page-order="ttb" style:first-page-number="continue" loext:scale-to-X="1" style:table-centering="horizontal" style:writing-mode="lr-tb" style:print="charts drawings objects zero-values"/>
      <style:header-style>
        <style:header-footer-properties fo:min-height="0.2953in" fo:margin-left="0in" fo:margin-right="0in" fo:margin-bottom="0.0984in"/>
      </style:header-style>
      <style:footer-style>
        <style:header-footer-properties fo:min-height="0.2in" fo:margin-left="0in" fo:margin-right="0in" fo:margin-top="0.0472in"/>
      </style:footer-style>
    </style:page-layout>
    <style:page-layout style:name="Mpm4">
      <style:page-layout-properties fo:page-width="8.5in" fo:page-height="11in" style:num-format="1" style:print-orientation="portrait" fo:margin-top="0.5in" fo:margin-bottom="0.5in" fo:margin-left="0.5in" fo:margin-right="0.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28">00/00/0000</text:date>, <text:time style:data-style-name="N2" text:time-value="15:59:27.815642235">00:00:00</text:time></text:p>
        </style:region-right>
      </style:header>
      <style:header-left style:display="false"/>
      <style:footer>
        <text:p>Page <text:page-number>1</text:page-number><text:s/>/ <text:page-count>99</text:page-count></text:p>
      </style:footer>
      <style:footer-left style:display="false"/>
    </style:master-page>
    <style:master-page style:name="PageStyle_5f_Project_20_schedule" style:display-name="PageStyle_Project schedule" style:page-layout-name="Mpm3">
      <style:header style:display="false"/>
      <style:header-lef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master-page>
    <style:master-page style:name="PageStyle_5f_About" style:display-name="PageStyle_Abou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1T22:41:12</meta:creation-date>
    <dc:date>2024-04-28T20:24:38.432469127</dc:date>
    <meta:generator>LibreOffice/6.4.7.2$Linux_X86_64 LibreOffice_project/40$Build-2</meta:generator>
    <meta:editing-duration>PT4H48M58S</meta:editing-duration>
    <meta:editing-cycles>8</meta:editing-cycles>
    <meta:document-statistic meta:table-count="2" meta:cell-count="703" meta:object-count="1"/>
    <meta:user-defined meta:name="AppVersion">16.03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MediaServiceImageTags" meta:value-type="string"/>
    <meta:user-defined meta:name="ScaleCrop" meta:value-type="boolean">false</meta:user-defined>
    <meta:user-defined meta:name="ShareDoc" meta:value-type="boolean">false</meta:user-defined>
    <meta:template xlink:type="simple" xlink:actuate="onRequest" xlink:title="TM16400962" xlink:href=""/>
  </office:meta>
</office:document-meta>
</file>